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0/content.xml" manifest:media-type="text/xml"/>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 manifest:media-type="application/vnd.sun.xml.ui.configuration"/>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P1" style:family="paragraph" style:parent-style-name="Standard">
      <style:text-properties officeooo:paragraph-rsid="000ee457"/>
    </style:style>
    <style:style style:name="P2" style:family="paragraph" style:parent-style-name="Standard">
      <style:text-properties officeooo:rsid="000ee457" officeooo:paragraph-rsid="000ee457"/>
    </style:style>
    <style:style style:name="P3" style:family="paragraph" style:parent-style-name="Standard">
      <style:text-properties officeooo:paragraph-rsid="001423c3"/>
    </style:style>
    <style:style style:name="P4" style:family="paragraph" style:parent-style-name="Standard">
      <style:text-properties officeooo:rsid="001423c3" officeooo:paragraph-rsid="001423c3"/>
    </style:style>
    <style:style style:name="P5" style:family="paragraph" style:parent-style-name="Standard">
      <style:text-properties officeooo:paragraph-rsid="0015de42"/>
    </style:style>
    <style:style style:name="P6" style:family="paragraph" style:parent-style-name="Standard">
      <style:text-properties officeooo:paragraph-rsid="00173d31"/>
    </style:style>
    <style:style style:name="P7" style:family="paragraph" style:parent-style-name="Standard">
      <style:text-properties officeooo:paragraph-rsid="00187440"/>
    </style:style>
    <style:style style:name="P8" style:family="paragraph" style:parent-style-name="Standard">
      <style:text-properties officeooo:rsid="00187440" officeooo:paragraph-rsid="00187440"/>
    </style:style>
    <style:style style:name="P9" style:family="paragraph" style:parent-style-name="Standard">
      <style:text-properties officeooo:paragraph-rsid="001de99d"/>
    </style:style>
    <style:style style:name="P10" style:family="paragraph" style:parent-style-name="Standard">
      <style:text-properties officeooo:paragraph-rsid="001fb424"/>
    </style:style>
    <style:style style:name="P11" style:family="paragraph" style:parent-style-name="Standard">
      <style:text-properties officeooo:paragraph-rsid="002514b4"/>
    </style:style>
    <style:style style:name="P12" style:family="paragraph" style:parent-style-name="Standard">
      <style:text-properties officeooo:paragraph-rsid="0025a81c"/>
    </style:style>
    <style:style style:name="P13" style:family="paragraph" style:parent-style-name="Standard">
      <style:text-properties officeooo:paragraph-rsid="0028f451"/>
    </style:style>
    <style:style style:name="P14" style:family="paragraph" style:parent-style-name="Standard">
      <style:text-properties officeooo:rsid="0028f451" officeooo:paragraph-rsid="0028f451"/>
    </style:style>
    <style:style style:name="P15" style:family="paragraph" style:parent-style-name="Standard">
      <style:text-properties officeooo:paragraph-rsid="002a7622"/>
    </style:style>
    <style:style style:name="P16" style:family="paragraph" style:parent-style-name="Standard">
      <style:text-properties officeooo:rsid="002a7622" officeooo:paragraph-rsid="002a7622"/>
    </style:style>
    <style:style style:name="P17" style:family="paragraph" style:parent-style-name="Standard">
      <style:text-properties officeooo:paragraph-rsid="002bc2c9"/>
    </style:style>
    <style:style style:name="P18" style:family="paragraph" style:parent-style-name="Standard">
      <style:text-properties officeooo:rsid="002bc2c9" officeooo:paragraph-rsid="002bc2c9"/>
    </style:style>
    <style:style style:name="P19" style:family="paragraph" style:parent-style-name="Standard">
      <style:text-properties officeooo:paragraph-rsid="002be56e"/>
    </style:style>
    <style:style style:name="P20" style:family="paragraph" style:parent-style-name="Standard">
      <style:text-properties officeooo:paragraph-rsid="002c703f"/>
    </style:style>
    <style:style style:name="P21" style:family="paragraph" style:parent-style-name="Standard">
      <style:text-properties officeooo:paragraph-rsid="002edf7f"/>
    </style:style>
    <style:style style:name="P22" style:family="paragraph" style:parent-style-name="Standard">
      <style:text-properties officeooo:rsid="002f7bf8" officeooo:paragraph-rsid="002f7bf8"/>
    </style:style>
    <style:style style:name="P23" style:family="paragraph" style:parent-style-name="Standard">
      <style:text-properties officeooo:paragraph-rsid="002f7bf8"/>
    </style:style>
    <style:style style:name="P24" style:family="paragraph" style:parent-style-name="Standard">
      <style:text-properties officeooo:paragraph-rsid="0031ef85"/>
    </style:style>
    <style:style style:name="P25" style:family="paragraph" style:parent-style-name="Standard">
      <style:text-properties officeooo:paragraph-rsid="0035568c"/>
    </style:style>
    <style:style style:name="P26" style:family="paragraph" style:parent-style-name="Standard">
      <style:text-properties officeooo:rsid="0035568c" officeooo:paragraph-rsid="0035568c"/>
    </style:style>
    <style:style style:name="P27" style:family="paragraph" style:parent-style-name="Standard">
      <style:text-properties officeooo:paragraph-rsid="003942b0"/>
    </style:style>
    <style:style style:name="P28" style:family="paragraph" style:parent-style-name="Standard">
      <style:text-properties officeooo:rsid="003942b0" officeooo:paragraph-rsid="003942b0"/>
    </style:style>
    <style:style style:name="P29" style:family="paragraph" style:parent-style-name="Standard">
      <style:text-properties officeooo:paragraph-rsid="003c39e5"/>
    </style:style>
    <style:style style:name="P30" style:family="paragraph" style:parent-style-name="Standard">
      <style:text-properties officeooo:rsid="003c39e5" officeooo:paragraph-rsid="003c39e5"/>
    </style:style>
    <style:style style:name="P31" style:family="paragraph" style:parent-style-name="Standard">
      <style:text-properties officeooo:paragraph-rsid="003e27b8"/>
    </style:style>
    <style:style style:name="P32" style:family="paragraph" style:parent-style-name="Standard">
      <style:text-properties officeooo:rsid="003e27b8" officeooo:paragraph-rsid="003e27b8"/>
    </style:style>
    <style:style style:name="P33" style:family="paragraph" style:parent-style-name="Standard">
      <style:text-properties officeooo:paragraph-rsid="003f6b28"/>
    </style:style>
    <style:style style:name="P34" style:family="paragraph" style:parent-style-name="Standard">
      <style:text-properties officeooo:paragraph-rsid="0040bd8c"/>
    </style:style>
    <style:style style:name="P35" style:family="paragraph" style:parent-style-name="Standard">
      <style:text-properties officeooo:rsid="00412c24" officeooo:paragraph-rsid="00412c24"/>
    </style:style>
    <style:style style:name="P36" style:family="paragraph" style:parent-style-name="Standard">
      <style:text-properties officeooo:rsid="00416135" officeooo:paragraph-rsid="00416135"/>
    </style:style>
    <style:style style:name="P37" style:family="paragraph" style:parent-style-name="Standard">
      <style:text-properties officeooo:paragraph-rsid="00416135"/>
    </style:style>
    <style:style style:name="P38" style:family="paragraph" style:parent-style-name="Standard">
      <style:text-properties officeooo:paragraph-rsid="004204df"/>
    </style:style>
    <style:style style:name="P39" style:family="paragraph" style:parent-style-name="Standard">
      <style:text-properties officeooo:paragraph-rsid="00447fb1"/>
    </style:style>
    <style:style style:name="P40" style:family="paragraph" style:parent-style-name="Standard">
      <style:text-properties officeooo:rsid="00447fb1" officeooo:paragraph-rsid="00447fb1"/>
    </style:style>
    <style:style style:name="P41" style:family="paragraph" style:parent-style-name="Standard">
      <style:text-properties officeooo:paragraph-rsid="0045e535"/>
    </style:style>
    <style:style style:name="P42" style:family="paragraph" style:parent-style-name="Standard">
      <style:text-properties officeooo:rsid="0045e535" officeooo:paragraph-rsid="0045e535"/>
    </style:style>
    <style:style style:name="P43" style:family="paragraph" style:parent-style-name="Standard">
      <style:text-properties officeooo:paragraph-rsid="00465928"/>
    </style:style>
    <style:style style:name="P44" style:family="paragraph" style:parent-style-name="Standard">
      <style:text-properties officeooo:rsid="00465928" officeooo:paragraph-rsid="00465928"/>
    </style:style>
    <style:style style:name="P45" style:family="paragraph" style:parent-style-name="Standard">
      <style:text-properties officeooo:rsid="00484597" officeooo:paragraph-rsid="00484597"/>
    </style:style>
    <style:style style:name="P46" style:family="paragraph" style:parent-style-name="Standard">
      <style:text-properties officeooo:paragraph-rsid="00484597"/>
    </style:style>
    <style:style style:name="P47" style:family="paragraph" style:parent-style-name="Standard">
      <style:text-properties officeooo:paragraph-rsid="004c702f"/>
    </style:style>
    <style:style style:name="P48" style:family="paragraph" style:parent-style-name="Standard">
      <style:text-properties officeooo:paragraph-rsid="004e2317"/>
    </style:style>
    <style:style style:name="P49" style:family="paragraph" style:parent-style-name="Standard">
      <style:text-properties officeooo:paragraph-rsid="004e25cb"/>
    </style:style>
    <style:style style:name="P50" style:family="paragraph" style:parent-style-name="Standard">
      <style:text-properties officeooo:rsid="004e25cb" officeooo:paragraph-rsid="004e25cb"/>
    </style:style>
    <style:style style:name="P51" style:family="paragraph" style:parent-style-name="Standard">
      <style:text-properties officeooo:paragraph-rsid="004ff0b7"/>
    </style:style>
    <style:style style:name="P52" style:family="paragraph" style:parent-style-name="Standard">
      <style:text-properties officeooo:rsid="004ff0b7" officeooo:paragraph-rsid="004ff0b7"/>
    </style:style>
    <style:style style:name="P53" style:family="paragraph" style:parent-style-name="Standard">
      <style:text-properties officeooo:paragraph-rsid="00521273"/>
    </style:style>
    <style:style style:name="P54" style:family="paragraph" style:parent-style-name="Standard">
      <style:text-properties officeooo:rsid="00521273" officeooo:paragraph-rsid="00521273"/>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04e25cb"/>
    </style:style>
    <style:style style:name="P57" style:family="paragraph" style:parent-style-name="Table_20_Contents">
      <style:paragraph-properties fo:text-align="end" style:justify-single-word="false"/>
    </style:style>
    <style:style style:name="P58" style:family="paragraph">
      <loext:graphic-properties draw:fill="solid" draw:fill-color="#ff0000"/>
      <style:paragraph-properties fo:text-align="center"/>
    </style:style>
    <style:style style:name="P59" style:family="paragraph">
      <style:paragraph-properties fo:text-align="center"/>
    </style:style>
    <style:style style:name="P60" style:family="paragraph">
      <loext:graphic-properties draw:fill="solid" draw:fill-color="#729fcf" draw:opacity="0%"/>
      <style:paragraph-properties fo:text-align="center"/>
    </style:style>
    <style:style style:name="T1" style:family="text">
      <style:text-properties officeooo:rsid="0008d2aa"/>
    </style:style>
    <style:style style:name="T2" style:family="text">
      <style:text-properties officeooo:rsid="00098d18"/>
    </style:style>
    <style:style style:name="T3" style:family="text">
      <style:text-properties officeooo:rsid="000c79e4"/>
    </style:style>
    <style:style style:name="T4" style:family="text">
      <style:text-properties officeooo:rsid="000dd356"/>
    </style:style>
    <style:style style:name="T5" style:family="text">
      <style:text-properties officeooo:rsid="000ee457"/>
    </style:style>
    <style:style style:name="T6" style:family="text">
      <style:text-properties officeooo:rsid="0010c5e8"/>
    </style:style>
    <style:style style:name="T7" style:family="text">
      <style:text-properties officeooo:rsid="001423c3"/>
    </style:style>
    <style:style style:name="T8" style:family="text">
      <style:text-properties officeooo:rsid="0015de42"/>
    </style:style>
    <style:style style:name="T9" style:family="text">
      <style:text-properties officeooo:rsid="00173d31"/>
    </style:style>
    <style:style style:name="T10" style:family="text">
      <style:text-properties officeooo:rsid="00187440"/>
    </style:style>
    <style:style style:name="T11" style:family="text">
      <style:text-properties officeooo:rsid="001c03f3"/>
    </style:style>
    <style:style style:name="T12" style:family="text">
      <style:text-properties officeooo:rsid="001de99d"/>
    </style:style>
    <style:style style:name="T13" style:family="text">
      <style:text-properties officeooo:rsid="001fb424"/>
    </style:style>
    <style:style style:name="T14" style:family="text">
      <style:text-properties officeooo:rsid="0022a57a"/>
    </style:style>
    <style:style style:name="T15" style:family="text">
      <style:text-properties officeooo:rsid="0024d6a9"/>
    </style:style>
    <style:style style:name="T16" style:family="text">
      <style:text-properties officeooo:rsid="002514b4"/>
    </style:style>
    <style:style style:name="T17" style:family="text">
      <style:text-properties officeooo:rsid="0025a81c"/>
    </style:style>
    <style:style style:name="T18" style:family="text">
      <style:text-properties officeooo:rsid="00283324"/>
    </style:style>
    <style:style style:name="T19" style:family="text">
      <style:text-properties officeooo:rsid="002949e5"/>
    </style:style>
    <style:style style:name="T20" style:family="text">
      <style:text-properties officeooo:rsid="002a7622"/>
    </style:style>
    <style:style style:name="T21" style:family="text">
      <style:text-properties officeooo:rsid="002bc2c9"/>
    </style:style>
    <style:style style:name="T22" style:family="text">
      <style:text-properties officeooo:rsid="002be56e"/>
    </style:style>
    <style:style style:name="T23" style:family="text">
      <style:text-properties officeooo:rsid="002c703f"/>
    </style:style>
    <style:style style:name="T24" style:family="text">
      <style:text-properties officeooo:rsid="002e8e7c"/>
    </style:style>
    <style:style style:name="T25" style:family="text">
      <style:text-properties officeooo:rsid="002edf7f"/>
    </style:style>
    <style:style style:name="T26" style:family="text">
      <style:text-properties officeooo:rsid="002f7bf8"/>
    </style:style>
    <style:style style:name="T27" style:family="text">
      <style:text-properties officeooo:rsid="0030a6a3"/>
    </style:style>
    <style:style style:name="T28" style:family="text">
      <style:text-properties officeooo:rsid="0031ef85"/>
    </style:style>
    <style:style style:name="T29" style:family="text">
      <style:text-properties officeooo:rsid="0033d120"/>
    </style:style>
    <style:style style:name="T30" style:family="text">
      <style:text-properties officeooo:rsid="0035568c"/>
    </style:style>
    <style:style style:name="T31" style:family="text">
      <style:text-properties officeooo:rsid="00375214"/>
    </style:style>
    <style:style style:name="T32" style:family="text">
      <style:text-properties officeooo:rsid="003942b0"/>
    </style:style>
    <style:style style:name="T33" style:family="text">
      <style:text-properties officeooo:rsid="003c39e5"/>
    </style:style>
    <style:style style:name="T34" style:family="text">
      <style:text-properties officeooo:rsid="003e27b8"/>
    </style:style>
    <style:style style:name="T35" style:family="text">
      <style:text-properties officeooo:rsid="003f6b28"/>
    </style:style>
    <style:style style:name="T36" style:family="text">
      <style:text-properties officeooo:rsid="00416135"/>
    </style:style>
    <style:style style:name="T37" style:family="text">
      <style:text-properties officeooo:rsid="0041df0a"/>
    </style:style>
    <style:style style:name="T38" style:family="text">
      <style:text-properties officeooo:rsid="004204df"/>
    </style:style>
    <style:style style:name="T39" style:family="text">
      <style:text-properties officeooo:rsid="00436a02"/>
    </style:style>
    <style:style style:name="T40" style:family="text">
      <style:text-properties officeooo:rsid="00447fb1"/>
    </style:style>
    <style:style style:name="T41" style:family="text">
      <style:text-properties officeooo:rsid="0045e535"/>
    </style:style>
    <style:style style:name="T42" style:family="text">
      <style:text-properties officeooo:rsid="00465928"/>
    </style:style>
    <style:style style:name="T43" style:family="text">
      <style:text-properties officeooo:rsid="00484597"/>
    </style:style>
    <style:style style:name="T44" style:family="text">
      <style:text-properties officeooo:rsid="004c702f"/>
    </style:style>
    <style:style style:name="T45" style:family="text">
      <style:text-properties officeooo:rsid="004e2317"/>
    </style:style>
    <style:style style:name="T46" style:family="text">
      <style:text-properties officeooo:rsid="004e25cb"/>
    </style:style>
    <style:style style:name="T47" style:family="text">
      <style:text-properties officeooo:rsid="004ff0b7"/>
    </style:style>
    <style:style style:name="T48" style:family="text">
      <style:text-properties officeooo:rsid="00521273"/>
    </style:style>
    <style:style style:name="T49" style:family="text">
      <style:text-properties officeooo:rsid="00539fa1"/>
    </style:style>
    <style:style style:name="T50" style:family="text">
      <style:text-properties officeooo:rsid="0053b86f"/>
    </style:style>
    <style:style style:name="T51" style:family="text">
      <style:text-properties officeooo:rsid="00546cee"/>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vertical-rel="frame" style:horizontal-pos="from-left" style:horizontal-rel="frame" draw:ole-draw-aspect="1"/>
    </style:style>
    <style:style style:name="gr1" style:family="graphic">
      <style:graphic-properties draw:fill="solid" draw:fill-color="#ff0000" draw:textarea-horizontal-align="justify" draw:textarea-vertical-align="middle" draw:auto-grow-height="false" fo:min-height="0.0335in" fo:min-width="0.0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0299in" fo:min-width="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098in" svg:stroke-color="#00ff00" draw:marker-start-width="0.15in" draw:marker-end="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729fcf" draw:opacity="0%" draw:textarea-horizontal-align="justify" draw:textarea-vertical-align="middle" draw:auto-grow-height="false" fo:min-height="0.0673in" fo:min-width="0.067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ot"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00ff00" draw:marker-start-width="0.1701in" draw:marker-end="Arrow" draw:marker-end-width="0.0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lFGbDjCfnJs" text:style-name="Internet_20_link" text:visited-style-name="Visited_20_Internet_20_Link">Maxwell's Equations via Differential Forms Part </text:a><text:a xlink:type="simple" xlink:href="https://www.youtube.com/watch?v=lFGbDjCfnJs" text:style-name="Internet_20_link" text:visited-style-name="Visited_20_Internet_20_Link"><text:span text:style-name="T1">4</text:span></text:a></text:p>
      <text:p text:style-name="Standard"/>
      <text:p text:style-name="Standard"><text:span text:style-name="T2">W</text:span>elcome back we are going to continue our story of Maxwell's equations via differential forms a little sidebar here that I'm more than happy to draw down and we've already made some pretty pretty significant progress in the last lecture for example we discovered that if we were interested in understanding the divergence of a vector<draw:frame draw:style-name="fr2" draw:name="Object1" text:anchor-type="as-char" svg:y="-0.1484in" svg:width="0.2in" svg:height="0.1839in" draw:z-index="0"><draw:object xlink:href="./Object 1" xlink:type="simple" xlink:show="embed" xlink:actuate="onLoad"/><draw:image xlink:href="./ObjectReplacements/Object 1" xlink:type="simple" xlink:show="embed" xlink:actuate="onLoad"/></draw:frame>where now<draw:frame draw:style-name="fr2" draw:name="Object2" text:anchor-type="as-char" svg:y="-0.1484in" svg:width="0.2in" svg:height="0.1839in" draw:z-index="1"><draw:object xlink:href="./Object 2" xlink:type="simple" xlink:show="embed" xlink:actuate="onLoad"/><draw:image xlink:href="./ObjectReplacements/Object 2" xlink:type="simple" xlink:show="embed" xlink:actuate="onLoad"/><svg:desc>formula</svg:desc></draw:frame><text:span text:style-name="T4">i</text:span>s understood to be a vector in the <text:a xlink:type="simple" xlink:href="https://en.wikipedia.org/wiki/Josiah_Willard_Gibbs" text:style-name="Internet_20_link" text:visited-style-name="Visited_20_Internet_20_Link">Gibbs</text:a> sense. <text:span text:style-name="T4">R</text:span>emember the Gibbs sense is your classic vector analysis, we call that Gibbs apparently it's been </text:p>
      <text:p text:style-name="P1">the history of how our mathematical notation has come down to us has become more of a topic of conversation in recent years and we know that Gibbs and I think <text:a xlink:type="simple" xlink:href="https://en.wikipedia.org/wiki/Oliver_Heaviside" text:style-name="Internet_20_link" text:visited-style-name="Visited_20_Internet_20_Link"><text:span text:style-name="T5">Heaviside</text:span></text:a> champion this notation over some <text:a xlink:type="simple" xlink:href="https://en.wikipedia.org/wiki/Quaternion" text:style-name="Internet_20_link" text:visited-style-name="Visited_20_Internet_20_Link"><text:span text:style-name="T5">Q</text:span></text:a><text:a xlink:type="simple" xlink:href="https://en.wikipedia.org/wiki/Quaternion" text:style-name="Internet_20_link" text:visited-style-name="Visited_20_Internet_20_Link">uaternion</text:a> formalism of electromagnetism which evidently Maxwell was in favor of for whatever reason but ultimately if we start with your classic electric field or any classic vector field we can get what would be called the divergence of that three-dimensional straight up three-dimensional vector field which is obviously this from your classic vector analysis:</text:p>
      <text:p text:style-name="P2"/>
      <table:table table:name="Table1" table:style-name="Table1">
        <table:table-column table:style-name="Table1.A"/>
        <table:table-column table:style-name="Table1.B"/>
        <table:table-header-rows>
          <table:table-row>
            <table:table-cell table:style-name="Table1.A1" office:value-type="string">
              <text:p text:style-name="P55"><draw:frame draw:style-name="fr2" draw:name="Object3" text:anchor-type="as-char" svg:y="-0.1898in" svg:width="3.0992in" svg:height="0.2654in" draw:z-index="2"><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57">(<text:sequence text:ref-name="refText0" text:name="Text" text:formula="ooow:Text+1" style:num-format="1">1</text:sequence>)</text:p>
            </table:table-cell>
          </table:table-row>
        </table:table-header-rows>
      </table:table>
      <text:p text:style-name="P1"/>
      <text:p text:style-name="P1"><text:span text:style-name="T5">T</text:span>hat divergence ends up being equal to, as we saw in the last lecture, the Hodge dual of the exterior derivative of the Hodge dual of the vector field understood as a vector field on a manifold where we now replace the Gibbs unit vectors<draw:frame draw:style-name="fr2" draw:name="Object4" text:anchor-type="as-char" svg:y="-0.1484in" svg:width="0.511in" svg:height="0.1839in" draw:z-index="3"><draw:object xlink:href="./Object 4" xlink:type="simple" xlink:show="embed" xlink:actuate="onLoad"/><draw:image xlink:href="./ObjectReplacements/Object 4" xlink:type="simple" xlink:show="embed" xlink:actuate="onLoad"/></draw:frame>with our partial derivative unit vectors which is how manifolds work. <text:span text:style-name="T6">W</text:span>e understood that for where<draw:frame draw:style-name="fr2" draw:name="Object5" text:anchor-type="as-char" svg:y="-0.1484in" svg:width="0.2in" svg:height="0.1839in" draw:z-index="4"><draw:object xlink:href="./Object 5" xlink:type="simple" xlink:show="embed" xlink:actuate="onLoad"/><draw:image xlink:href="./ObjectReplacements/Object 5" xlink:type="simple" xlink:show="embed" xlink:actuate="onLoad"/><svg:desc>formula</svg:desc></draw:frame><text:span text:style-name="T6">ends up </text:span>basically being a one form so we took the Gibbs form, we converted<draw:frame draw:style-name="fr2" draw:name="Object6" text:anchor-type="as-char" svg:y="-0.1484in" svg:width="0.2in" svg:height="0.1839in" draw:z-index="5"><draw:object xlink:href="./Object 6" xlink:type="simple" xlink:show="embed" xlink:actuate="onLoad"/><draw:image xlink:href="./ObjectReplacements/Object 6" xlink:type="simple" xlink:show="embed" xlink:actuate="onLoad"/><svg:desc>formula</svg:desc></draw:frame>into its equivalent one form which we saw was very easy to do in Euclidean space because there's just one-to-one correspondences between all of these things when you're dealing with straight up Euclidean space or in Physics ensconced in Euclidean space so once we convert the electric field to a one form, notice I don't have an equal sign. <text:span text:style-name="T6">T</text:span>hese two really are equal in the sense that we're just rewriting the unit vectors but these two are not equal so I have these green arrows saying it's a correspondence that we make so we treat<draw:frame draw:style-name="fr2" draw:name="Object7" text:anchor-type="as-char" svg:y="-0.1484in" svg:width="0.2in" svg:height="0.1839in" draw:z-index="6"><draw:object xlink:href="./Object 7" xlink:type="simple" xlink:show="embed" xlink:actuate="onLoad"/><draw:image xlink:href="./ObjectReplacements/Object 7" xlink:type="simple" xlink:show="embed" xlink:actuate="onLoad"/><svg:desc>formula</svg:desc></draw:frame><text:span text:style-name="T6">as </text:span>a one form and then <text:span text:style-name="T6">w</text:span>e've get our divergence of<draw:frame draw:style-name="fr2" draw:name="Object8" text:anchor-type="as-char" svg:y="-0.1484in" svg:width="0.2in" svg:height="0.1839in" draw:z-index="7"><draw:object xlink:href="./Object 8" xlink:type="simple" xlink:show="embed" xlink:actuate="onLoad"/><draw:image xlink:href="./ObjectReplacements/Object 8" xlink:type="simple" xlink:show="embed" xlink:actuate="onLoad"/><svg:desc>formula</svg:desc></draw:frame>using this formula <text:sequence-ref text:reference-format="text" text:ref-name="refText0">(1)</text:sequence-ref>, the Hodge dual of the exterior derivative of the Hodge dual of<draw:frame draw:style-name="fr2" draw:name="Object9" text:anchor-type="as-char" svg:y="-0.1484in" svg:width="0.2in" svg:height="0.1839in" draw:z-index="8"><draw:object xlink:href="./Object 9" xlink:type="simple" xlink:show="embed" xlink:actuate="onLoad"/><draw:image xlink:href="./ObjectReplacements/Object 9" xlink:type="simple" xlink:show="embed" xlink:actuate="onLoad"/><svg:desc>formula</svg:desc></draw:frame>and the result is a real number.</text:p>
      <text:p text:style-name="P1"/>
      <text:p text:style-name="P3"><text:span text:style-name="T7">T</text:span>hen we also did the same thing for the curl, that is, we took the vector<draw:frame draw:style-name="fr2" draw:name="Object10" text:anchor-type="as-char" svg:y="-0.1484in" svg:width="0.202in" svg:height="0.1839in" draw:z-index="9"><draw:object xlink:href="./Object 10" xlink:type="simple" xlink:show="embed" xlink:actuate="onLoad"/><draw:image xlink:href="./ObjectReplacements/Object 10" xlink:type="simple" xlink:show="embed" xlink:actuate="onLoad"/><svg:desc>formula</svg:desc></draw:frame>, pushed it into its one form version and we discovered that if we take the exterior derivative of<draw:frame draw:style-name="fr2" draw:name="Object11" text:anchor-type="as-char" svg:y="-0.1484in" svg:width="0.202in" svg:height="0.1839in" draw:z-index="10"><draw:object xlink:href="./Object 11" xlink:type="simple" xlink:show="embed" xlink:actuate="onLoad"/><draw:image xlink:href="./ObjectReplacements/Object 11" xlink:type="simple" xlink:show="embed" xlink:actuate="onLoad"/><svg:desc>formula</svg:desc></draw:frame>then we end up with a two form because remember the exterior derivative raises forms by one and we discovered we had these terms that looked awfully a lot like curls and when we finally took the Hodge <text:span text:style-name="T7">d</text:span>u<text:span text:style-name="T7">a</text:span>l of that, we ended up with the Hodge <text:span text:style-name="T7">d</text:span>u<text:span text:style-name="T7">a</text:span>l of the exterior derivative of the one form version of<draw:frame draw:style-name="fr2" draw:name="Object12" text:anchor-type="as-char" svg:y="-0.1484in" svg:width="0.202in" svg:height="0.1839in" draw:z-index="11"><draw:object xlink:href="./Object 12" xlink:type="simple" xlink:show="embed" xlink:actuate="onLoad"/><draw:image xlink:href="./ObjectReplacements/Object 12" xlink:type="simple" xlink:show="embed" xlink:actuate="onLoad"/><svg:desc>formula</svg:desc></draw:frame>gives us exactly the components in front of these forms that match the curl and we can just make the correspondence:</text:p>
      <text:p text:style-name="P4"/>
      <table:table table:name="Table2" table:style-name="Table2">
        <table:table-column table:style-name="Table2.A"/>
        <table:table-column table:style-name="Table2.B"/>
        <table:table-header-rows>
          <table:table-row>
            <table:table-cell table:style-name="Table2.A1" office:value-type="string">
              <text:p text:style-name="P55"><draw:frame draw:style-name="fr2" draw:name="Object77" text:anchor-type="as-char" svg:y="-0.2154in" svg:width="5.3701in" svg:height="0.3047in" draw:z-index="12"><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57">(<text:sequence text:ref-name="refText1" text:name="Text" text:formula="ooow:Text+1" style:num-format="1">2</text:sequence>)</text:p>
            </table:table-cell>
          </table:table-row>
        </table:table-header-rows>
      </table:table>
      <text:p text:style-name="P4"/>
      <table:table table:name="Table3" table:style-name="Table3">
        <table:table-column table:style-name="Table3.A"/>
        <table:table-column table:style-name="Table3.B"/>
        <table:table-header-rows>
          <table:table-row>
            <table:table-cell table:style-name="Table3.A1" office:value-type="string">
              <text:p text:style-name="P55"><draw:frame draw:style-name="fr2" draw:name="Object78" text:anchor-type="as-char" svg:y="-0.2in" svg:width="4.9984in" svg:height="0.2902in" draw:z-index="13"><draw:object xlink:href="./Object 14" xlink:type="simple" xlink:show="embed" xlink:actuate="onLoad"/><draw:image xlink:href="./ObjectReplacements/Object 14" xlink:type="simple" xlink:show="embed" xlink:actuate="onLoad"/><svg:desc>formula</svg:desc></draw:frame></text:p>
            </table:table-cell>
            <table:table-cell table:style-name="Table3.A1" office:value-type="string">
              <text:p text:style-name="P57">(<text:sequence text:ref-name="refText2" text:name="Text" text:formula="ooow:Text+1" style:num-format="1">3</text:sequence>)</text:p>
            </table:table-cell>
          </table:table-row>
        </table:table-header-rows>
      </table:table>
      <text:p text:style-name="P3"/>
      <text:p text:style-name="Standard"><text:span text:style-name="T7">W</text:span>e have found basically ways of taking the divergence and the curl of one forms. <text:span text:style-name="T7">O</text:span>ne question would we want to start by asking is why would we do this? <text:span text:style-name="T7">W</text:span>hy would we want to know the curl or the divergence of a two form? <text:span text:style-name="T8">O</text:span>ne forms are easy to understand in the sense that if we start with vectors, we convert them to one forms in Euclidean space which is just a trivial correspondence then we understand we're basically finding the divergence and the curl of vectors which we understand because <text:soft-page-break/>that is something we've learned to do in basic Physics, it's a process we need to understand but curl and divergence have always been taught in the context of three dimensions and Euclidean Physics and so</text:p>
      <text:p text:style-name="P5"><text:span text:style-name="T8">in</text:span> four vectors so why would we think that something like a curl and a divergence would even be relevant to a different mathematical object that's a two form which is not strictly speaking a vector in the sense of vectors from basic Physics. <text:span text:style-name="T8">W</text:span>hy is that? <text:span text:style-name="T8">T</text:span>his is a really important point to understand and we have to get through that. <text:span text:style-name="T8">W</text:span>hy would we hunt for an equivalent of curl and divergence for a two form at all? <text:span text:style-name="T8">T</text:span>his is very profound and I think quite confusing but extremely worth while point to understand so we're going to have a quick look at why we would want to do this before we do it. </text:p>
      <text:p text:style-name="P6"><text:span text:style-name="T8">B</text:span>ecause doing it is actually very easy but understanding the motivation is quite difficult.</text:p>
      <text:p text:style-name="P6"/>
      <text:p text:style-name="P7"><text:span text:style-name="T9">T</text:span>o understand this we're going to begin with a very simple Cartesian coordinate system that we have erected inside the space where all of our Physics is happening and we've selected a point for the origin we've selected an<draw:frame draw:style-name="fr2" draw:name="Object13" text:anchor-type="as-char" svg:y="-0.1484in" svg:width="0.1701in" svg:height="0.1839in" draw:z-index="14"><draw:object xlink:href="./Object 15" xlink:type="simple" xlink:show="embed" xlink:actuate="onLoad"/><draw:image xlink:href="./ObjectReplacements/Object 15" xlink:type="simple" xlink:show="embed" xlink:actuate="onLoad"/></draw:frame>, <draw:frame draw:style-name="fr2" draw:name="Object14" text:anchor-type="as-char" svg:y="-0.1484in" svg:width="0.1835in" svg:height="0.1839in" draw:z-index="15"><draw:object xlink:href="./Object 16" xlink:type="simple" xlink:show="embed" xlink:actuate="onLoad"/><draw:image xlink:href="./ObjectReplacements/Object 16" xlink:type="simple" xlink:show="embed" xlink:actuate="onLoad"/></draw:frame>and<draw:frame draw:style-name="fr2" draw:name="Object15" text:anchor-type="as-char" svg:y="-0.1484in" svg:width="0.1598in" svg:height="0.1839in" draw:z-index="16"><draw:object xlink:href="./Object 17" xlink:type="simple" xlink:show="embed" xlink:actuate="onLoad"/><draw:image xlink:href="./ObjectReplacements/Object 17" xlink:type="simple" xlink:show="embed" xlink:actuate="onLoad"/></draw:frame> axis design so it's all right-handed, your classical Cartesian coordinate system and so this is the place where our electromagnetic Physics is going on so when we think of like electromagnetic Physics we want to think of things that are really straightforward and very obvious like directions that particles move, directions of fields of force things of that nature that we've discussed in just <text:span text:style-name="T10">e</text:span>lementary electromagneti<text:span text:style-name="T10">sm</text:span> and you can't get more fundamental than the <text:a xlink:type="simple" xlink:href="https://en.wikipedia.org/wiki/Lorentz_force" text:style-name="Internet_20_link" text:visited-style-name="Visited_20_Internet_20_Link">Lorentz equation</text:a>:</text:p>
      <text:p text:style-name="P8"/>
      <table:table table:name="Table4" table:style-name="Table4">
        <table:table-column table:style-name="Table4.A"/>
        <table:table-column table:style-name="Table4.B"/>
        <table:table-header-rows>
          <table:table-row>
            <table:table-cell table:style-name="Table4.A1" office:value-type="string">
              <text:p text:style-name="P55"><draw:frame draw:style-name="fr2" draw:name="Object16" text:anchor-type="as-char" svg:y="-0.1854in" svg:width="1.4075in" svg:height="0.2307in" draw:z-index="17"><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57">(<text:sequence text:ref-name="refText3" text:name="Text" text:formula="ooow:Text+1" style:num-format="1">4</text:sequence>)</text:p>
            </table:table-cell>
          </table:table-row>
        </table:table-header-rows>
      </table:table>
      <text:p text:style-name="P7"/>
      <text:p text:style-name="P7">I've written down the Lorentz force law and this is the when I say the arena where our Physics is taking place this is essentially the Physics we're talking about, there's going to be a <text:span text:style-name="T10">c</text:span>harged particle located at the origin, there's going and that charged particle will have the charge<draw:frame draw:style-name="fr2" draw:name="Object17" text:anchor-type="as-char" svg:y="-0.1484in" svg:width="0.1693in" svg:height="0.1839in" draw:z-index="18"><draw:object xlink:href="./Object 19" xlink:type="simple" xlink:show="embed" xlink:actuate="onLoad"/><draw:image xlink:href="./ObjectReplacements/Object 19" xlink:type="simple" xlink:show="embed" xlink:actuate="onLoad"/></draw:frame>and the force on a particle d<text:span text:style-name="T10">ue</text:span> <text:span text:style-name="T10">to </text:span>the electric field is<draw:frame draw:style-name="fr2" draw:name="Object18" text:anchor-type="as-char" svg:y="-0.1484in" svg:width="0.3071in" svg:height="0.1839in" draw:z-index="19"><draw:object xlink:href="./Object 20" xlink:type="simple" xlink:show="embed" xlink:actuate="onLoad"/><draw:image xlink:href="./ObjectReplacements/Object 20" xlink:type="simple" xlink:show="embed" xlink:actuate="onLoad"/></draw:frame>, the force on a particle due to the magnetic field is<draw:frame draw:style-name="fr2" draw:name="Object19" text:anchor-type="as-char" svg:y="-0.1484in" svg:width="0.5382in" svg:height="0.1839in" draw:z-index="20"><draw:object xlink:href="./Object 21" xlink:type="simple" xlink:show="embed" xlink:actuate="onLoad"/><draw:image xlink:href="./ObjectReplacements/Object 21" xlink:type="simple" xlink:show="embed" xlink:actuate="onLoad"/></draw:frame>so this is what we're dealing with when we talk about <text:span text:style-name="T10">f</text:span>orce so this red dot here that is our particle and now we are going to calculate the force on this particle.</text:p>
      <text:p text:style-name="P7"/>
      <text:p text:style-name="P7"><draw:frame draw:style-name="fr1" draw:name="Frame1" text:anchor-type="paragraph" svg:width="2.5in" draw:z-index="21"><draw:text-box fo:min-height="2in"><draw:frame draw:style-name="fr3" draw:name="Object23" text:anchor-type="frame" svg:x="1.2445in" svg:y="0.3299in" svg:width="0.522in" svg:height="0.1335in" draw:z-index="30"><draw:object xlink:href="./Object 25" xlink:type="simple" xlink:show="embed" xlink:actuate="onLoad"/><draw:image xlink:href="./ObjectReplacements/Object 25" xlink:type="simple" xlink:show="embed" xlink:actuate="onLoad"/></draw:frame><draw:frame draw:style-name="fr3" draw:name="Object22" text:anchor-type="frame" svg:x="0.1673in" svg:y="1.7839in" svg:width="0.1335in" svg:height="0.1228in" draw:z-index="27"><draw:object xlink:href="./Object 24" xlink:type="simple" xlink:show="embed" xlink:actuate="onLoad"/><draw:image xlink:href="./ObjectReplacements/Object 24" xlink:type="simple" xlink:show="embed" xlink:actuate="onLoad"/><svg:desc>formula</svg:desc></draw:frame><draw:frame draw:style-name="fr3" draw:name="Object21" text:anchor-type="frame" svg:x="2.211in" svg:y="1.1898in" svg:width="0.1402in" svg:height="0.1228in" draw:z-index="26"><draw:object xlink:href="./Object 23" xlink:type="simple" xlink:show="embed" xlink:actuate="onLoad"/><draw:image xlink:href="./ObjectReplacements/Object 23" xlink:type="simple" xlink:show="embed" xlink:actuate="onLoad"/><svg:desc>formula</svg:desc></draw:frame><draw:frame draw:style-name="fr3" draw:name="Object20" text:anchor-type="frame" svg:x="0.6917in" svg:y="0.1354in" svg:width="0.1484in" svg:height="0.1228in" draw:z-index="25"><draw:object xlink:href="./Object 22" xlink:type="simple" xlink:show="embed" xlink:actuate="onLoad"/><draw:image xlink:href="./ObjectReplacements/Object 22" xlink:type="simple" xlink:show="embed" xlink:actuate="onLoad"/></draw:frame><text:p text:style-name="Frame_20_contents"><draw:line text:anchor-type="paragraph" draw:z-index="22" draw:name="Shape2" draw:style-name="gr7" draw:text-style-name="P59" svg:x1="0.8307in" svg:y1="1.0701in" svg:x2="2.2736in" svg:y2="1.0701in"><text:p/></draw:line><draw:line text:anchor-type="paragraph" draw:z-index="23" draw:name="Shape3" draw:style-name="gr7" draw:text-style-name="P59" svg:x1="0.8303in" svg:y1="1.0701in" svg:x2="0.822in" svg:y2="0.0256in"><text:p/></draw:line><draw:line text:anchor-type="paragraph" draw:z-index="24" draw:name="Shape4" draw:style-name="gr7" draw:text-style-name="P59" svg:x1="0.8307in" svg:y1="1.0701in" svg:x2="0.2472in" svg:y2="1.7244in"><text:p/></draw:line><draw:custom-shape text:anchor-type="paragraph" draw:z-index="28" draw:name="Shape1_0" draw:style-name="gr1" draw:text-style-name="P58" svg:width="0.0476in" svg:height="0.0476in" svg:x="0.8075in" svg:y="1.0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 draw:name="Shape5" draw:style-name="gr8" draw:text-style-name="P59" svg:x1="0.8307in" svg:y1="1.0701in" svg:x2="1.185in" svg:y2="0.4028in"><text:p/></draw:line></text:p></draw:text-box></draw:frame></text:p>
      <text:p text:style-name="P9"><text:span text:style-name="T11">H</text:span>ow do we do this? <text:span text:style-name="T11">W</text:span>ell first let's calculate the electric part so I'm going to presume an electric field that exists at this point right here and that electric field will have components<draw:frame draw:style-name="fr2" draw:name="Object24" text:anchor-type="as-char" svg:y="-0.1484in" svg:width="0.4862in" svg:height="0.1839in" draw:z-index="31"><draw:object xlink:href="./Object 26" xlink:type="simple" xlink:show="embed" xlink:actuate="onLoad"/><draw:image xlink:href="./ObjectReplacements/Object 26" xlink:type="simple" xlink:show="embed" xlink:actuate="onLoad"/></draw:frame>so the components of this electric field at this point is one unit in the<draw:frame draw:style-name="fr2" draw:name="Object25" text:anchor-type="as-char" svg:y="-0.1484in" svg:width="0.1701in" svg:height="0.1839in" draw:z-index="32"><draw:object xlink:href="./Object 27" xlink:type="simple" xlink:show="embed" xlink:actuate="onLoad"/><draw:image xlink:href="./ObjectReplacements/Object 27" xlink:type="simple" xlink:show="embed" xlink:actuate="onLoad"/></draw:frame><text:span text:style-name="T11">d</text:span>irection three in the<draw:frame draw:style-name="fr2" draw:name="Object26" text:anchor-type="as-char" svg:y="-0.1484in" svg:width="0.1835in" svg:height="0.1839in" draw:z-index="33"><draw:object xlink:href="./Object 28" xlink:type="simple" xlink:show="embed" xlink:actuate="onLoad"/><draw:image xlink:href="./ObjectReplacements/Object 28" xlink:type="simple" xlink:show="embed" xlink:actuate="onLoad"/></draw:frame>and one in the<draw:frame draw:style-name="fr2" draw:name="Object27" text:anchor-type="as-char" svg:y="-0.1484in" svg:width="0.1598in" svg:height="0.1839in" draw:z-index="34"><draw:object xlink:href="./Object 29" xlink:type="simple" xlink:show="embed" xlink:actuate="onLoad"/><draw:image xlink:href="./ObjectReplacements/Object 29" xlink:type="simple" xlink:show="embed" xlink:actuate="onLoad"/></draw:frame>which means it's coming out of the plane a little bit it's not <text:span text:style-name="T11">i</text:span>llustrated well here but you can see the numbers and therefore we know that this vector is<draw:frame draw:style-name="fr2" draw:name="Object28" text:anchor-type="as-char" svg:y="-0.1484in" svg:width="0.8374in" svg:height="0.2091in" draw:z-index="35"><draw:object xlink:href="./Object 30" xlink:type="simple" xlink:show="embed" xlink:actuate="onLoad"/><draw:image xlink:href="./ObjectReplacements/Object 30" xlink:type="simple" xlink:show="embed" xlink:actuate="onLoad"/></draw:frame>. <text:span text:style-name="T11">T</text:span>hat's the vector formulation in the tangent space of this Euclidean classic electromagnetic <text:span text:style-name="T11">u</text:span>niverse.</text:p>
      <text:p text:style-name="P9"/>
      <text:p text:style-name="P10">I want to say Newtonian but Newton, of course, didn't formulate these things I guess it's Newtonian in the sense that you've got a force so forces mass times acceleration of the particles so in that sense it's very Newtonian but here it's all just straight up Gibbs classic mathematics. Gibbs vectors and classical simple electromagnetism. <text:span text:style-name="T11">T</text:span>he point is that when we set up this coordinate system, that was an arbitrary choice. I had a bunch of arbitrary choices I could have oriented it any way I wanted to I chose Cartesian instead of say <text:span text:style-name="T12">P</text:span>olar or something else but I chose the names of the<draw:frame draw:style-name="fr2" draw:name="Object29" text:anchor-type="as-char" svg:y="-0.1484in" svg:width="0.511in" svg:height="0.1839in" draw:z-index="71"><draw:object xlink:href="./Object 31" xlink:type="simple" xlink:show="embed" xlink:actuate="onLoad"/><draw:image xlink:href="./ObjectReplacements/Object 31" xlink:type="simple" xlink:show="embed" xlink:actuate="onLoad"/></draw:frame>so that things were right-handed, if<draw:frame draw:style-name="fr2" draw:name="Object30" text:anchor-type="as-char" svg:y="-0.1484in" svg:width="0.1701in" svg:height="0.1839in" draw:z-index="72"><draw:object xlink:href="./Object 32" xlink:type="simple" xlink:show="embed" xlink:actuate="onLoad"/><draw:image xlink:href="./ObjectReplacements/Object 32" xlink:type="simple" xlink:show="embed" xlink:actuate="onLoad"/></draw:frame>curls into<draw:frame draw:style-name="fr2" draw:name="Object31" text:anchor-type="as-char" svg:y="-0.1484in" svg:width="0.1835in" svg:height="0.1839in" draw:z-index="75"><draw:object xlink:href="./Object 33" xlink:type="simple" xlink:show="embed" xlink:actuate="onLoad"/><draw:image xlink:href="./ObjectReplacements/Object 33" xlink:type="simple" xlink:show="embed" xlink:actuate="onLoad"/></draw:frame>you end up with<draw:frame draw:style-name="fr2" draw:name="Object32" text:anchor-type="as-char" svg:y="-0.1484in" svg:width="0.1598in" svg:height="0.1839in" draw:z-index="110"><draw:object xlink:href="./Object 34" xlink:type="simple" xlink:show="embed" xlink:actuate="onLoad"/><draw:image xlink:href="./ObjectReplacements/Object 34" xlink:type="simple" xlink:show="embed" xlink:actuate="onLoad"/></draw:frame>. <draw:frame draw:style-name="fr2" draw:name="Object33" text:anchor-type="as-char" svg:y="-0.1484in" svg:width="0.1598in" svg:height="0.1839in" draw:z-index="111"><draw:object xlink:href="./Object 35" xlink:type="simple" xlink:show="embed" xlink:actuate="onLoad"/><draw:image xlink:href="./ObjectReplacements/Object 35" xlink:type="simple" xlink:show="embed" xlink:actuate="onLoad"/></draw:frame>curls into<draw:frame draw:style-name="fr2" draw:name="Object34" text:anchor-type="as-char" svg:y="-0.1484in" svg:width="0.1701in" svg:height="0.1839in" draw:z-index="118"><draw:object xlink:href="./Object 36" xlink:type="simple" xlink:show="embed" xlink:actuate="onLoad"/><draw:image xlink:href="./ObjectReplacements/Object 36" xlink:type="simple" xlink:show="embed" xlink:actuate="onLoad"/></draw:frame>you end up with<draw:frame draw:style-name="fr2" draw:name="Object35" text:anchor-type="as-char" svg:y="-0.1484in" svg:width="0.1835in" svg:height="0.1839in" draw:z-index="62"><draw:object xlink:href="./Object 37" xlink:type="simple" xlink:show="embed" xlink:actuate="onLoad"/><draw:image xlink:href="./ObjectReplacements/Object 37" xlink:type="simple" xlink:show="embed" xlink:actuate="onLoad"/></draw:frame>. <text:span text:style-name="T11">I</text:span>f<draw:frame draw:style-name="fr2" draw:name="Object36" text:anchor-type="as-char" svg:y="-0.1484in" svg:width="0.1835in" svg:height="0.1839in" draw:z-index="50"><draw:object xlink:href="./Object 38" xlink:type="simple" xlink:show="embed" xlink:actuate="onLoad"/><draw:image xlink:href="./ObjectReplacements/Object 38" xlink:type="simple" xlink:show="embed" xlink:actuate="onLoad"/></draw:frame>curls into<draw:frame draw:style-name="fr2" draw:name="Object37" text:anchor-type="as-char" svg:y="-0.1484in" svg:width="0.1598in" svg:height="0.1839in" draw:z-index="43"><draw:object xlink:href="./Object 39" xlink:type="simple" xlink:show="embed" xlink:actuate="onLoad"/><draw:image xlink:href="./ObjectReplacements/Object 39" xlink:type="simple" xlink:show="embed" xlink:actuate="onLoad"/></draw:frame>you end up with<draw:frame draw:style-name="fr2" draw:name="Object38" text:anchor-type="as-char" svg:y="-0.1484in" svg:width="0.1701in" svg:height="0.1839in" draw:z-index="36"><draw:object xlink:href="./Object 40" xlink:type="simple" xlink:show="embed" xlink:actuate="onLoad"/><draw:image xlink:href="./ObjectReplacements/Object 40" xlink:type="simple" xlink:show="embed" xlink:actuate="onLoad"/></draw:frame>using your right hand, which is another arbitrary choice and so it should be of course that it stands just fundamental reason that the Physics, the real Physics of what's <text:span text:style-name="T12">h</text:span>appening <text:soft-page-break/>should be completely irrelevant to the choice of coordinate system. I could have done any coordinate system and nothing's going to change about how the particle actually moves. <text:span text:style-name="T12">W</text:span>hat we'll change is the description of how it moves but not its motion itself, there's something intrinsic about the motion itself that we want to preserve so let's imagine for a moment that we had chosen a different coordinate system right or that we make a transformation of the coordinate system and a very simple one. <text:span text:style-name="T12">I</text:span>nstead of making the positive<draw:frame draw:style-name="fr2" draw:name="Object39" text:anchor-type="as-char" svg:y="-0.1484in" svg:width="0.1701in" svg:height="0.1839in" draw:z-index="65"><draw:object xlink:href="./Object 41" xlink:type="simple" xlink:show="embed" xlink:actuate="onLoad"/><draw:image xlink:href="./ObjectReplacements/Object 41" xlink:type="simple" xlink:show="embed" xlink:actuate="onLoad"/></draw:frame>axis go off to the right, we're going to make the positive<draw:frame draw:style-name="fr2" draw:name="Object40" text:anchor-type="as-char" svg:y="-0.1484in" svg:width="0.1701in" svg:height="0.1839in" draw:z-index="70"><draw:object xlink:href="./Object 42" xlink:type="simple" xlink:show="embed" xlink:actuate="onLoad"/><draw:image xlink:href="./ObjectReplacements/Object 42" xlink:type="simple" xlink:show="embed" xlink:actuate="onLoad"/></draw:frame>axis go off to the left. <text:span text:style-name="T12">L</text:span>ikewise with the<draw:frame draw:style-name="fr2" draw:name="Object41" text:anchor-type="as-char" svg:y="-0.1484in" svg:width="0.1835in" svg:height="0.1839in" draw:z-index="73"><draw:object xlink:href="./Object 43" xlink:type="simple" xlink:show="embed" xlink:actuate="onLoad"/><draw:image xlink:href="./ObjectReplacements/Object 43" xlink:type="simple" xlink:show="embed" xlink:actuate="onLoad"/></draw:frame><text:span text:style-name="T12">axis, </text:span>instead of going up it'll go down and <text:span text:style-name="T12">the same </text:span>with the<draw:frame draw:style-name="fr2" draw:name="Object42" text:anchor-type="as-char" svg:y="-0.1484in" svg:width="0.1598in" svg:height="0.1839in" draw:z-index="74"><draw:object xlink:href="./Object 44" xlink:type="simple" xlink:show="embed" xlink:actuate="onLoad"/><draw:image xlink:href="./ObjectReplacements/Object 44" xlink:type="simple" xlink:show="embed" xlink:actuate="onLoad"/></draw:frame><text:span text:style-name="T12">axis, </text:span>it'll go into the page instead of out of the page.</text:p>
      <text:p text:style-name="P10"/>
      <text:p text:style-name="P10"><text:span text:style-name="T13">W</text:span>e've literally flipped the coordinate system so now this is the<draw:frame draw:style-name="fr2" draw:name="Object43" text:anchor-type="as-char" svg:y="-0.1484in" svg:width="0.3055in" svg:height="0.1839in" draw:z-index="76"><draw:object xlink:href="./Object 45" xlink:type="simple" xlink:show="embed" xlink:actuate="onLoad"/><draw:image xlink:href="./ObjectReplacements/Object 45" xlink:type="simple" xlink:show="embed" xlink:actuate="onLoad"/></draw:frame>axis the<draw:frame draw:style-name="fr2" draw:name="Object44" text:anchor-type="as-char" svg:y="-0.1484in" svg:width="0.3189in" svg:height="0.1839in" draw:z-index="77"><draw:object xlink:href="./Object 46" xlink:type="simple" xlink:show="embed" xlink:actuate="onLoad"/><draw:image xlink:href="./ObjectReplacements/Object 46" xlink:type="simple" xlink:show="embed" xlink:actuate="onLoad"/></draw:frame>axis and the <draw:frame draw:style-name="fr2" draw:name="Object45" text:anchor-type="as-char" svg:y="-0.1484in" svg:width="0.2953in" svg:height="0.1839in" draw:z-index="78"><draw:object xlink:href="./Object 47" xlink:type="simple" xlink:show="embed" xlink:actuate="onLoad"/><draw:image xlink:href="./ObjectReplacements/Object 47" xlink:type="simple" xlink:show="embed" xlink:actuate="onLoad"/></draw:frame>-axis and so had we done that instead we would notice that the right hand rule gets a little bit messed up because now when you curl<draw:frame draw:style-name="fr2" draw:name="Object46" text:anchor-type="as-char" svg:y="-0.1484in" svg:width="0.1701in" svg:height="0.1839in" draw:z-index="79"><draw:object xlink:href="./Object 48" xlink:type="simple" xlink:show="embed" xlink:actuate="onLoad"/><draw:image xlink:href="./ObjectReplacements/Object 48" xlink:type="simple" xlink:show="embed" xlink:actuate="onLoad"/></draw:frame>into<draw:frame draw:style-name="fr2" draw:name="Object47" text:anchor-type="as-char" svg:y="-0.1484in" svg:width="0.1835in" svg:height="0.1839in" draw:z-index="80"><draw:object xlink:href="./Object 49" xlink:type="simple" xlink:show="embed" xlink:actuate="onLoad"/><draw:image xlink:href="./ObjectReplacements/Object 49" xlink:type="simple" xlink:show="embed" xlink:actuate="onLoad"/></draw:frame>with your right hand you get<draw:frame draw:style-name="fr2" draw:name="Object48" text:anchor-type="as-char" svg:y="-0.1484in" svg:width="0.2953in" svg:height="0.1839in" draw:z-index="81"><draw:object xlink:href="./Object 50" xlink:type="simple" xlink:show="embed" xlink:actuate="onLoad"/><draw:image xlink:href="./ObjectReplacements/Object 50" xlink:type="simple" xlink:show="embed" xlink:actuate="onLoad"/><svg:desc>formula</svg:desc></draw:frame>and when you curl<draw:frame draw:style-name="fr2" draw:name="Object49" text:anchor-type="as-char" svg:y="-0.1484in" svg:width="0.1835in" svg:height="0.1839in" draw:z-index="82"><draw:object xlink:href="./Object 51" xlink:type="simple" xlink:show="embed" xlink:actuate="onLoad"/><draw:image xlink:href="./ObjectReplacements/Object 51" xlink:type="simple" xlink:show="embed" xlink:actuate="onLoad"/></draw:frame>into<draw:frame draw:style-name="fr2" draw:name="Object50" text:anchor-type="as-char" svg:y="-0.1484in" svg:width="0.1598in" svg:height="0.1839in" draw:z-index="83"><draw:object xlink:href="./Object 52" xlink:type="simple" xlink:show="embed" xlink:actuate="onLoad"/><draw:image xlink:href="./ObjectReplacements/Object 52" xlink:type="simple" xlink:show="embed" xlink:actuate="onLoad"/></draw:frame>you get<draw:frame draw:style-name="fr2" draw:name="Object51" text:anchor-type="as-char" svg:y="-0.1484in" svg:width="0.3055in" svg:height="0.1839in" draw:z-index="84"><draw:object xlink:href="./Object 53" xlink:type="simple" xlink:show="embed" xlink:actuate="onLoad"/><draw:image xlink:href="./ObjectReplacements/Object 53" xlink:type="simple" xlink:show="embed" xlink:actuate="onLoad"/></draw:frame>and when you curl<draw:frame draw:style-name="fr2" draw:name="Object52" text:anchor-type="as-char" svg:y="-0.1484in" svg:width="0.1598in" svg:height="0.1839in" draw:z-index="85"><draw:object xlink:href="./Object 54" xlink:type="simple" xlink:show="embed" xlink:actuate="onLoad"/><draw:image xlink:href="./ObjectReplacements/Object 54" xlink:type="simple" xlink:show="embed" xlink:actuate="onLoad"/></draw:frame>into<draw:frame draw:style-name="fr2" draw:name="Object53" text:anchor-type="as-char" svg:y="-0.1484in" svg:width="0.1701in" svg:height="0.1839in" draw:z-index="86"><draw:object xlink:href="./Object 55" xlink:type="simple" xlink:show="embed" xlink:actuate="onLoad"/><draw:image xlink:href="./ObjectReplacements/Object 55" xlink:type="simple" xlink:show="embed" xlink:actuate="onLoad"/></draw:frame>you get<draw:frame draw:style-name="fr2" draw:name="Object54" text:anchor-type="as-char" svg:y="-0.1484in" svg:width="0.3189in" svg:height="0.1839in" draw:z-index="87"><draw:object xlink:href="./Object 56" xlink:type="simple" xlink:show="embed" xlink:actuate="onLoad"/><draw:image xlink:href="./ObjectReplacements/Object 56" xlink:type="simple" xlink:show="embed" xlink:actuate="onLoad"/></draw:frame>so now you have a left-handed coordinate system you've got to use the left-handed rule but what's a more of note is that if you keep these components the same<draw:frame draw:style-name="fr2" draw:name="Object55" text:anchor-type="as-char" svg:y="-0.152in" svg:width="0.7437in" svg:height="0.1992in" draw:z-index="88"><draw:object xlink:href="./Object 57" xlink:type="simple" xlink:show="embed" xlink:actuate="onLoad"/><draw:image xlink:href="./ObjectReplacements/Object 57" xlink:type="simple" xlink:show="embed" xlink:actuate="onLoad"/></draw:frame>components is now going to end up pointing in this direction it's going to be coming out of the page slightly because it's got this positive one but it's going to be pointing down into the left right because the components are always in reference to the underlying coordinate system. <text:span text:style-name="T14">N</text:span>ow in this case understand that this is all of space, we're dealing with the tangent space at this point so when we made this change that<draw:frame draw:style-name="fr2" draw:name="Object56" text:anchor-type="as-char" svg:y="-0.1484in" svg:width="0.1701in" svg:height="0.1839in" draw:z-index="89"><draw:object xlink:href="./Object 58" xlink:type="simple" xlink:show="embed" xlink:actuate="onLoad"/><draw:image xlink:href="./ObjectReplacements/Object 58" xlink:type="simple" xlink:show="embed" xlink:actuate="onLoad"/></draw:frame><text:span text:style-name="T14">goe</text:span>s to<draw:frame draw:style-name="fr2" draw:name="Object57" text:anchor-type="as-char" svg:y="-0.1484in" svg:width="0.3055in" svg:height="0.1839in" draw:z-index="90"><draw:object xlink:href="./Object 59" xlink:type="simple" xlink:show="embed" xlink:actuate="onLoad"/><draw:image xlink:href="./ObjectReplacements/Object 59" xlink:type="simple" xlink:show="embed" xlink:actuate="onLoad"/></draw:frame>and<draw:frame draw:style-name="fr2" draw:name="Object58" text:anchor-type="as-char" svg:y="-0.1484in" svg:width="0.1835in" svg:height="0.1839in" draw:z-index="91"><draw:object xlink:href="./Object 60" xlink:type="simple" xlink:show="embed" xlink:actuate="onLoad"/><draw:image xlink:href="./ObjectReplacements/Object 60" xlink:type="simple" xlink:show="embed" xlink:actuate="onLoad"/></draw:frame>goes to<draw:frame draw:style-name="fr2" draw:name="Object59" text:anchor-type="as-char" svg:y="-0.1484in" svg:width="0.3189in" svg:height="0.1839in" draw:z-index="92"><draw:object xlink:href="./Object 61" xlink:type="simple" xlink:show="embed" xlink:actuate="onLoad"/><draw:image xlink:href="./ObjectReplacements/Object 61" xlink:type="simple" xlink:show="embed" xlink:actuate="onLoad"/></draw:frame>and<draw:frame draw:style-name="fr2" draw:name="Object60" text:anchor-type="as-char" svg:y="-0.1484in" svg:width="0.1598in" svg:height="0.1839in" draw:z-index="93"><draw:object xlink:href="./Object 62" xlink:type="simple" xlink:show="embed" xlink:actuate="onLoad"/><draw:image xlink:href="./ObjectReplacements/Object 62" xlink:type="simple" xlink:show="embed" xlink:actuate="onLoad"/></draw:frame>goes to<draw:frame draw:style-name="fr2" draw:name="Object61" text:anchor-type="as-char" svg:y="-0.1484in" svg:width="0.2953in" svg:height="0.1839in" draw:z-index="94"><draw:object xlink:href="./Object 63" xlink:type="simple" xlink:show="embed" xlink:actuate="onLoad"/><draw:image xlink:href="./ObjectReplacements/Object 63" xlink:type="simple" xlink:show="embed" xlink:actuate="onLoad"/></draw:frame>we've also made the change that<draw:frame draw:style-name="fr2" draw:name="Object62" text:anchor-type="as-char" svg:y="-0.1244in" svg:width="0.5063in" svg:height="0.1846in" draw:z-index="95"><draw:object xlink:href="./Object 64" xlink:type="simple" xlink:show="embed" xlink:actuate="onLoad"/><draw:image xlink:href="./ObjectReplacements/Object 64" xlink:type="simple" xlink:show="embed" xlink:actuate="onLoad"/></draw:frame>goes to<draw:frame draw:style-name="fr2" draw:name="Object63" text:anchor-type="as-char" svg:y="-0.1244in" svg:width="0.3563in" svg:height="0.1846in" draw:z-index="96"><draw:object xlink:href="./Object 65" xlink:type="simple" xlink:show="embed" xlink:actuate="onLoad"/><draw:image xlink:href="./ObjectReplacements/Object 65" xlink:type="simple" xlink:show="embed" xlink:actuate="onLoad"/></draw:frame>, <draw:frame draw:style-name="fr2" draw:name="Object64" text:anchor-type="as-char" svg:y="-0.1244in" svg:width="0.5138in" svg:height="0.1846in" draw:z-index="97"><draw:object xlink:href="./Object 66" xlink:type="simple" xlink:show="embed" xlink:actuate="onLoad"/><draw:image xlink:href="./ObjectReplacements/Object 66" xlink:type="simple" xlink:show="embed" xlink:actuate="onLoad"/><svg:desc>formula</svg:desc></draw:frame>goes to<draw:frame draw:style-name="fr2" draw:name="Object65" text:anchor-type="as-char" svg:y="-0.1244in" svg:width="0.3571in" svg:height="0.1846in" draw:z-index="98"><draw:object xlink:href="./Object 67" xlink:type="simple" xlink:show="embed" xlink:actuate="onLoad"/><draw:image xlink:href="./ObjectReplacements/Object 67" xlink:type="simple" xlink:show="embed" xlink:actuate="onLoad"/><svg:desc>formula</svg:desc></draw:frame>and<draw:frame draw:style-name="fr2" draw:name="Object66" text:anchor-type="as-char" svg:y="-0.1244in" svg:width="0.5016in" svg:height="0.1846in" draw:z-index="99"><draw:object xlink:href="./Object 68" xlink:type="simple" xlink:show="embed" xlink:actuate="onLoad"/><draw:image xlink:href="./ObjectReplacements/Object 68" xlink:type="simple" xlink:show="embed" xlink:actuate="onLoad"/><svg:desc>formula</svg:desc></draw:frame>goes to<draw:frame draw:style-name="fr2" draw:name="Object67" text:anchor-type="as-char" svg:y="-0.1244in" svg:width="0.3575in" svg:height="0.1846in" draw:z-index="102"><draw:object xlink:href="./Object 69" xlink:type="simple" xlink:show="embed" xlink:actuate="onLoad"/><draw:image xlink:href="./ObjectReplacements/Object 69" xlink:type="simple" xlink:show="embed" xlink:actuate="onLoad"/><svg:desc>formula</svg:desc></draw:frame>so if I just maintain these labels like I do here and maintained these component numbers then<draw:frame draw:style-name="fr2" draw:name="Object68" text:anchor-type="as-char" svg:y="-0.1484in" svg:width="0.2in" svg:height="0.1839in" draw:z-index="103"><draw:object xlink:href="./Object 70" xlink:type="simple" xlink:show="embed" xlink:actuate="onLoad"/><draw:image xlink:href="./ObjectReplacements/Object 70" xlink:type="simple" xlink:show="embed" xlink:actuate="onLoad"/><svg:desc>formula</svg:desc></draw:frame>would have apparently flipped because<draw:frame draw:style-name="fr2" draw:name="Object69" text:anchor-type="as-char" svg:y="-0.1244in" svg:width="0.2335in" svg:height="0.1846in" draw:z-index="106"><draw:object xlink:href="./Object 71" xlink:type="simple" xlink:show="embed" xlink:actuate="onLoad"/><draw:image xlink:href="./ObjectReplacements/Object 71" xlink:type="simple" xlink:show="embed" xlink:actuate="onLoad"/><svg:desc>formula</svg:desc></draw:frame><text:span text:style-name="T14">is g</text:span>oing <text:span text:style-name="T14">down </text:span>and so<draw:frame draw:style-name="fr2" draw:name="Object70" text:anchor-type="as-char" svg:y="-0.1484in" svg:width="0.3354in" svg:height="0.2091in" draw:z-index="107"><draw:object xlink:href="./Object 72" xlink:type="simple" xlink:show="embed" xlink:actuate="onLoad"/><draw:image xlink:href="./ObjectReplacements/Object 72" xlink:type="simple" xlink:show="embed" xlink:actuate="onLoad"/><svg:desc>formula</svg:desc></draw:frame>obviously has to go down as we look at this page instead of up.</text:p>
      <text:p text:style-name="P10"/>
      <text:p text:style-name="P11"><text:span text:style-name="T15">W</text:span>hat this tells us right away is that when we reflect our entire physical space this is a passive reflection this is called passive because all I'm doing is changing the coordinate system itself, Physics we usually use active <text:span text:style-name="T15">t</text:span>ransformations but I think to illustrate this passive is much better because it's so clear if all you're doing is changing the coordinate system and leaving the material aspects of it alone it's much more obvious that nothing really should change and what you need to do. <text:span text:style-name="T15">T</text:span>he point is if we make this passive transformation, the one I've described right here then we have to flip the signs of all of the components in order to make this work and there's two ways to think about it, I just re-label<draw:frame draw:style-name="fr2" draw:name="Object71" text:anchor-type="as-char" svg:y="-0.1484in" svg:width="0.511in" svg:height="0.1839in" draw:z-index="114"><draw:object xlink:href="./Object 73" xlink:type="simple" xlink:show="embed" xlink:actuate="onLoad"/><draw:image xlink:href="./ObjectReplacements/Object 73" xlink:type="simple" xlink:show="embed" xlink:actuate="onLoad"/></draw:frame>, and I keep the symbols<draw:frame draw:style-name="fr2" draw:name="Object72" text:anchor-type="as-char" svg:y="-0.1484in" svg:width="0.7638in" svg:height="0.2091in" draw:z-index="116"><draw:object xlink:href="./Object 74" xlink:type="simple" xlink:show="embed" xlink:actuate="onLoad"/><draw:image xlink:href="./ObjectReplacements/Object 74" xlink:type="simple" xlink:show="embed" xlink:actuate="onLoad"/></draw:frame>but I change the sign of the component so I get<draw:frame draw:style-name="fr2" draw:name="Object73" text:anchor-type="as-char" svg:y="-0.1484in" svg:width="1.1437in" svg:height="0.2091in" draw:z-index="128"><draw:object xlink:href="./Object 75" xlink:type="simple" xlink:show="embed" xlink:actuate="onLoad"/><draw:image xlink:href="./ObjectReplacements/Object 75" xlink:type="simple" xlink:show="embed" xlink:actuate="onLoad"/><svg:desc>formula</svg:desc></draw:frame>or I could say no no when I made the transformation I also ended up transforming these basis vectors and that's where the sign change came from but regardless, I do need to know that I've got to get those component sign flipped one way or another and the way we the way we remember this is we say that<draw:frame draw:style-name="fr2" draw:name="Object74" text:anchor-type="as-char" svg:y="-0.1484in" svg:width="0.2in" svg:height="0.1839in" draw:z-index="129"><draw:object xlink:href="./Object 76" xlink:type="simple" xlink:show="embed" xlink:actuate="onLoad"/><draw:image xlink:href="./ObjectReplacements/Object 76" xlink:type="simple" xlink:show="embed" xlink:actuate="onLoad"/></draw:frame>is <text:span text:style-name="T17">a</text:span> <text:a xlink:type="simple" xlink:href="https://en.wikipedia.org/wiki/Pseudovector" text:style-name="Internet_20_link" text:visited-style-name="Visited_20_Internet_20_Link"><text:span text:style-name="T16">P</text:span></text:a><text:a xlink:type="simple" xlink:href="https://en.wikipedia.org/wiki/Pseudovector" text:style-name="Internet_20_link" text:visited-style-name="Visited_20_Internet_20_Link">olar </text:a><text:a xlink:type="simple" xlink:href="https://en.wikipedia.org/wiki/Pseudovector" text:style-name="Internet_20_link" text:visited-style-name="Visited_20_Internet_20_Link"><text:span text:style-name="T15">v</text:span></text:a><text:a xlink:type="simple" xlink:href="https://en.wikipedia.org/wiki/Pseudovector" text:style-name="Internet_20_link" text:visited-style-name="Visited_20_Internet_20_Link">ector</text:a> and it's a vector so obviously this is true why do I need to call it a <text:span text:style-name="T16">P</text:span>olar vector? <text:span text:style-name="T16">W</text:span>e'll see in a second, of course, that I'll remind you hopefully because hopefully you've seen some of this before but there are some types of vectors where the sign doesn't change and that's the <text:span text:style-name="T16">c</text:span>rux of why we want to understand how to take the curl of two forms.</text:p>
      <text:p text:style-name="P11"/>
      <text:p text:style-name="P11"><text:span text:style-name="T16">R</text:span>ight now most vectors we deal with are polar vectors in fact let's look at the Loren<text:span text:style-name="T17">t</text:span>z <text:span text:style-name="T17">f</text:span>orce law. <text:span text:style-name="T17">I</text:span>f the force is going off in this direction and I suddenly flip around the coordinate system the force on a particle is not going to change so force is polar so this whole side is polar so both sides of the equal sign have to transform the same way so all of this <text:sequence-ref text:reference-format="text" text:ref-name="refText3">(4)</text:sequence-ref><text:s/>has to be polar. <text:span text:style-name="T17">W</text:span>ell that's not a problem because we already figured out that<draw:frame draw:style-name="fr2" draw:name="Object75" text:anchor-type="as-char" svg:y="-0.1484in" svg:width="0.2in" svg:height="0.1839in" draw:z-index="130"><draw:object xlink:href="./Object 77" xlink:type="simple" xlink:show="embed" xlink:actuate="onLoad"/><draw:image xlink:href="./ObjectReplacements/Object 77" xlink:type="simple" xlink:show="embed" xlink:actuate="onLoad"/></draw:frame>is polar so what's left? <text:span text:style-name="T17">W</text:span>ell we've got the velocity, well again if this is your origin and the particle is moving in this direction and you flip the coordinate system well, you still want the particle moving in the same direction so<draw:frame draw:style-name="fr2" draw:name="Object76" text:anchor-type="as-char" svg:y="-0.1484in" svg:width="0.1693in" svg:height="0.1839in" draw:z-index="131"><draw:object xlink:href="./Object 78" xlink:type="simple" xlink:show="embed" xlink:actuate="onLoad"/><draw:image xlink:href="./ObjectReplacements/Object 78" xlink:type="simple" xlink:show="embed" xlink:actuate="onLoad"/></draw:frame>has got to be polar meaning, you'll have to flip its components one way or another so that leaves the question of this magnetic field and you might want to say, well the magnetic <text:span text:style-name="T17">f</text:span>ield <text:span text:style-name="T17">has </text:span>to be polar too because this whole thing's got to be polar <text:span text:style-name="T18">because</text:span> this <text:soft-page-break/>whole right side has to be polar. <text:span text:style-name="T17">T</text:span>he problem is this cross product here, because the cross product has inherently a preference for right-handed systems the way the cross product is defined and we're flipping from a right hand into a left-handed system so it's not entirely obvious that the magnetic field needs to be polar so now we're going to examine the magnetic field and see how that has to work.</text:p>
      <text:p text:style-name="P12"/>
      <text:p text:style-name="P13">I'm now going to make an effort to explain the notion of a pseudo vector as I had to work through it when I was a student. I got to admit I took it a little level probably more than I needed to and this may be a level more than most of you care about this is an elementary idea the notion of a pseudo vector and if you already know it and you're comfortable with it fine, you're probably as comfortable with it as you think but you may be misjudging how well you understand it I don't know but I'm going to try to explain it to you the way I best finally felt comfortable understanding it so with that in mind let me just begin with a regular right-handed coordinate system<draw:frame draw:style-name="fr2" draw:name="Object79" text:anchor-type="as-char" svg:y="-0.1484in" svg:width="0.1701in" svg:height="0.1839in" draw:z-index="54"><draw:object xlink:href="./Object 79" xlink:type="simple" xlink:show="embed" xlink:actuate="onLoad"/><draw:image xlink:href="./ObjectReplacements/Object 79" xlink:type="simple" xlink:show="embed" xlink:actuate="onLoad"/></draw:frame>curled into<draw:frame draw:style-name="fr2" draw:name="Object80" text:anchor-type="as-char" svg:y="-0.1484in" svg:width="0.1835in" svg:height="0.1839in" draw:z-index="55"><draw:object xlink:href="./Object 80" xlink:type="simple" xlink:show="embed" xlink:actuate="onLoad"/><draw:image xlink:href="./ObjectReplacements/Object 80" xlink:type="simple" xlink:show="embed" xlink:actuate="onLoad"/></draw:frame>gives you<draw:frame draw:style-name="fr2" draw:name="Object81" text:anchor-type="as-char" svg:y="-0.1484in" svg:width="0.1598in" svg:height="0.1839in" draw:z-index="60"><draw:object xlink:href="./Object 81" xlink:type="simple" xlink:show="embed" xlink:actuate="onLoad"/><draw:image xlink:href="./ObjectReplacements/Object 81" xlink:type="simple" xlink:show="embed" xlink:actuate="onLoad"/></draw:frame>, <draw:frame draw:style-name="fr2" draw:name="Object82" text:anchor-type="as-char" svg:y="-0.1484in" svg:width="0.1598in" svg:height="0.1839in" draw:z-index="63"><draw:object xlink:href="./Object 82" xlink:type="simple" xlink:show="embed" xlink:actuate="onLoad"/><draw:image xlink:href="./ObjectReplacements/Object 82" xlink:type="simple" xlink:show="embed" xlink:actuate="onLoad"/></draw:frame>curled into<draw:frame draw:style-name="fr2" draw:name="Object83" text:anchor-type="as-char" svg:y="-0.1484in" svg:width="0.1701in" svg:height="0.1839in" draw:z-index="100"><draw:object xlink:href="./Object 83" xlink:type="simple" xlink:show="embed" xlink:actuate="onLoad"/><draw:image xlink:href="./ObjectReplacements/Object 83" xlink:type="simple" xlink:show="embed" xlink:actuate="onLoad"/></draw:frame>gives you<draw:frame draw:style-name="fr2" draw:name="Object84" text:anchor-type="as-char" svg:y="-0.1484in" svg:width="0.1835in" svg:height="0.1839in" draw:z-index="101"><draw:object xlink:href="./Object 84" xlink:type="simple" xlink:show="embed" xlink:actuate="onLoad"/><draw:image xlink:href="./ObjectReplacements/Object 84" xlink:type="simple" xlink:show="embed" xlink:actuate="onLoad"/></draw:frame>and<draw:frame draw:style-name="fr2" draw:name="Object85" text:anchor-type="as-char" svg:y="-0.1484in" svg:width="0.1835in" svg:height="0.1839in" draw:z-index="104"><draw:object xlink:href="./Object 85" xlink:type="simple" xlink:show="embed" xlink:actuate="onLoad"/><draw:image xlink:href="./ObjectReplacements/Object 85" xlink:type="simple" xlink:show="embed" xlink:actuate="onLoad"/></draw:frame>curled into<draw:frame draw:style-name="fr2" draw:name="Object86" text:anchor-type="as-char" svg:y="-0.1484in" svg:width="0.1598in" svg:height="0.1839in" draw:z-index="105"><draw:object xlink:href="./Object 86" xlink:type="simple" xlink:show="embed" xlink:actuate="onLoad"/><draw:image xlink:href="./ObjectReplacements/Object 86" xlink:type="simple" xlink:show="embed" xlink:actuate="onLoad"/></draw:frame>gives you<draw:frame draw:style-name="fr2" draw:name="Object87" text:anchor-type="as-char" svg:y="-0.1484in" svg:width="0.1701in" svg:height="0.1839in" draw:z-index="108"><draw:object xlink:href="./Object 87" xlink:type="simple" xlink:show="embed" xlink:actuate="onLoad"/><draw:image xlink:href="./ObjectReplacements/Object 87" xlink:type="simple" xlink:show="embed" xlink:actuate="onLoad"/></draw:frame>and these are the curl equations for the unit vectors in a typical Euclidean space <text:a xlink:type="simple" xlink:href="https://en.wikipedia.org/wiki/Cartesian_coordinate_system#In_three_dimensions" text:style-name="Internet_20_link" text:visited-style-name="Visited_20_Internet_20_Link">right-handed coordinate system</text:a> of classical electrodynamics.</text:p>
      <text:p text:style-name="P14"/>
      <table:table table:name="Table5" table:style-name="Table5">
        <table:table-column table:style-name="Table5.A"/>
        <table:table-column table:style-name="Table5.B"/>
        <table:table-header-rows>
          <table:table-row>
            <table:table-cell table:style-name="Table5.A1" office:value-type="string">
              <text:p text:style-name="P55"><draw:frame draw:style-name="fr2" draw:name="Object88" text:anchor-type="as-char" svg:y="-0.3925in" svg:width="0.7701in" svg:height="0.711in" draw:z-index="132"><draw:object xlink:href="./Object 88" xlink:type="simple" xlink:show="embed" xlink:actuate="onLoad"/><draw:image xlink:href="./ObjectReplacements/Object 88" xlink:type="simple" xlink:show="embed" xlink:actuate="onLoad"/><svg:desc>formula</svg:desc></draw:frame></text:p>
            </table:table-cell>
            <table:table-cell table:style-name="Table5.A1" office:value-type="string">
              <text:p text:style-name="P57">(<text:sequence text:ref-name="refText4" text:name="Text" text:formula="ooow:Text+1" style:num-format="1">5</text:sequence>)</text:p>
            </table:table-cell>
          </table:table-row>
        </table:table-header-rows>
      </table:table>
      <text:p text:style-name="P13"/>
      <text:p text:style-name="P15">I'm not even using the fancy manifold form of the unit vectors, I'm just using standard stuff from elementary electrodynamics and this is how we <text:span text:style-name="T19">d</text:span>efine this notion here is what embodies the right hand rule if you execute the right hand rule in this coordinate system then this is how your cross products are going to turn out. <text:span text:style-name="T20">N</text:span>ow I want to make a coordinate transformation from the unprime<text:span text:style-name="T20">d</text:span> system to the prime system and the way I'm going to do it is I'm simply going to reflect each axis about the origin.</text:p>
      <text:p text:style-name="P16"/>
      <table:table table:name="Table6" table:style-name="Table6">
        <table:table-column table:style-name="Table6.A"/>
        <table:table-column table:style-name="Table6.B"/>
        <table:table-header-rows>
          <table:table-row>
            <table:table-cell table:style-name="Table6.A1" office:value-type="string">
              <text:p text:style-name="P55"><draw:frame draw:style-name="fr2" draw:name="Object89" text:anchor-type="as-char" svg:y="-0.3925in" svg:width="0.6457in" svg:height="0.711in" draw:z-index="133"><draw:object xlink:href="./Object 89" xlink:type="simple" xlink:show="embed" xlink:actuate="onLoad"/><draw:image xlink:href="./ObjectReplacements/Object 89" xlink:type="simple" xlink:show="embed" xlink:actuate="onLoad"/><svg:desc>formula</svg:desc></draw:frame></text:p>
            </table:table-cell>
            <table:table-cell table:style-name="Table6.A1" office:value-type="string">
              <text:p text:style-name="P57">(<text:sequence text:ref-name="refText5" text:name="Text" text:formula="ooow:Text+1" style:num-format="1">6</text:sequence>)</text:p>
            </table:table-cell>
          </table:table-row>
        </table:table-header-rows>
      </table:table>
      <text:p text:style-name="P15"/>
      <text:p text:style-name="P17"><text:span text:style-name="T20">T</text:span>he positive coordinates of the <text:span text:style-name="T20">primed</text:span> system are going to be the to the left of the origin for the<draw:frame draw:style-name="fr2" draw:name="Object90" text:anchor-type="as-char" svg:y="-0.1484in" svg:width="0.1701in" svg:height="0.1839in" draw:z-index="109"><draw:object xlink:href="./Object 90" xlink:type="simple" xlink:show="embed" xlink:actuate="onLoad"/><draw:image xlink:href="./ObjectReplacements/Object 90" xlink:type="simple" xlink:show="embed" xlink:actuate="onLoad"/></draw:frame>axis it's going to be below the origin for the<draw:frame draw:style-name="fr2" draw:name="Object91" text:anchor-type="as-char" svg:y="-0.1484in" svg:width="0.2299in" svg:height="0.1839in" draw:z-index="112"><draw:object xlink:href="./Object 91" xlink:type="simple" xlink:show="embed" xlink:actuate="onLoad"/><draw:image xlink:href="./ObjectReplacements/Object 91" xlink:type="simple" xlink:show="embed" xlink:actuate="onLoad"/></draw:frame>axis and it's going to be into the plane of the board for the<draw:frame draw:style-name="fr2" draw:name="Object92" text:anchor-type="as-char" svg:y="-0.1484in" svg:width="0.2063in" svg:height="0.1839in" draw:z-index="113"><draw:object xlink:href="./Object 92" xlink:type="simple" xlink:show="embed" xlink:actuate="onLoad"/><draw:image xlink:href="./ObjectReplacements/Object 92" xlink:type="simple" xlink:show="embed" xlink:actuate="onLoad"/></draw:frame>axis so it's going to be the left for the<draw:frame draw:style-name="fr2" draw:name="Object93" text:anchor-type="as-char" svg:y="-0.1484in" svg:width="0.2165in" svg:height="0.1839in" draw:z-index="115"><draw:object xlink:href="./Object 93" xlink:type="simple" xlink:show="embed" xlink:actuate="onLoad"/><draw:image xlink:href="./ObjectReplacements/Object 93" xlink:type="simple" xlink:show="embed" xlink:actuate="onLoad"/></draw:frame>axis and likewise positive for the unprimed coordinates are going to be as we just discussed so we learned from this that if you're going to write an electric field vector<draw:frame draw:style-name="fr2" draw:name="Object94" text:anchor-type="as-char" svg:y="-0.1484in" svg:width="0.2in" svg:height="0.1839in" draw:z-index="119"><draw:object xlink:href="./Object 94" xlink:type="simple" xlink:show="embed" xlink:actuate="onLoad"/><draw:image xlink:href="./ObjectReplacements/Object 94" xlink:type="simple" xlink:show="embed" xlink:actuate="onLoad"/></draw:frame>in terms of the unprimed system, it's going to be:</text:p>
      <text:p text:style-name="P18"/>
      <table:table table:name="Table7" table:style-name="Table7">
        <table:table-column table:style-name="Table7.A"/>
        <table:table-column table:style-name="Table7.B"/>
        <table:table-header-rows>
          <table:table-row>
            <table:table-cell table:style-name="Table7.A1" office:value-type="string">
              <text:p text:style-name="P55"><draw:frame draw:style-name="fr2" draw:name="Object95" text:anchor-type="as-char" svg:y="-0.1854in" svg:width="1.7402in" svg:height="0.261in" draw:z-index="134"><draw:object xlink:href="./Object 95" xlink:type="simple" xlink:show="embed" xlink:actuate="onLoad"/><draw:image xlink:href="./ObjectReplacements/Object 95" xlink:type="simple" xlink:show="embed" xlink:actuate="onLoad"/><svg:desc>formula</svg:desc></draw:frame></text:p>
            </table:table-cell>
            <table:table-cell table:style-name="Table7.A1" office:value-type="string">
              <text:p text:style-name="P57">(<text:sequence text:ref-name="refText6" text:name="Text" text:formula="ooow:Text+1" style:num-format="1">7</text:sequence>)</text:p>
            </table:table-cell>
          </table:table-row>
        </table:table-header-rows>
      </table:table>
      <text:p text:style-name="P17"/>
      <text:p text:style-name="P17"><text:span text:style-name="T21">I</text:span>f you write the same electric field in terms of the <text:span text:style-name="T21">p</text:span>rime<text:span text:style-name="T21">d</text:span> system, you have to write:</text:p>
      <text:p text:style-name="P18"/>
      <table:table table:name="Table8" table:style-name="Table8">
        <table:table-column table:style-name="Table8.A"/>
        <table:table-column table:style-name="Table8.B"/>
        <table:table-header-rows>
          <table:table-row>
            <table:table-cell table:style-name="Table8.A1" office:value-type="string">
              <text:p text:style-name="P55"><draw:frame draw:style-name="fr2" draw:name="Object96" text:anchor-type="as-char" svg:y="-0.1854in" svg:width="2.1335in" svg:height="0.261in" draw:z-index="135"><draw:object xlink:href="./Object 96" xlink:type="simple" xlink:show="embed" xlink:actuate="onLoad"/><draw:image xlink:href="./ObjectReplacements/Object 96" xlink:type="simple" xlink:show="embed" xlink:actuate="onLoad"/><svg:desc>formula</svg:desc></draw:frame></text:p>
            </table:table-cell>
            <table:table-cell table:style-name="Table8.A1" office:value-type="string">
              <text:p text:style-name="P57">(<text:sequence text:ref-name="refText7" text:name="Text" text:formula="ooow:Text+1" style:num-format="1">8</text:sequence>)</text:p>
            </table:table-cell>
          </table:table-row>
        </table:table-header-rows>
      </table:table>
      <text:p text:style-name="P17"/>
      <text:p text:style-name="P19"><text:span text:style-name="T21">Y</text:span>ou have to change the sign of the components and that's because<draw:frame draw:style-name="fr2" draw:name="Object97" text:anchor-type="as-char" svg:y="-0.1484in" svg:width="0.2in" svg:height="0.1839in" draw:z-index="136"><draw:object xlink:href="./Object 97" xlink:type="simple" xlink:show="embed" xlink:actuate="onLoad"/><draw:image xlink:href="./ObjectReplacements/Object 97" xlink:type="simple" xlink:show="embed" xlink:actuate="onLoad"/><svg:desc>formula</svg:desc></draw:frame>is a polar vector, <text:span text:style-name="T22">w</text:span>e just did that and that ensures that<draw:frame draw:style-name="fr2" draw:name="Object98" text:anchor-type="as-char" svg:y="-0.1484in" svg:width="0.2in" svg:height="0.1839in" draw:z-index="137"><draw:object xlink:href="./Object 98" xlink:type="simple" xlink:show="embed" xlink:actuate="onLoad"/><draw:image xlink:href="./ObjectReplacements/Object 98" xlink:type="simple" xlink:show="embed" xlink:actuate="onLoad"/><svg:desc>formula</svg:desc></draw:frame>will always be pointing in the correct direction because in the unprime<text:span text:style-name="T51">d</text:span> system these are positive component values in the prime system they're negative component values so you have to flip the sign because<draw:frame draw:style-name="fr2" draw:name="Object99" text:anchor-type="as-char" svg:y="-0.1484in" svg:width="0.752in" svg:height="0.2091in" draw:z-index="138"><draw:object xlink:href="./Object 99" xlink:type="simple" xlink:show="embed" xlink:actuate="onLoad"/><draw:image xlink:href="./ObjectReplacements/Object 99" xlink:type="simple" xlink:show="embed" xlink:actuate="onLoad"/></draw:frame>represents the components in the original right-handed system <text:soft-page-break/>or in the unprime<text:span text:style-name="T51">d</text:span> system I should say. <text:span text:style-name="T22">N</text:span>ow let's consider the magnetic field which of course is going to be a pseudo vector, it's not going to behave this way, it's going to behave some other way. <text:span text:style-name="T22">W</text:span>e begin by considering a current flowing in the positive<draw:frame draw:style-name="fr2" draw:name="Object100" text:anchor-type="as-char" svg:y="-0.1484in" svg:width="0.1701in" svg:height="0.1839in" draw:z-index="139"><draw:object xlink:href="./Object 100" xlink:type="simple" xlink:show="embed" xlink:actuate="onLoad"/><draw:image xlink:href="./ObjectReplacements/Object 100" xlink:type="simple" xlink:show="embed" xlink:actuate="onLoad"/></draw:frame>direction of the unprime<text:span text:style-name="T51">d</text:span> system or the negative<draw:frame draw:style-name="fr2" draw:name="Object101" text:anchor-type="as-char" svg:y="-0.1484in" svg:width="0.1701in" svg:height="0.1839in" draw:z-index="140"><draw:object xlink:href="./Object 101" xlink:type="simple" xlink:show="embed" xlink:actuate="onLoad"/><draw:image xlink:href="./ObjectReplacements/Object 101" xlink:type="simple" xlink:show="embed" xlink:actuate="onLoad"/></draw:frame>direction of the <text:span text:style-name="T22">p</text:span>rime<text:span text:style-name="T22">d </text:span>system but right now we'll say we're in the unprime<text:span text:style-name="T51">d</text:span> system and we've got this current flowing in the positive<draw:frame draw:style-name="fr2" draw:name="Object102" text:anchor-type="as-char" svg:y="-0.1484in" svg:width="0.1701in" svg:height="0.1839in" draw:z-index="141"><draw:object xlink:href="./Object 102" xlink:type="simple" xlink:show="embed" xlink:actuate="onLoad"/><draw:image xlink:href="./ObjectReplacements/Object 102" xlink:type="simple" xlink:show="embed" xlink:actuate="onLoad"/></draw:frame><text:span text:style-name="T22">d</text:span>irection so this current that's flowing in the positive<draw:frame draw:style-name="fr2" draw:name="Object103" text:anchor-type="as-char" svg:y="-0.1484in" svg:width="0.1701in" svg:height="0.1839in" draw:z-index="142"><draw:object xlink:href="./Object 103" xlink:type="simple" xlink:show="embed" xlink:actuate="onLoad"/><draw:image xlink:href="./ObjectReplacements/Object 103" xlink:type="simple" xlink:show="embed" xlink:actuate="onLoad"/><svg:desc>formula</svg:desc></draw:frame>direction is going to produce a magnetic field and that magnetic field using the right hand rule of the unprimed system is going to come out of the board and when something when a vector may you may remember when it comes out of the board you give it a <text:span text:style-name="T22">dot.</text:span></text:p>
      <text:p text:style-name="P19"/>
      <text:p text:style-name="P19"><draw:frame draw:style-name="fr1" draw:name="Frame2" text:anchor-type="paragraph" svg:width="2.5in" draw:z-index="37"><draw:text-box fo:min-height="2in"><draw:frame draw:style-name="fr3" draw:name="Object118" text:anchor-type="frame" svg:x="2.1346in" svg:y="0.7102in" svg:width="0.1626in" svg:height="0.1228in" draw:z-index="69"><draw:object xlink:href="./Object 118" xlink:type="simple" xlink:show="embed" xlink:actuate="onLoad"/><draw:image xlink:href="./ObjectReplacements/Object 118" xlink:type="simple" xlink:show="embed" xlink:actuate="onLoad"/><svg:desc>formula</svg:desc></draw:frame><draw:frame draw:style-name="fr3" draw:name="Object114" text:anchor-type="frame" svg:x="1.3701in" svg:y="0.7945in" svg:width="0.161in" svg:height="0.1228in" draw:z-index="66"><draw:object xlink:href="./Object 114" xlink:type="simple" xlink:show="embed" xlink:actuate="onLoad"/><draw:image xlink:href="./ObjectReplacements/Object 114" xlink:type="simple" xlink:show="embed" xlink:actuate="onLoad"/><svg:desc>formula</svg:desc></draw:frame><draw:frame draw:style-name="fr3" draw:name="Object111" text:anchor-type="frame" svg:x="2.002in" svg:y="0.3173in" svg:width="0.139in" svg:height="0.1228in" draw:z-index="64"><draw:object xlink:href="./Object 111" xlink:type="simple" xlink:show="embed" xlink:actuate="onLoad"/><draw:image xlink:href="./ObjectReplacements/Object 111" xlink:type="simple" xlink:show="embed" xlink:actuate="onLoad"/><svg:desc>formula</svg:desc></draw:frame><draw:frame draw:style-name="fr3" draw:name="Object110" text:anchor-type="frame" svg:x="1.5472in" svg:y="1.0075in" svg:width="0.1319in" svg:height="0.1228in" draw:z-index="57"><draw:object xlink:href="./Object 110" xlink:type="simple" xlink:show="embed" xlink:actuate="onLoad"/><draw:image xlink:href="./ObjectReplacements/Object 110" xlink:type="simple" xlink:show="embed" xlink:actuate="onLoad"/><svg:desc>formula</svg:desc></draw:frame><draw:frame draw:style-name="fr3" draw:name="Object109" text:anchor-type="frame" svg:x="1.6252in" svg:y="0.0846in" svg:width="0.1638in" svg:height="0.1228in" draw:z-index="51"><draw:object xlink:href="./Object 109" xlink:type="simple" xlink:show="embed" xlink:actuate="onLoad"/><draw:image xlink:href="./ObjectReplacements/Object 109" xlink:type="simple" xlink:show="embed" xlink:actuate="onLoad"/><svg:desc>formula</svg:desc></draw:frame><draw:frame draw:style-name="fr3" draw:name="Object108" text:anchor-type="frame" svg:x="0.072in" svg:y="0.9764in" svg:width="0.1717in" svg:height="0.1228in" draw:z-index="49"><draw:object xlink:href="./Object 108" xlink:type="simple" xlink:show="embed" xlink:actuate="onLoad"/><draw:image xlink:href="./ObjectReplacements/Object 108" xlink:type="simple" xlink:show="embed" xlink:actuate="onLoad"/><svg:desc>formula</svg:desc></draw:frame><draw:frame draw:style-name="fr3" draw:name="Object107" text:anchor-type="frame" svg:x="0.9508in" svg:y="1.8091in" svg:width="0.1799in" svg:height="0.1228in" draw:z-index="48"><draw:object xlink:href="./Object 107" xlink:type="simple" xlink:show="embed" xlink:actuate="onLoad"/><draw:image xlink:href="./ObjectReplacements/Object 107" xlink:type="simple" xlink:show="embed" xlink:actuate="onLoad"/><svg:desc>formula</svg:desc></draw:frame><draw:frame draw:style-name="fr3" draw:name="Object106" text:anchor-type="frame" svg:x="0.1673in" svg:y="1.7839in" svg:width="0.1335in" svg:height="0.1228in" draw:z-index="44"><draw:object xlink:href="./Object 106" xlink:type="simple" xlink:show="embed" xlink:actuate="onLoad"/><draw:image xlink:href="./ObjectReplacements/Object 106" xlink:type="simple" xlink:show="embed" xlink:actuate="onLoad"/><svg:desc>formula</svg:desc></draw:frame><draw:frame draw:style-name="fr3" draw:name="Object105" text:anchor-type="frame" svg:x="2.211in" svg:y="1.1898in" svg:width="0.1402in" svg:height="0.1228in" draw:z-index="42"><draw:object xlink:href="./Object 105" xlink:type="simple" xlink:show="embed" xlink:actuate="onLoad"/><draw:image xlink:href="./ObjectReplacements/Object 105" xlink:type="simple" xlink:show="embed" xlink:actuate="onLoad"/><svg:desc>formula</svg:desc></draw:frame><draw:frame draw:style-name="fr3" draw:name="Object104" text:anchor-type="frame" svg:x="0.6917in" svg:y="0.1354in" svg:width="0.1484in" svg:height="0.1228in" draw:z-index="41"><draw:object xlink:href="./Object 104" xlink:type="simple" xlink:show="embed" xlink:actuate="onLoad"/><draw:image xlink:href="./ObjectReplacements/Object 104" xlink:type="simple" xlink:show="embed" xlink:actuate="onLoad"/><svg:desc>formula</svg:desc></draw:frame><text:p text:style-name="Frame_20_contents"><draw:line text:anchor-type="paragraph" draw:z-index="38" draw:name="Shape2_0" draw:style-name="gr7" draw:text-style-name="P59" svg:x1="0.8307in" svg:y1="1.0701in" svg:x2="2.2736in" svg:y2="1.0701in"><text:p/></draw:line><draw:line text:anchor-type="paragraph" draw:z-index="39" draw:name="Shape3_0" draw:style-name="gr7" draw:text-style-name="P59" svg:x1="0.8303in" svg:y1="1.0701in" svg:x2="0.822in" svg:y2="0.0256in"><text:p/></draw:line><draw:line text:anchor-type="paragraph" draw:z-index="40" draw:name="Shape4_0" draw:style-name="gr7" draw:text-style-name="P59" svg:x1="0.8307in" svg:y1="1.0701in" svg:x2="0.2472in" svg:y2="1.7244in"><text:p/></draw:line><draw:custom-shape text:anchor-type="paragraph" draw:z-index="52" draw:name="Shape1_1" draw:style-name="gr1" draw:text-style-name="P58" svg:width="0.0476in" svg:height="0.0476in" svg:x="0.8075in" svg:y="1.0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name="Shape6" draw:style-name="gr6" draw:text-style-name="P59" svg:x1="0.8303in" svg:y1="1.0705in" svg:x2="0.0339in" svg:y2="1.0661in"><text:p/></draw:line><draw:line text:anchor-type="paragraph" draw:z-index="46" draw:name="Shape7" draw:style-name="gr6" draw:text-style-name="P59" svg:x1="0.8307in" svg:y1="1.0701in" svg:x2="0.8335in" svg:y2="1.8626in"><text:p/></draw:line><draw:line text:anchor-type="paragraph" draw:z-index="47" draw:name="Shape8" draw:style-name="gr6" draw:text-style-name="P59" svg:x1="0.8335in" svg:y1="1.0701in" svg:x2="1.5654in" svg:y2="0.1472in"><text:p/></draw:line><draw:custom-shape text:anchor-type="paragraph" draw:z-index="53" draw:name="Shape9" draw:style-name="gr5" draw:text-style-name="P60" svg:width="0.0953in" svg:height="0.0953in" svg:x="1.6201in" svg:y="0.5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10" draw:style-name="gr3" draw:text-style-name="P59" svg:width="0.0413in" svg:height="0.0413in" svg:x="1.6472in" svg:y="0.5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56" draw:name="Shape11" draw:style-name="gr4" draw:text-style-name="P59" svg:x1="0.8547in" svg:y1="1.0701in" svg:x2="1.8472in" svg:y2="1.0701in"><text:p/></draw:line><draw:line text:anchor-type="paragraph" draw:z-index="58" draw:name="Shape12" draw:style-name="gr2" draw:text-style-name="P59" svg:x1="1.6709in" svg:y1="0.5965in" svg:x2="1.4709in" svg:y2="0.8374in"><text:p/></draw:line><draw:custom-shape text:anchor-type="paragraph" draw:z-index="68" draw:name="Shape1_2" draw:style-name="gr1" draw:text-style-name="P58" svg:width="0.0476in" svg:height="0.0476in" svg:x="1.9173in" svg:y="0.6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13" draw:style-name="gr2" draw:text-style-name="P59" svg:x1="1.9374in" svg:y1="0.6484in" svg:x2="1.9421in" svg:y2="0.1811in"><text:p/></draw:line><draw:line text:anchor-type="paragraph" draw:z-index="67" draw:name="Shape14" draw:style-name="gr2" draw:text-style-name="P59" svg:x1="1.9425in" svg:y1="0.6484in" svg:x2="2.2827in" svg:y2="0.6504in"><text:p/></draw:line></text:p></draw:text-box></draw:frame></text:p>
      <text:p text:style-name="Standard"><text:span text:style-name="T23">N</text:span>ow we consider a particle right here's a particle right here and we give that particle some velocity let's say a velocity<draw:frame draw:style-name="fr2" draw:name="Object113" text:anchor-type="as-char" svg:y="-0.1484in" svg:width="0.1693in" svg:height="0.1839in" draw:z-index="143"><draw:object xlink:href="./Object 113" xlink:type="simple" xlink:show="embed" xlink:actuate="onLoad"/><draw:image xlink:href="./ObjectReplacements/Object 113" xlink:type="simple" xlink:show="embed" xlink:actuate="onLoad"/></draw:frame> in the positive<draw:frame draw:style-name="fr2" draw:name="Object112" text:anchor-type="as-char" svg:y="-0.1484in" svg:width="0.1835in" svg:height="0.1839in" draw:z-index="144"><draw:object xlink:href="./Object 112" xlink:type="simple" xlink:show="embed" xlink:actuate="onLoad"/><draw:image xlink:href="./ObjectReplacements/Object 112" xlink:type="simple" xlink:show="embed" xlink:actuate="onLoad"/></draw:frame>direction so that's the velocity of the particle and we can now determine the force on the particle by calculating</text:p>
      <text:p text:style-name="Standard"><draw:frame draw:style-name="fr2" draw:name="Object115" text:anchor-type="as-char" svg:y="-0.1484in" svg:width="0.5382in" svg:height="0.1839in" draw:z-index="145"><draw:object xlink:href="./Object 115" xlink:type="simple" xlink:show="embed" xlink:actuate="onLoad"/><draw:image xlink:href="./ObjectReplacements/Object 115" xlink:type="simple" xlink:show="embed" xlink:actuate="onLoad"/></draw:frame>where<draw:frame draw:style-name="fr2" draw:name="Object116" text:anchor-type="as-char" svg:y="-0.1484in" svg:width="0.202in" svg:height="0.1839in" draw:z-index="146"><draw:object xlink:href="./Object 116" xlink:type="simple" xlink:show="embed" xlink:actuate="onLoad"/><draw:image xlink:href="./ObjectReplacements/Object 116" xlink:type="simple" xlink:show="embed" xlink:actuate="onLoad"/></draw:frame>is this blue vector coming out of the field.</text:p>
      <text:p text:style-name="P20"><text:span text:style-name="T23">I</text:span>n calculating<draw:frame draw:style-name="fr2" draw:name="Object117" text:anchor-type="as-char" svg:y="-0.1484in" svg:width="0.5382in" svg:height="0.1839in" draw:z-index="147"><draw:object xlink:href="./Object 117" xlink:type="simple" xlink:show="embed" xlink:actuate="onLoad"/><draw:image xlink:href="./ObjectReplacements/Object 117" xlink:type="simple" xlink:show="embed" xlink:actuate="onLoad"/><svg:desc>formula</svg:desc></draw:frame><text:span text:style-name="T23">i</text:span>n our right-handed coordinate system gives us the force<draw:frame draw:style-name="fr2" draw:name="Object119" text:anchor-type="as-char" svg:y="-0.1484in" svg:width="0.2035in" svg:height="0.1839in" draw:z-index="148"><draw:object xlink:href="./Object 119" xlink:type="simple" xlink:show="embed" xlink:actuate="onLoad"/><draw:image xlink:href="./ObjectReplacements/Object 119" xlink:type="simple" xlink:show="embed" xlink:actuate="onLoad"/></draw:frame>and that <text:span text:style-name="T23">f</text:span>orce is in this direction, this is pretty <text:span text:style-name="T23">e</text:span>lementary stuff we've calculated the Lorentz force on the particle <text:sequence-ref text:reference-format="text" text:ref-name="refText3">(4)</text:sequence-ref>.</text:p>
      <text:p text:style-name="P20"/>
      <text:p text:style-name="P20"/>
      <text:p text:style-name="Standard"><text:span text:style-name="T24">W</text:span>ith that now we switch to the prime<text:span text:style-name="T24">d</text:span> coordinate system, well in the prime<text:span text:style-name="T24">d</text:span> coordinate system we still want<draw:frame draw:style-name="fr2" draw:name="Object120" text:anchor-type="as-char" svg:y="-0.1484in" svg:width="0.1583in" svg:height="0.1839in" draw:z-index="149"><draw:object xlink:href="./Object 120" xlink:type="simple" xlink:show="embed" xlink:actuate="onLoad"/><draw:image xlink:href="./ObjectReplacements/Object 120" xlink:type="simple" xlink:show="embed" xlink:actuate="onLoad"/></draw:frame>to flow to the right so<draw:frame draw:style-name="fr2" draw:name="Object121" text:anchor-type="as-char" svg:y="-0.1484in" svg:width="0.1583in" svg:height="0.1839in" draw:z-index="150"><draw:object xlink:href="./Object 121" xlink:type="simple" xlink:show="embed" xlink:actuate="onLoad"/><draw:image xlink:href="./ObjectReplacements/Object 121" xlink:type="simple" xlink:show="embed" xlink:actuate="onLoad"/></draw:frame>must be a polar vector so its components <text:span text:style-name="T24">have </text:span>change sign but we still have a vector where the where the current is <text:span text:style-name="T24">f</text:span>lowing to the right but to <text:span text:style-name="T24">g</text:span>reater negative values of<draw:frame draw:style-name="fr2" draw:name="Object122" text:anchor-type="as-char" svg:y="-0.1484in" svg:width="0.2165in" svg:height="0.1839in" draw:z-index="151"><draw:object xlink:href="./Object 122" xlink:type="simple" xlink:show="embed" xlink:actuate="onLoad"/><draw:image xlink:href="./ObjectReplacements/Object 122" xlink:type="simple" xlink:show="embed" xlink:actuate="onLoad"/></draw:frame></text:p>
      <text:p text:style-name="P21">where it was to <text:span text:style-name="T24">g</text:span>reater positive values of<draw:frame draw:style-name="fr2" draw:name="Object123" text:anchor-type="as-char" svg:y="-0.1484in" svg:width="0.1701in" svg:height="0.1839in" draw:z-index="152"><draw:object xlink:href="./Object 123" xlink:type="simple" xlink:show="embed" xlink:actuate="onLoad"/><draw:image xlink:href="./ObjectReplacements/Object 123" xlink:type="simple" xlink:show="embed" xlink:actuate="onLoad"/></draw:frame>but now in order to calculate the magnetic field we are now in a left-handed coordinate system so we engage the left hand rule and the left hand rule tells us oh no we've got magnetic field going into the page, now we have our velocity vector which is still going to be a polar vector velocity is polar so now the velocity is going in the negative<draw:frame draw:style-name="fr2" draw:name="Object124" text:anchor-type="as-char" svg:y="-0.1484in" svg:width="0.1835in" svg:height="0.1839in" draw:z-index="153"><draw:object xlink:href="./Object 124" xlink:type="simple" xlink:show="embed" xlink:actuate="onLoad"/><draw:image xlink:href="./ObjectReplacements/Object 124" xlink:type="simple" xlink:show="embed" xlink:actuate="onLoad"/></draw:frame>direction but the components of the velocity of all change sign because it's a polar vector so now we implement the left hand rule between this velocity vector which is unchanged against this magnetic field vector which has changed and now that left-hand rule gives us a force vector which goes in this direction just as it should because the force shouldn't change just because we passively change the coordinate system.</text:p>
      <text:p text:style-name="P21"/>
      <text:p text:style-name="P21"><text:span text:style-name="T25">W</text:span>e just have to remember that we're going from a left-handed to a right-handed coordinate system each time so now we see something, the magnetic field did in fact change direction simply because of a passive coordinate transformation it was coming out of the page and now it's going into the page and this is a byproduct of the change from a left-handed to a right-handed coordinate system. <text:span text:style-name="T26">W</text:span>hat's tricky about this is the direction of the vector is changed but we say that it is an axial vector and typically we say that the components don't change but of course the components don't change because here in the first case in the right-handed system the components of the vector were headed towards larger values of, positive<draw:frame draw:style-name="fr2" draw:name="Object126" text:anchor-type="as-char" svg:y="-0.1484in" svg:width="0.1598in" svg:height="0.1839in" draw:z-index="160"><draw:object xlink:href="./Object 126" xlink:type="simple" xlink:show="embed" xlink:actuate="onLoad"/><draw:image xlink:href="./ObjectReplacements/Object 126" xlink:type="simple" xlink:show="embed" xlink:actuate="onLoad"/></draw:frame>and when you flip it's still headed in positive values but now of<draw:frame draw:style-name="fr2" draw:name="Object127" text:anchor-type="as-char" svg:y="-0.1484in" svg:width="0.2063in" svg:height="0.1839in" draw:z-index="165"><draw:object xlink:href="./Object 127" xlink:type="simple" xlink:show="embed" xlink:actuate="onLoad"/><draw:image xlink:href="./ObjectReplacements/Object 127" xlink:type="simple" xlink:show="embed" xlink:actuate="onLoad"/></draw:frame>so the components</text:p>
      <text:p text:style-name="Standard">actually don't change while the basis vectors did in fact change so this is all together different behavior from <text:span text:style-name="T26">t</text:span>he <text:span text:style-name="T26">p</text:span>olar vectors and it all comes back down to this right-handed, left-handed arbitrary choice of of right hand rule and left hand rule. <text:span text:style-name="T26">T</text:span>he magnetic field we normally think of as a vector:</text:p>
      <text:p text:style-name="P22"/>
      <table:table table:name="Table9" table:style-name="Table9">
        <table:table-column table:style-name="Table9.A"/>
        <table:table-column table:style-name="Table9.B"/>
        <table:table-header-rows>
          <table:table-row>
            <table:table-cell table:style-name="Table9.A1" office:value-type="string">
              <text:p text:style-name="P55"><draw:frame draw:style-name="fr2" draw:name="Object128" text:anchor-type="as-char" svg:y="-0.1854in" svg:width="1.7256in" svg:height="0.261in" draw:z-index="166"><draw:object xlink:href="./Object 128" xlink:type="simple" xlink:show="embed" xlink:actuate="onLoad"/><draw:image xlink:href="./ObjectReplacements/Object 128" xlink:type="simple" xlink:show="embed" xlink:actuate="onLoad"/><svg:desc>formula</svg:desc></draw:frame></text:p>
            </table:table-cell>
            <table:table-cell table:style-name="Table9.A1" office:value-type="string">
              <text:p text:style-name="P57">(<text:sequence text:ref-name="refText8" text:name="Text" text:formula="ooow:Text+1" style:num-format="1">9</text:sequence>)</text:p>
            </table:table-cell>
          </table:table-row>
        </table:table-header-rows>
      </table:table>
      <text:p text:style-name="Standard"/>
      <text:p text:style-name="P23"><text:soft-page-break/><text:span text:style-name="T26">B</text:span>ut it's not really a vector in the sense that vectors that we are familiar with, when you flip the coordinate system their components should flip sign, in this case the components don't change sign.</text:p>
      <text:p text:style-name="P22"/>
      <table:table table:name="Table10" table:style-name="Table10">
        <table:table-column table:style-name="Table10.A"/>
        <table:table-column table:style-name="Table10.B"/>
        <table:table-header-rows>
          <table:table-row>
            <table:table-cell table:style-name="Table10.A1" office:value-type="string">
              <text:p text:style-name="P55"><draw:frame draw:style-name="fr2" draw:name="Object129" text:anchor-type="as-char" svg:y="-0.1854in" svg:width="1.8992in" svg:height="0.261in" draw:z-index="170"><draw:object xlink:href="./Object 129" xlink:type="simple" xlink:show="embed" xlink:actuate="onLoad"/><draw:image xlink:href="./ObjectReplacements/Object 129" xlink:type="simple" xlink:show="embed" xlink:actuate="onLoad"/><svg:desc>formula</svg:desc></draw:frame></text:p>
            </table:table-cell>
            <table:table-cell table:style-name="Table10.A1" office:value-type="string">
              <text:p text:style-name="P57">(<text:sequence text:ref-name="refText9" text:name="Text" text:formula="ooow:Text+1" style:num-format="1">10</text:sequence>)</text:p>
            </table:table-cell>
          </table:table-row>
        </table:table-header-rows>
      </table:table>
      <text:p text:style-name="P23"/>
      <text:p text:style-name="Standard"><text:span text:style-name="T27">T</text:span>hese components are now the same, there's no additional sign change and when those components are the same but these unit vectors have changed <text:span text:style-name="T28">d</text:span>irection the vector itself appears to change direction despite the fact we've completely passively adjusted the coordinate system so the fact that this magnetic field vector behaves this way when you reflect it under parity, the fact that that's different from how</text:p>
      <text:p text:style-name="Standard">these other vectors, the force, the velocity and the current in this particular example don't change things that transform differently under coordinate changes are different things and that's the part that we have to understand this guy we want it to be a vector but we have to realize you know what it doesn't transform the way we expect vectors to transform. <text:span text:style-name="T28">F</text:span>orce is clearly a vector, velocity is clearly a vector and they have components that change sign under parity inversion, the way to say it is they're negative under parity but magnetic field is not it's positive under parity and therefore it's not really a vector at all it is something else it's called a pseudo vector and it's hard to tell because we just draw little lines and give it you know a<text:span text:style-name="T28">n</text:span> <text:span text:style-name="T28">o</text:span>rigin point in space and because it's Euclidean we can slide these things around all over the place and we still they're <text:span text:style-name="T28">a</text:span>rrows with magnitude and <text:span text:style-name="T28">d</text:span>irection. <text:span text:style-name="T28">W</text:span>e still want this magnetic</text:p>
      <text:p text:style-name="Standard">field to look just like a vector but we need to understand if we change the coordinate system it behaves differently so fundamentally the magnetic field is not a vector it is a pseudo vector and the way we've</text:p>
      <text:p text:style-name="Standard">concealed that fact is we said well there's two kinds of vectors in the world there's axial vectors like the</text:p>
      <text:p text:style-name="P24">magnetic field and there's polar vectors like the electric field right and these two kinds of vectors.</text:p>
      <text:p text:style-name="P24"/>
      <text:p text:style-name="P24"><text:span text:style-name="T28">T</text:span>he answer is you can get away with that, first of all you have to memorize the fact that vectors come in two flavors but also it's very limited, it only really works in the arena where you've defined everything to work which is fine if all you're going to do is <text:span text:style-name="T29">e</text:span>lementary electromagnetism or engineering Physics, this is perfectly good you just have to remember this the problem comes up is like we had the electric charge in there, well under the parity inversion we expect well that's not going to change the electric charge just because you flipped the sign of the coordinate system the electric charge isn't going to change in any way but there are quantities out there that are scalar quantities that do in fact change sign when you flip the coordinate system, these are called <text:a xlink:type="simple" xlink:href="https://en.wikipedia.org/wiki/Pseudoscalar" text:style-name="Internet_20_link" text:visited-style-name="Visited_20_Internet_20_Link">pseudo scalars</text:a> and <text:span text:style-name="T29">those that do not change </text:span>are called scalars they don't change sign so we have scalars and we have pseudo scalars.</text:p>
      <text:p text:style-name="P24"/>
      <text:p text:style-name="P24"/>
      <text:p text:style-name="Standard"><text:span text:style-name="T29">N</text:span>ow pseudo scalars are totally outside the purview of a classical electrodynamics but if we did have magnetic charges would be pseudo scalars and electric charges would be regular scalars so when we do the Lorenz Force law <text:sequence-ref text:reference-format="text" text:ref-name="refText3">(4)</text:sequence-ref><text:s/>this<draw:frame draw:style-name="fr2" draw:name="Object130" text:anchor-type="as-char" svg:y="-0.1484in" svg:width="0.1693in" svg:height="0.1839in" draw:z-index="171"><draw:object xlink:href="./Object 130" xlink:type="simple" xlink:show="embed" xlink:actuate="onLoad"/><draw:image xlink:href="./ObjectReplacements/Object 130" xlink:type="simple" xlink:show="embed" xlink:actuate="onLoad"/></draw:frame>, <text:span text:style-name="T29">w</text:span>hen we flip the coordinates system we don't change the sign of<draw:frame draw:style-name="fr2" draw:name="Object131" text:anchor-type="as-char" svg:y="-0.1484in" svg:width="0.1693in" svg:height="0.1839in" draw:z-index="172"><draw:object xlink:href="./Object 131" xlink:type="simple" xlink:show="embed" xlink:actuate="onLoad"/><draw:image xlink:href="./ObjectReplacements/Object 131" xlink:type="simple" xlink:show="embed" xlink:actuate="onLoad"/><svg:desc>formula</svg:desc></draw:frame>, we don't change positive charge to negative charge but if we were doing this with <text:span text:style-name="T29">m</text:span>agnetic forces and we had a Lorenz Force law associated with <text:span text:style-name="T29">m</text:span>agnetic charges then yes, it would change sign. <text:span text:style-name="T29">T</text:span>he point is in Physics we do have the notion of pseudo scalars floating out there but it's not relevant for what we're talking about right now but just keep that in mind. <text:span text:style-name="T29">T</text:span>he point is is that we have these things called axial and polar vectors and the magnetic field is in fact an axial vector <text:span text:style-name="T29">which is</text:span> synonymous <text:span text:style-name="T29">with pseudo vector, </text:span>these are meant to be the same thing.</text:p>
      <text:p text:style-name="Standard"/>
      <text:p text:style-name="Standard"><text:span text:style-name="T29">N</text:span>ow that we know that what does this have to do with the cross product of a two form so let's discuss that now. <text:span text:style-name="T29">W</text:span>e begin by looking at this picture for three-dimensional space of the different vector spaces for the various forms, the vector space of all the one forms vector space of all the two forms, three forms and zero forms:</text:p>
      <text:p text:style-name="Standard"><text:soft-page-break/></text:p>
      <table:table table:name="Table11" table:style-name="Table11">
        <table:table-column table:style-name="Table11.A"/>
        <table:table-column table:style-name="Table11.B"/>
        <table:table-header-rows>
          <table:table-row>
            <table:table-cell table:style-name="Table11.A1" office:value-type="string">
              <text:p text:style-name="P55"><draw:frame draw:style-name="fr2" draw:name="Object132" text:anchor-type="as-char" svg:y="-0.5744in" svg:width="3.7299in" svg:height="1.0736in" draw:z-index="161"><draw:object xlink:href="./Object 132" xlink:type="simple" xlink:show="embed" xlink:actuate="onLoad"/><draw:image xlink:href="./ObjectReplacements/Object 132" xlink:type="simple" xlink:show="embed" xlink:actuate="onLoad"/><svg:desc>formula</svg:desc></draw:frame></text:p>
            </table:table-cell>
            <table:table-cell table:style-name="Table11.A1" office:value-type="string">
              <text:p text:style-name="P57">(<text:sequence text:ref-name="refText10" text:name="Text" text:formula="ooow:Text+1" style:num-format="1">11</text:sequence>)</text:p>
            </table:table-cell>
          </table:table-row>
        </table:table-header-rows>
      </table:table>
      <text:p text:style-name="Standard"/>
      <text:p text:style-name="Standard"><text:span text:style-name="T30">W</text:span>ith three dimensions it's considerably smaller than the one we looked at for four dimensions which was this one you may remember from a previous lecture where we did one forms two forms three forms and four forms,</text:p>
      <text:p text:style-name="P26"/>
      <table:table table:name="Table12" table:style-name="Table12">
        <table:table-column table:style-name="Table12.A"/>
        <table:table-column table:style-name="Table12.B"/>
        <table:table-header-rows>
          <table:table-row>
            <table:table-cell table:style-name="Table12.A1" office:value-type="string">
              <text:p text:style-name="P55"><draw:frame draw:style-name="fr2" draw:name="Object133" text:anchor-type="as-char" svg:y="-0.7016in" svg:width="6.1661in" svg:height="1.3283in" draw:z-index="162"><draw:object xlink:href="./Object 133" xlink:type="simple" xlink:show="embed" xlink:actuate="onLoad"/><draw:image xlink:href="./ObjectReplacements/Object 133" xlink:type="simple" xlink:show="embed" xlink:actuate="onLoad"/><svg:desc>formula</svg:desc></draw:frame></text:p>
            </table:table-cell>
            <table:table-cell table:style-name="Table12.A1" office:value-type="string">
              <text:p text:style-name="P57">(<text:sequence text:ref-name="refText11" text:name="Text" text:formula="ooow:Text+1" style:num-format="1">12</text:sequence>)</text:p>
            </table:table-cell>
          </table:table-row>
        </table:table-header-rows>
      </table:table>
      <text:p text:style-name="P25"/>
      <text:p text:style-name="P27"><text:span text:style-name="T30">W</text:span>e lose the fourth one we cut down a dimension, I guess we get rid of this<draw:frame draw:style-name="fr2" draw:name="Object134" text:anchor-type="as-char" svg:y="-0.1602in" svg:width="0.3138in" svg:height="0.1957in" draw:z-index="120"><draw:object xlink:href="./Object 134" xlink:type="simple" xlink:show="embed" xlink:actuate="onLoad"/><draw:image xlink:href="./ObjectReplacements/Object 134" xlink:type="simple" xlink:show="embed" xlink:actuate="onLoad"/></draw:frame>and we just live with the three dimensions so the more <text:span text:style-name="T30">d</text:span>imensions you have in your space the more one form basis vectors there are and the larger the dimensionality of the space but what's important to understand is that the dimensionality of the one forms is equal to the dimensionality of the<draw:frame draw:style-name="fr2" draw:name="Object135" text:anchor-type="as-char" svg:y="-0.1484in" svg:width="0.4366in" svg:height="0.1839in" draw:z-index="121"><draw:object xlink:href="./Object 135" xlink:type="simple" xlink:show="embed" xlink:actuate="onLoad"/><draw:image xlink:href="./ObjectReplacements/Object 135" xlink:type="simple" xlink:show="embed" xlink:actuate="onLoad"/></draw:frame>forms where<draw:frame draw:style-name="fr2" draw:name="Object136" text:anchor-type="as-char" svg:y="-0.1484in" svg:width="0.2154in" svg:height="0.1839in" draw:z-index="122"><draw:object xlink:href="./Object 136" xlink:type="simple" xlink:show="embed" xlink:actuate="onLoad"/><draw:image xlink:href="./ObjectReplacements/Object 136" xlink:type="simple" xlink:show="embed" xlink:actuate="onLoad"/></draw:frame>is the total number of dimensions of the space so in our case here <text:sequence-ref text:reference-format="text" text:ref-name="refText11">(12)</text:sequence-ref><text:s/><draw:frame draw:style-name="fr2" draw:name="Object137" text:anchor-type="as-char" svg:y="-0.1484in" svg:width="0.2154in" svg:height="0.1839in" draw:z-index="127"><draw:object xlink:href="./Object 137" xlink:type="simple" xlink:show="embed" xlink:actuate="onLoad"/><draw:image xlink:href="./ObjectReplacements/Object 137" xlink:type="simple" xlink:show="embed" xlink:actuate="onLoad"/></draw:frame>is four, there's four dimensions so the one forms is a four dimensional vector space and the<draw:frame draw:style-name="fr2" draw:name="Object138" text:anchor-type="as-char" svg:y="-0.1484in" svg:width="0.4366in" svg:height="0.1839in" draw:z-index="154"><draw:object xlink:href="./Object 138" xlink:type="simple" xlink:show="embed" xlink:actuate="onLoad"/><draw:image xlink:href="./ObjectReplacements/Object 138" xlink:type="simple" xlink:show="embed" xlink:actuate="onLoad"/></draw:frame>forms or the three forms is also a four dimensional vector space. <text:span text:style-name="T31">W</text:span>hat we're doing is we're playing around in three dimensions so we have in our case<draw:frame draw:style-name="fr2" draw:name="Object139" text:anchor-type="as-char" svg:y="-0.1484in" svg:width="0.4398in" svg:height="0.1839in" draw:z-index="155"><draw:object xlink:href="./Object 139" xlink:type="simple" xlink:show="embed" xlink:actuate="onLoad"/><draw:image xlink:href="./ObjectReplacements/Object 139" xlink:type="simple" xlink:show="embed" xlink:actuate="onLoad"/></draw:frame>so we have three dimensions for one forms and three minus ones are the two forms but there's also three dimensions for the two forms so these are two these are both three dimensional vector spaces so the question now is, well if they're both three dimensional vector spaces, why are we automatically going to this one for our electric<draw:frame draw:style-name="fr2" draw:name="Object141" text:anchor-type="as-char" svg:y="-0.1484in" svg:width="0.2in" svg:height="0.1839in" draw:z-index="156"><draw:object xlink:href="./Object 141" xlink:type="simple" xlink:show="embed" xlink:actuate="onLoad"/><draw:image xlink:href="./ObjectReplacements/Object 141" xlink:type="simple" xlink:show="embed" xlink:actuate="onLoad"/><svg:desc>formula</svg:desc></draw:frame>and magnetic<draw:frame draw:style-name="fr2" draw:name="Object140" text:anchor-type="as-char" svg:y="-0.1484in" svg:width="0.202in" svg:height="0.1839in" draw:z-index="157"><draw:object xlink:href="./Object 140" xlink:type="simple" xlink:show="embed" xlink:actuate="onLoad"/><draw:image xlink:href="./ObjectReplacements/Object 140" xlink:type="simple" xlink:show="embed" xlink:actuate="onLoad"/><svg:desc>formula</svg:desc></draw:frame>vector fields. <text:span text:style-name="T31">W</text:span>e call them vector fields and so that's probably the one reason, we say they're vector <text:span text:style-name="T31">f</text:span>ields, I know they're vector <text:span text:style-name="T31">f</text:span>ields because I've studied them that way and they've always called them vector <text:span text:style-name="T31">f</text:span>ields so what we naturally tend to do is we tend to say if<draw:frame draw:style-name="fr2" draw:name="Object142" text:anchor-type="as-char" svg:y="-0.1484in" svg:width="0.2in" svg:height="0.1839in" draw:z-index="158"><draw:object xlink:href="./Object 142" xlink:type="simple" xlink:show="embed" xlink:actuate="onLoad"/><draw:image xlink:href="./ObjectReplacements/Object 142" xlink:type="simple" xlink:show="embed" xlink:actuate="onLoad"/><svg:desc>formula</svg:desc></draw:frame>is a vector field then <text:span text:style-name="T32">we have:</text:span></text:p>
      <text:p text:style-name="P28"/>
      <table:table table:name="Table13" table:style-name="Table13">
        <table:table-column table:style-name="Table13.A"/>
        <table:table-column table:style-name="Table13.B"/>
        <table:table-header-rows>
          <table:table-row>
            <table:table-cell table:style-name="Table13.A1" office:value-type="string">
              <text:p text:style-name="P55"><draw:frame draw:style-name="fr2" draw:name="Object143" text:anchor-type="as-char" svg:y="-0.2154in" svg:width="1.9102in" svg:height="0.2902in" draw:z-index="163"><draw:object xlink:href="./Object 143" xlink:type="simple" xlink:show="embed" xlink:actuate="onLoad"/><draw:image xlink:href="./ObjectReplacements/Object 143" xlink:type="simple" xlink:show="embed" xlink:actuate="onLoad"/><svg:desc>formula</svg:desc></draw:frame></text:p>
            </table:table-cell>
            <table:table-cell table:style-name="Table13.A1" office:value-type="string">
              <text:p text:style-name="P57">(<text:sequence text:ref-name="refText12" text:name="Text" text:formula="ooow:Text+1" style:num-format="1">13</text:sequence>)</text:p>
            </table:table-cell>
          </table:table-row>
        </table:table-header-rows>
      </table:table>
      <text:p text:style-name="P27"/>
      <text:p text:style-name="P27"><text:span text:style-name="T32">T</text:span>hen we immediately convert this into its one form version because it's free, there's a one-to-one correspondence for that and we're studying the nature of forms so we're going to convert this into the obvious dual one form this is the <text:span text:style-name="T32">d</text:span>ual form so we go:</text:p>
      <text:p text:style-name="P28"/>
      <table:table table:name="Table14" table:style-name="Table14">
        <table:table-column table:style-name="Table14.A"/>
        <table:table-column table:style-name="Table14.B"/>
        <table:table-header-rows>
          <table:table-row>
            <table:table-cell table:style-name="Table14.A1" office:value-type="string">
              <text:p text:style-name="P55"><draw:frame draw:style-name="fr2" draw:name="Object144" text:anchor-type="as-char" svg:y="-0.2154in" svg:width="2.2866in" svg:height="0.2902in" draw:z-index="164"><draw:object xlink:href="./Object 144" xlink:type="simple" xlink:show="embed" xlink:actuate="onLoad"/><draw:image xlink:href="./ObjectReplacements/Object 144" xlink:type="simple" xlink:show="embed" xlink:actuate="onLoad"/><svg:desc>formula</svg:desc></draw:frame></text:p>
            </table:table-cell>
            <table:table-cell table:style-name="Table14.A1" office:value-type="string">
              <text:p text:style-name="P57">(<text:sequence text:ref-name="refText13" text:name="Text" text:formula="ooow:Text+1" style:num-format="1">14</text:sequence>)</text:p>
            </table:table-cell>
          </table:table-row>
        </table:table-header-rows>
      </table:table>
      <text:p text:style-name="P27"/>
      <text:p text:style-name="P29"><text:span text:style-name="T33">Well</text:span><draw:frame draw:style-name="fr2" draw:name="Object145" text:anchor-type="as-char" svg:y="-0.1484in" svg:width="0.2in" svg:height="0.1839in" draw:z-index="159"><draw:object xlink:href="./Object 145" xlink:type="simple" xlink:show="embed" xlink:actuate="onLoad"/><draw:image xlink:href="./ObjectReplacements/Object 145" xlink:type="simple" xlink:show="embed" xlink:actuate="onLoad"/><svg:desc>formula</svg:desc></draw:frame>is a vector, this is what we do and over here we have to maybe give e a slightly different symbol because now it's a form so maybe I will put a line underneath it or something like that. <text:span text:style-name="T33">W</text:span>hen we did that for<draw:frame draw:style-name="fr2" draw:name="Object146" text:anchor-type="as-char" svg:y="-0.1484in" svg:width="0.2in" svg:height="0.1839in" draw:z-index="173"><draw:object xlink:href="./Object 146" xlink:type="simple" xlink:show="embed" xlink:actuate="onLoad"/><draw:image xlink:href="./ObjectReplacements/Object 146" xlink:type="simple" xlink:show="embed" xlink:actuate="onLoad"/><svg:desc>formula</svg:desc></draw:frame>we said well<draw:frame draw:style-name="fr2" draw:name="Object147" text:anchor-type="as-char" svg:y="-0.1484in" svg:width="0.202in" svg:height="0.1839in" draw:z-index="174"><draw:object xlink:href="./Object 147" xlink:type="simple" xlink:show="embed" xlink:actuate="onLoad"/><draw:image xlink:href="./ObjectReplacements/Object 147" xlink:type="simple" xlink:show="embed" xlink:actuate="onLoad"/><svg:desc>formula</svg:desc></draw:frame>is a vector <text:span text:style-name="T33">too </text:span>so why can't I write<draw:frame draw:style-name="fr2" draw:name="Object148" text:anchor-type="as-char" svg:y="-0.1484in" svg:width="0.202in" svg:height="0.1839in" draw:z-index="175"><draw:object xlink:href="./Object 148" xlink:type="simple" xlink:show="embed" xlink:actuate="onLoad"/><draw:image xlink:href="./ObjectReplacements/Object 148" xlink:type="simple" xlink:show="embed" xlink:actuate="onLoad"/><svg:desc>formula</svg:desc></draw:frame>vector and then I just do the <text:soft-page-break/>exact same thing, exactly like <text:sequence-ref text:reference-format="text" text:ref-name="refText12">(13)</text:sequence-ref><text:s text:c="2"/>I just write<draw:frame draw:style-name="fr2" draw:name="Object149" text:anchor-type="as-char" svg:y="-0.1484in" svg:width="0.202in" svg:height="0.1839in" draw:z-index="178"><draw:object xlink:href="./Object 149" xlink:type="simple" xlink:show="embed" xlink:actuate="onLoad"/><draw:image xlink:href="./ObjectReplacements/Object 149" xlink:type="simple" xlink:show="embed" xlink:actuate="onLoad"/><svg:desc>formula</svg:desc></draw:frame>the same way and I find<draw:frame draw:style-name="fr2" draw:name="Object152" text:anchor-type="as-char" svg:y="-0.1484in" svg:width="0.202in" svg:height="0.1839in" draw:z-index="181"><draw:object xlink:href="./Object 152" xlink:type="simple" xlink:show="embed" xlink:actuate="onLoad"/><draw:image xlink:href="./ObjectReplacements/Object 152" xlink:type="simple" xlink:show="embed" xlink:actuate="onLoad"/><svg:desc>formula</svg:desc></draw:frame>one form version the same way:</text:p>
      <table:table table:name="Table15" table:style-name="Table15">
        <table:table-column table:style-name="Table15.A"/>
        <table:table-column table:style-name="Table15.B"/>
        <table:table-header-rows>
          <table:table-row>
            <table:table-cell table:style-name="Table15.A1" office:value-type="string">
              <text:p text:style-name="P55"><draw:frame draw:style-name="fr2" draw:name="Object150" text:anchor-type="as-char" svg:y="-0.2154in" svg:width="1.8957in" svg:height="0.2902in" draw:z-index="179"><draw:object xlink:href="./Object 150" xlink:type="simple" xlink:show="embed" xlink:actuate="onLoad"/><draw:image xlink:href="./ObjectReplacements/Object 150" xlink:type="simple" xlink:show="embed" xlink:actuate="onLoad"/><svg:desc>formula</svg:desc></draw:frame></text:p>
            </table:table-cell>
            <table:table-cell table:style-name="Table15.A1" office:value-type="string">
              <text:p text:style-name="P57">(<text:sequence text:ref-name="refText14" text:name="Text" text:formula="ooow:Text+1" style:num-format="1">15</text:sequence>)</text:p>
            </table:table-cell>
          </table:table-row>
        </table:table-header-rows>
      </table:table>
      <text:p text:style-name="P30"/>
      <table:table table:name="Table16" table:style-name="Table16">
        <table:table-column table:style-name="Table16.A"/>
        <table:table-column table:style-name="Table16.B"/>
        <table:table-header-rows>
          <table:table-row>
            <table:table-cell table:style-name="Table16.A1" office:value-type="string">
              <text:p text:style-name="P55"><draw:frame draw:style-name="fr2" draw:name="Object151" text:anchor-type="as-char" svg:y="-0.2154in" svg:width="2.2654in" svg:height="0.2902in" draw:z-index="180"><draw:object xlink:href="./Object 151" xlink:type="simple" xlink:show="embed" xlink:actuate="onLoad"/><draw:image xlink:href="./ObjectReplacements/Object 151" xlink:type="simple" xlink:show="embed" xlink:actuate="onLoad"/><svg:desc>formula</svg:desc></draw:frame></text:p>
            </table:table-cell>
            <table:table-cell table:style-name="Table16.A1" office:value-type="string">
              <text:p text:style-name="P57">(<text:sequence text:ref-name="refText15" text:name="Text" text:formula="ooow:Text+1" style:num-format="1">16</text:sequence>)</text:p>
            </table:table-cell>
          </table:table-row>
        </table:table-header-rows>
      </table:table>
      <text:p text:style-name="P29"/>
      <text:p text:style-name="P29"><text:span text:style-name="T33">T</text:span>his is what we naturally tend to do because we want to think of<draw:frame draw:style-name="fr2" draw:name="Object153" text:anchor-type="as-char" svg:y="-0.1484in" svg:width="0.202in" svg:height="0.1839in" draw:z-index="182"><draw:object xlink:href="./Object 153" xlink:type="simple" xlink:show="embed" xlink:actuate="onLoad"/><draw:image xlink:href="./ObjectReplacements/Object 153" xlink:type="simple" xlink:show="embed" xlink:actuate="onLoad"/><svg:desc>formula</svg:desc></draw:frame>as a vector but now we know that it's not really a vector, it's a pseudo vector so what's interesting is because we have this rich structure of forms <text:sequence-ref text:reference-format="text" text:ref-name="refText10">(11)</text:sequence-ref><text:s/>we can actually choose whether we want our<draw:frame draw:style-name="fr2" draw:name="Object154" text:anchor-type="as-char" svg:y="-0.1484in" svg:width="0.2in" svg:height="0.1839in" draw:z-index="183"><draw:object xlink:href="./Object 154" xlink:type="simple" xlink:show="embed" xlink:actuate="onLoad"/><draw:image xlink:href="./ObjectReplacements/Object 154" xlink:type="simple" xlink:show="embed" xlink:actuate="onLoad"/><svg:desc>formula</svg:desc></draw:frame>and<draw:frame draw:style-name="fr2" draw:name="Object155" text:anchor-type="as-char" svg:y="-0.1484in" svg:width="0.202in" svg:height="0.1839in" draw:z-index="184"><draw:object xlink:href="./Object 155" xlink:type="simple" xlink:show="embed" xlink:actuate="onLoad"/><draw:image xlink:href="./ObjectReplacements/Object 155" xlink:type="simple" xlink:show="embed" xlink:actuate="onLoad"/><svg:desc>formula</svg:desc></draw:frame>fields to be represented by one forms or by two forms and we choose the one that is most appropriate and so how do we figure out which one is the most appropriate well we use our coordinate <text:span text:style-name="T33">t</text:span>ransformations and figure out which one of these actually transforms the right way do how do one forms transform under a parity inversion a full reflection about the origin and how do two forms transform about a full reflection about the origin.</text:p>
      <text:p text:style-name="P29"><text:span text:style-name="T33">I</text:span>t's not too hard to investigate how that works because what we're going to write is we're going to say:</text:p>
      <text:p text:style-name="P30"/>
      <table:table table:name="Table17" table:style-name="Table17">
        <table:table-column table:style-name="Table17.A"/>
        <table:table-column table:style-name="Table17.B"/>
        <table:table-header-rows>
          <table:table-row>
            <table:table-cell table:style-name="Table17.A1" office:value-type="string">
              <text:p text:style-name="P55"><draw:frame draw:style-name="fr2" draw:name="Object156" text:anchor-type="as-char" svg:y="-0.2154in" svg:width="2.4201in" svg:height="0.2598in" draw:z-index="186"><draw:object xlink:href="./Object 156" xlink:type="simple" xlink:show="embed" xlink:actuate="onLoad"/><draw:image xlink:href="./ObjectReplacements/Object 156" xlink:type="simple" xlink:show="embed" xlink:actuate="onLoad"/><svg:desc>formula</svg:desc></draw:frame></text:p>
            </table:table-cell>
            <table:table-cell table:style-name="Table17.A1" office:value-type="string">
              <text:p text:style-name="P57">(<text:sequence text:ref-name="refText16" text:name="Text" text:formula="ooow:Text+1" style:num-format="1">17</text:sequence>)</text:p>
            </table:table-cell>
          </table:table-row>
        </table:table-header-rows>
      </table:table>
      <text:p text:style-name="P29"/>
      <text:p text:style-name="P29"><text:span text:style-name="T33">T</text:span>hat's the transformation and we also know that we're doing a parity inversion so I can say that:</text:p>
      <text:p text:style-name="P30"/>
      <table:table table:name="Table18" table:style-name="Table18">
        <table:table-column table:style-name="Table18.A"/>
        <table:table-column table:style-name="Table18.B"/>
        <table:table-header-rows>
          <table:table-row>
            <table:table-cell table:style-name="Table18.A1" office:value-type="string">
              <text:p text:style-name="P55"><draw:frame draw:style-name="fr2" draw:name="Object157" text:anchor-type="as-char" svg:y="-0.2154in" svg:width="2.8362in" svg:height="0.2598in" draw:z-index="187"><draw:object xlink:href="./Object 157" xlink:type="simple" xlink:show="embed" xlink:actuate="onLoad"/><draw:image xlink:href="./ObjectReplacements/Object 157" xlink:type="simple" xlink:show="embed" xlink:actuate="onLoad"/><svg:desc>formula</svg:desc></draw:frame></text:p>
            </table:table-cell>
            <table:table-cell table:style-name="Table18.A1" office:value-type="string">
              <text:p text:style-name="P57">(<text:sequence text:ref-name="refText17" text:name="Text" text:formula="ooow:Text+1" style:num-format="1">18</text:sequence>)</text:p>
            </table:table-cell>
          </table:table-row>
        </table:table-header-rows>
      </table:table>
      <text:p text:style-name="P29"/>
      <text:p text:style-name="P31"><text:span text:style-name="T34">N</text:span>ow I can also understand that the forms are going to transform exactly the same way:</text:p>
      <text:p text:style-name="P32"/>
      <table:table table:name="Table19" table:style-name="Table19">
        <table:table-column table:style-name="Table19.A"/>
        <table:table-column table:style-name="Table19.B"/>
        <table:table-header-rows>
          <table:table-row>
            <table:table-cell table:style-name="Table19.A1" office:value-type="string">
              <text:p text:style-name="P55"><draw:frame draw:style-name="fr2" draw:name="Object158" text:anchor-type="as-char" svg:y="-0.2154in" svg:width="3.5661in" svg:height="0.2598in" draw:z-index="189"><draw:object xlink:href="./Object 158" xlink:type="simple" xlink:show="embed" xlink:actuate="onLoad"/><draw:image xlink:href="./ObjectReplacements/Object 158" xlink:type="simple" xlink:show="embed" xlink:actuate="onLoad"/><svg:desc>formula</svg:desc></draw:frame></text:p>
            </table:table-cell>
            <table:table-cell table:style-name="Table19.A1" office:value-type="string">
              <text:p text:style-name="P57">(<text:sequence text:ref-name="refText18" text:name="Text" text:formula="ooow:Text+1" style:num-format="1">19</text:sequence>)</text:p>
            </table:table-cell>
          </table:table-row>
        </table:table-header-rows>
      </table:table>
      <text:p text:style-name="P31"/>
      <text:p text:style-name="P31"><text:span text:style-name="T34">N</text:span>ow I execute this substitution <text:sequence-ref text:reference-format="text" text:ref-name="refText18">(19)</text:sequence-ref><text:s/>into the<draw:frame draw:style-name="fr2" draw:name="Object159" text:anchor-type="as-char" svg:y="-0.1484in" svg:width="0.1965in" svg:height="0.1839in" draw:z-index="191"><draw:object xlink:href="./Object 159" xlink:type="simple" xlink:show="embed" xlink:actuate="onLoad"/><draw:image xlink:href="./ObjectReplacements/Object 159" xlink:type="simple" xlink:show="embed" xlink:actuate="onLoad"/><svg:desc>formula</svg:desc></draw:frame>field <text:sequence-ref text:reference-format="text" text:ref-name="refText13">(14)</text:sequence-ref><text:s/>and I'm going to get that the<draw:frame draw:style-name="fr2" draw:name="Object160" text:anchor-type="as-char" svg:y="-0.1484in" svg:width="0.1965in" svg:height="0.1839in" draw:z-index="192"><draw:object xlink:href="./Object 160" xlink:type="simple" xlink:show="embed" xlink:actuate="onLoad"/><draw:image xlink:href="./ObjectReplacements/Object 160" xlink:type="simple" xlink:show="embed" xlink:actuate="onLoad"/><svg:desc>formula</svg:desc></draw:frame>field, the<draw:frame draw:style-name="fr2" draw:name="Object161" text:anchor-type="as-char" svg:y="-0.1484in" svg:width="0.1965in" svg:height="0.1839in" draw:z-index="193"><draw:object xlink:href="./Object 161" xlink:type="simple" xlink:show="embed" xlink:actuate="onLoad"/><draw:image xlink:href="./ObjectReplacements/Object 161" xlink:type="simple" xlink:show="embed" xlink:actuate="onLoad"/><svg:desc>formula</svg:desc></draw:frame>one form field in the prime frame is going to be given by this expression:</text:p>
      <text:p text:style-name="P32"/>
      <table:table table:name="Table20" table:style-name="Table20">
        <table:table-column table:style-name="Table20.A"/>
        <table:table-column table:style-name="Table20.B"/>
        <table:table-header-rows>
          <table:table-row>
            <table:table-cell table:style-name="Table20.A1" office:value-type="string">
              <text:p text:style-name="P55"><draw:frame draw:style-name="fr2" draw:name="Object162" text:anchor-type="as-char" svg:y="-0.2154in" svg:width="3.3535in" svg:height="0.2902in" draw:z-index="194"><draw:object xlink:href="./Object 162" xlink:type="simple" xlink:show="embed" xlink:actuate="onLoad"/><draw:image xlink:href="./ObjectReplacements/Object 162" xlink:type="simple" xlink:show="embed" xlink:actuate="onLoad"/><svg:desc>formula</svg:desc></draw:frame></text:p>
            </table:table-cell>
            <table:table-cell table:style-name="Table20.A1" office:value-type="string">
              <text:p text:style-name="P57">(<text:sequence text:ref-name="refText19" text:name="Text" text:formula="ooow:Text+1" style:num-format="1">20</text:sequence>)</text:p>
            </table:table-cell>
          </table:table-row>
        </table:table-header-rows>
      </table:table>
      <text:p text:style-name="P31"/>
      <text:p text:style-name="Standard"><text:span text:style-name="T34">T</text:span>he minus signs all will come out and what we'll end up with is:</text:p>
      <text:p text:style-name="P32"/>
      <table:table table:name="Table21" table:style-name="Table21">
        <table:table-column table:style-name="Table21.A"/>
        <table:table-column table:style-name="Table21.B"/>
        <table:table-header-rows>
          <table:table-row>
            <table:table-cell table:style-name="Table21.A1" office:value-type="string">
              <text:p text:style-name="P55"><draw:frame draw:style-name="fr2" draw:name="Object163" text:anchor-type="as-char" svg:y="-0.2154in" svg:width="2.6638in" svg:height="0.2902in" draw:z-index="195"><draw:object xlink:href="./Object 163" xlink:type="simple" xlink:show="embed" xlink:actuate="onLoad"/><draw:image xlink:href="./ObjectReplacements/Object 163" xlink:type="simple" xlink:show="embed" xlink:actuate="onLoad"/><svg:desc>formula</svg:desc></draw:frame></text:p>
            </table:table-cell>
            <table:table-cell table:style-name="Table21.A1" office:value-type="string">
              <text:p text:style-name="P57">(<text:sequence text:ref-name="refText20" text:name="Text" text:formula="ooow:Text+1" style:num-format="1">21</text:sequence>)</text:p>
            </table:table-cell>
          </table:table-row>
        </table:table-header-rows>
      </table:table>
      <text:p text:style-name="Standard"/>
      <text:p text:style-name="P33"><text:span text:style-name="T35">W</text:span>hich is exactly what we want because we know that in the new basis system the components in the old basis system which<draw:frame draw:style-name="fr2" draw:name="Object164" text:anchor-type="as-char" svg:y="-0.1484in" svg:width="0.739in" svg:height="0.2091in" draw:z-index="198"><draw:object xlink:href="./Object 164" xlink:type="simple" xlink:show="embed" xlink:actuate="onLoad"/><draw:image xlink:href="./ObjectReplacements/Object 164" xlink:type="simple" xlink:show="embed" xlink:actuate="onLoad"/></draw:frame>have to change sin<text:span text:style-name="T35">g</text:span> and there they do, they change sign straight up now the problem of course is that when we do this we'll get the same result for the magnetic field so we're going to end up with, where the<draw:frame draw:style-name="fr2" draw:name="Object166" text:anchor-type="as-char" svg:y="-0.1484in" svg:width="0.2382in" svg:height="0.1839in" draw:z-index="208"><draw:object xlink:href="./Object 166" xlink:type="simple" xlink:show="embed" xlink:actuate="onLoad"/><draw:image xlink:href="./ObjectReplacements/Object 166" xlink:type="simple" xlink:show="embed" xlink:actuate="onLoad"/></draw:frame>also has a change of sign:</text:p>
      <text:p text:style-name="P33"/>
      <table:table table:name="Table22" table:style-name="Table22">
        <table:table-column table:style-name="Table22.A"/>
        <table:table-column table:style-name="Table22.B"/>
        <table:table-header-rows>
          <table:table-row>
            <table:table-cell table:style-name="Table22.A1" office:value-type="string">
              <text:p text:style-name="P55"><draw:frame draw:style-name="fr2" draw:name="Object165" text:anchor-type="as-char" svg:y="-0.2154in" svg:width="2.6417in" svg:height="0.2902in" draw:z-index="200"><draw:object xlink:href="./Object 165" xlink:type="simple" xlink:show="embed" xlink:actuate="onLoad"/><draw:image xlink:href="./ObjectReplacements/Object 165" xlink:type="simple" xlink:show="embed" xlink:actuate="onLoad"/><svg:desc>formula</svg:desc></draw:frame></text:p>
            </table:table-cell>
            <table:table-cell table:style-name="Table22.A1" office:value-type="string">
              <text:p text:style-name="P57">(<text:sequence text:ref-name="refText21" text:name="Text" text:formula="ooow:Text+1" style:num-format="1">22</text:sequence>)</text:p>
            </table:table-cell>
          </table:table-row>
        </table:table-header-rows>
      </table:table>
      <text:p text:style-name="P33"/>
      <text:p text:style-name="Standard"><text:span text:style-name="T35">B</text:span>ut we know that<draw:frame draw:style-name="fr2" draw:name="Object167" text:anchor-type="as-char" svg:y="-0.1484in" svg:width="0.2382in" svg:height="0.1839in" draw:z-index="209"><draw:object xlink:href="./Object 167" xlink:type="simple" xlink:show="embed" xlink:actuate="onLoad"/><draw:image xlink:href="./ObjectReplacements/Object 167" xlink:type="simple" xlink:show="embed" xlink:actuate="onLoad"/><svg:desc>formula</svg:desc></draw:frame>does not change sin<text:span text:style-name="T35">g</text:span> because<draw:frame draw:style-name="fr2" draw:name="Object168" text:anchor-type="as-char" svg:y="-0.1484in" svg:width="0.202in" svg:height="0.1839in" draw:z-index="210"><draw:object xlink:href="./Object 168" xlink:type="simple" xlink:show="embed" xlink:actuate="onLoad"/><draw:image xlink:href="./ObjectReplacements/Object 168" xlink:type="simple" xlink:show="embed" xlink:actuate="onLoad"/><svg:desc>formula</svg:desc></draw:frame>is a pseudo vector, this is fine for a polar vector</text:p>
      <text:p text:style-name="P34"><text:soft-page-break/>so we can conclude that a polar vector should in fact be a one form so I can actually just write down<draw:frame draw:style-name="fr2" draw:name="Object169" text:anchor-type="as-char" svg:y="-0.1484in" svg:width="0.2in" svg:height="0.1839in" draw:z-index="167"><draw:object xlink:href="./Object 169" xlink:type="simple" xlink:show="embed" xlink:actuate="onLoad"/><draw:image xlink:href="./ObjectReplacements/Object 169" xlink:type="simple" xlink:show="embed" xlink:actuate="onLoad"/><svg:desc>formula</svg:desc></draw:frame> should be a one form because it transforms the right way, well look what would happen if instead of making<draw:frame draw:style-name="fr2" draw:name="Object170" text:anchor-type="as-char" svg:y="-0.1484in" svg:width="0.202in" svg:height="0.1839in" draw:z-index="168"><draw:object xlink:href="./Object 170" xlink:type="simple" xlink:show="embed" xlink:actuate="onLoad"/><draw:image xlink:href="./ObjectReplacements/Object 170" xlink:type="simple" xlink:show="embed" xlink:actuate="onLoad"/><svg:desc>formula</svg:desc></draw:frame>a one form we may<draw:frame draw:style-name="fr2" draw:name="Object171" text:anchor-type="as-char" svg:y="-0.1484in" svg:width="0.202in" svg:height="0.1839in" draw:z-index="169"><draw:object xlink:href="./Object 171" xlink:type="simple" xlink:show="embed" xlink:actuate="onLoad"/><draw:image xlink:href="./ObjectReplacements/Object 171" xlink:type="simple" xlink:show="embed" xlink:actuate="onLoad"/><svg:desc>formula</svg:desc></draw:frame>a two form, what would happen if we wrote<draw:frame draw:style-name="fr2" draw:name="Object172" text:anchor-type="as-char" svg:y="-0.1484in" svg:width="0.2382in" svg:height="0.1839in" draw:z-index="176"><draw:object xlink:href="./Object 172" xlink:type="simple" xlink:show="embed" xlink:actuate="onLoad"/><draw:image xlink:href="./ObjectReplacements/Object 172" xlink:type="simple" xlink:show="embed" xlink:actuate="onLoad"/><svg:desc>formula</svg:desc></draw:frame>down as a two form</text:p>
      <text:p text:style-name="P35"/>
      <table:table table:name="Table23" table:style-name="Table23">
        <table:table-column table:style-name="Table23.A"/>
        <table:table-column table:style-name="Table23.B"/>
        <table:table-header-rows>
          <table:table-row>
            <table:table-cell table:style-name="Table23.A1" office:value-type="string">
              <text:p text:style-name="P55"><draw:frame draw:style-name="fr2" draw:name="Object173" text:anchor-type="as-char" svg:y="-0.2154in" svg:width="3.739in" svg:height="0.2902in" draw:z-index="185"><draw:object xlink:href="./Object 173" xlink:type="simple" xlink:show="embed" xlink:actuate="onLoad"/><draw:image xlink:href="./ObjectReplacements/Object 173" xlink:type="simple" xlink:show="embed" xlink:actuate="onLoad"/><svg:desc>formula</svg:desc></draw:frame></text:p>
            </table:table-cell>
            <table:table-cell table:style-name="Table23.A1" office:value-type="string">
              <text:p text:style-name="P57">(<text:sequence text:ref-name="refText22" text:name="Text" text:formula="ooow:Text+1" style:num-format="1">23</text:sequence>)</text:p>
            </table:table-cell>
          </table:table-row>
        </table:table-header-rows>
      </table:table>
      <text:p text:style-name="P34"/>
      <text:p text:style-name="Standard"><text:span text:style-name="T36">T</text:span>hat's all the basis vectors in the space of two forms and the components are just<draw:frame draw:style-name="fr2" draw:name="Object174" text:anchor-type="as-char" svg:y="-0.1484in" svg:width="0.7244in" svg:height="0.2091in" draw:z-index="177"><draw:object xlink:href="./Object 174" xlink:type="simple" xlink:show="embed" xlink:actuate="onLoad"/><draw:image xlink:href="./ObjectReplacements/Object 174" xlink:type="simple" xlink:show="embed" xlink:actuate="onLoad"/></draw:frame>. <text:span text:style-name="T36">N</text:span>ow in</text:p>
      <text:p text:style-name="Standard">principle this probably is best to write down as:</text:p>
      <text:p text:style-name="P36"/>
      <table:table table:name="Table24" table:style-name="Table24">
        <table:table-column table:style-name="Table24.A"/>
        <table:table-column table:style-name="Table24.B"/>
        <table:table-header-rows>
          <table:table-row>
            <table:table-cell table:style-name="Table24.A1" office:value-type="string">
              <text:p text:style-name="P55"><draw:frame draw:style-name="fr2" draw:name="Object175" text:anchor-type="as-char" svg:y="-0.2154in" svg:width="3.9638in" svg:height="0.2902in" draw:z-index="188"><draw:object xlink:href="./Object 175" xlink:type="simple" xlink:show="embed" xlink:actuate="onLoad"/><draw:image xlink:href="./ObjectReplacements/Object 175" xlink:type="simple" xlink:show="embed" xlink:actuate="onLoad"/><svg:desc>formula</svg:desc></draw:frame></text:p>
            </table:table-cell>
            <table:table-cell table:style-name="Table24.A1" office:value-type="string">
              <text:p text:style-name="P57">(<text:sequence text:ref-name="refText23" text:name="Text" text:formula="ooow:Text+1" style:num-format="1">24</text:sequence>)</text:p>
            </table:table-cell>
          </table:table-row>
        </table:table-header-rows>
      </table:table>
      <text:p text:style-name="Standard"/>
      <text:p text:style-name="P37"><text:span text:style-name="T36">R</text:span>egardless, these are just still the components of these three basis vectors but now if I make my substitution <text:sequence-ref text:reference-format="text" text:ref-name="refText18">(19)</text:sequence-ref>.</text:p>
      <text:p text:style-name="P36"/>
      <table:table table:name="Table25" table:style-name="Table25">
        <table:table-column table:style-name="Table25.A"/>
        <table:table-column table:style-name="Table25.B"/>
        <table:table-header-rows>
          <table:table-row>
            <table:table-cell table:style-name="Table25.A1" office:value-type="string">
              <text:p text:style-name="P55"><draw:frame draw:style-name="fr2" draw:name="Object176" text:anchor-type="as-char" svg:y="-0.2154in" svg:width="5.889in" svg:height="0.2902in" draw:z-index="190"><draw:object xlink:href="./Object 176" xlink:type="simple" xlink:show="embed" xlink:actuate="onLoad"/><draw:image xlink:href="./ObjectReplacements/Object 176" xlink:type="simple" xlink:show="embed" xlink:actuate="onLoad"/><svg:desc>formula</svg:desc></draw:frame></text:p>
            </table:table-cell>
            <table:table-cell table:style-name="Table25.A1" office:value-type="string">
              <text:p text:style-name="P57">(<text:sequence text:ref-name="refText24" text:name="Text" text:formula="ooow:Text+1" style:num-format="1">25</text:sequence>)</text:p>
            </table:table-cell>
          </table:table-row>
        </table:table-header-rows>
      </table:table>
      <text:p text:style-name="P37"/>
      <text:p text:style-name="P37"><text:span text:style-name="T36">N</text:span>ow look at this miracle that happens, the negative signs cancel out and what you end up with is the transformed vector right which is going to be:</text:p>
      <text:p text:style-name="P36"/>
      <table:table table:name="Table26" table:style-name="Table26">
        <table:table-column table:style-name="Table26.A"/>
        <table:table-column table:style-name="Table26.B"/>
        <table:table-header-rows>
          <table:table-row>
            <table:table-cell table:style-name="Table26.A1" office:value-type="string">
              <text:p text:style-name="P55"><draw:frame draw:style-name="fr2" draw:name="Object177" text:anchor-type="as-char" svg:y="-0.2154in" svg:width="4.078in" svg:height="0.2902in" draw:z-index="196"><draw:object xlink:href="./Object 177" xlink:type="simple" xlink:show="embed" xlink:actuate="onLoad"/><draw:image xlink:href="./ObjectReplacements/Object 177" xlink:type="simple" xlink:show="embed" xlink:actuate="onLoad"/><svg:desc>formula</svg:desc></draw:frame></text:p>
            </table:table-cell>
            <table:table-cell table:style-name="Table26.A1" office:value-type="string">
              <text:p text:style-name="P57">(<text:sequence text:ref-name="refText25" text:name="Text" text:formula="ooow:Text+1" style:num-format="1">26</text:sequence>)</text:p>
            </table:table-cell>
          </table:table-row>
        </table:table-header-rows>
      </table:table>
      <text:p text:style-name="P37"/>
      <text:p text:style-name="Standard"><text:span text:style-name="T37">I</text:span>f you look at it we now are in the primed system but notice that the coefficients haven't changed, the components have not changed si<text:span text:style-name="T37">gn, </text:span>which is exactly the behavior we would expect for a pseudo vector,</text:p>
      <text:p text:style-name="P38">this is a pseudo vector so now we have some understanding of this we have some insight, here we have this arbitrary distinction between two kinds of vectors this<draw:frame draw:style-name="fr2" draw:name="Object178" text:anchor-type="as-char" svg:y="-0.1484in" svg:width="0.202in" svg:height="0.1839in" draw:z-index="197"><draw:object xlink:href="./Object 178" xlink:type="simple" xlink:show="embed" xlink:actuate="onLoad"/><draw:image xlink:href="./ObjectReplacements/Object 178" xlink:type="simple" xlink:show="embed" xlink:actuate="onLoad"/></draw:frame>type vector and the electric field vector<draw:frame draw:style-name="fr2" draw:name="Object179" text:anchor-type="as-char" svg:y="-0.1484in" svg:width="0.2in" svg:height="0.1839in" draw:z-index="199"><draw:object xlink:href="./Object 179" xlink:type="simple" xlink:show="embed" xlink:actuate="onLoad"/><draw:image xlink:href="./ObjectReplacements/Object 179" xlink:type="simple" xlink:show="embed" xlink:actuate="onLoad"/><svg:desc>formula</svg:desc></draw:frame>which was this <text:sequence-ref text:reference-format="text" text:ref-name="refText13">(14)</text:sequence-ref>, we notice that there's just two different types of vectors they transform different and I just gotta keep track of the fact that the components don't change sign for<draw:frame draw:style-name="fr2" draw:name="Object180" text:anchor-type="as-char" svg:y="-0.1484in" svg:width="0.202in" svg:height="0.1839in" draw:z-index="201"><draw:object xlink:href="./Object 180" xlink:type="simple" xlink:show="embed" xlink:actuate="onLoad"/><draw:image xlink:href="./ObjectReplacements/Object 180" xlink:type="simple" xlink:show="embed" xlink:actuate="onLoad"/><svg:desc>formula</svg:desc></draw:frame>and they do change si<text:span text:style-name="T38">gn</text:span> for<draw:frame draw:style-name="fr2" draw:name="Object181" text:anchor-type="as-char" svg:y="-0.1484in" svg:width="0.2in" svg:height="0.1839in" draw:z-index="202"><draw:object xlink:href="./Object 181" xlink:type="simple" xlink:show="embed" xlink:actuate="onLoad"/><draw:image xlink:href="./ObjectReplacements/Object 181" xlink:type="simple" xlink:show="embed" xlink:actuate="onLoad"/><svg:desc>formula</svg:desc></draw:frame>, for the electric field and polar and axial so I take note of it and I keep track of it that way but now what I realize is no no no, what's going on really is the electric field really lives in this world of one forms and the magnetic field lives in this world of two forms.</text:p>
      <text:p text:style-name="P38"/>
      <text:p text:style-name="P38"><text:span text:style-name="T38">T</text:span>hese things have all the transformation properties built in so the magnetic field is just a different type of mathematical object and now we are putting it really in its right place we're not doing some bookkeeping trick we're actually understanding this in the right way and the right way is as a two form so now that we're going to understand the magnetic field as a two form now we have to understand well heck I need to know how to calculate the curl of the magnetic field because I know that the curl of the magnetic field this is part of Maxwell's equations so in order to understand how to do the curl of a magnetic field, I have to understand what does it mean to take the curl of this object of a two form because I know how to take the curl of a vector, we've already demonstrated that the curl of a vector you convert to a one form now we know how to do curls of one forms but I need to know how to do the divergence of the vector<draw:frame draw:style-name="fr2" draw:name="Object182" text:anchor-type="as-char" svg:y="-0.1484in" svg:width="0.202in" svg:height="0.1839in" draw:z-index="203"><draw:object xlink:href="./Object 182" xlink:type="simple" xlink:show="embed" xlink:actuate="onLoad"/><draw:image xlink:href="./ObjectReplacements/Object 182" xlink:type="simple" xlink:show="embed" xlink:actuate="onLoad"/><svg:desc>formula</svg:desc></draw:frame>so I need to find the equivalent expressions for this in terms of what<draw:frame draw:style-name="fr2" draw:name="Object183" text:anchor-type="as-char" svg:y="-0.1484in" svg:width="0.202in" svg:height="0.1839in" draw:z-index="211"><draw:object xlink:href="./Object 183" xlink:type="simple" xlink:show="embed" xlink:actuate="onLoad"/><draw:image xlink:href="./ObjectReplacements/Object 183" xlink:type="simple" xlink:show="embed" xlink:actuate="onLoad"/><svg:desc>formula</svg:desc></draw:frame>really is which is a two form, I need to find what do I do in the world of forms to mimic these properties in Maxwell's equations because when I look at Maxwell's equations I'm thinking of<draw:frame draw:style-name="fr2" draw:name="Object184" text:anchor-type="as-char" svg:y="-0.1484in" svg:width="0.202in" svg:height="0.1839in" draw:z-index="212"><draw:object xlink:href="./Object 184" xlink:type="simple" xlink:show="embed" xlink:actuate="onLoad"/><draw:image xlink:href="./ObjectReplacements/Object 184" xlink:type="simple" xlink:show="embed" xlink:actuate="onLoad"/><svg:desc>formula</svg:desc></draw:frame>as a vector in the old sense, it is a pseudo vector not a vector but well I could say it's an axial vector but I usually say it's a vector and then I just have to remember oh it's an axial vector but now I'm going to <text:soft-page-break/>say no<draw:frame draw:style-name="fr2" draw:name="Object185" text:anchor-type="as-char" svg:y="-0.1484in" svg:width="0.202in" svg:height="0.1839in" draw:z-index="117"><draw:object xlink:href="./Object 185" xlink:type="simple" xlink:show="embed" xlink:actuate="onLoad"/><draw:image xlink:href="./ObjectReplacements/Object 185" xlink:type="simple" xlink:show="embed" xlink:actuate="onLoad"/><svg:desc>formula</svg:desc></draw:frame>is a two form so I have to understand curls and divergences of two forms so that's the motivation, all that stuff I just set up to here which has been probably over half an hour of talking is</text:p>
      <text:p text:style-name="Standard">just the motivation because we are now going to think of the magnetic field as a two form and now we have to understand what does it mean how do we transform these vector curls and vector divergences into two form language so that is our our final part of today's lesson.</text:p>
      <text:p text:style-name="Standard"/>
      <text:p text:style-name="Standard"><text:span text:style-name="T39">T</text:span>he good news is this last part is actually very easy, the first thing is we realize we're dispensing with</text:p>
      <text:p text:style-name="P39">this idea that the magnetic field vector we're going to immediately write as a vector and as a one form instead we are going to express the magnetic field <text:span text:style-name="T39">as a two </text:span>form, we're going to choose a two form to represent the magnetic field<draw:frame draw:style-name="fr2" draw:name="Object186" text:anchor-type="as-char" svg:y="-0.1484in" svg:width="0.202in" svg:height="0.1839in" draw:z-index="123"><draw:object xlink:href="./Object 186" xlink:type="simple" xlink:show="embed" xlink:actuate="onLoad"/><draw:image xlink:href="./ObjectReplacements/Object 186" xlink:type="simple" xlink:show="embed" xlink:actuate="onLoad"/><svg:desc>formula</svg:desc></draw:frame>. <text:span text:style-name="T40">No</text:span>w we still need to take the divergence as I said a moment ago so we know how to take the divergence of a one form. <text:span text:style-name="T40">T</text:span>he divergence <text:span text:style-name="T40">of a </text:span>one form is:</text:p>
      <text:p text:style-name="P40"/>
      <table:table table:name="Table27" table:style-name="Table27">
        <table:table-column table:style-name="Table27.A"/>
        <table:table-column table:style-name="Table27.B"/>
        <table:table-header-rows>
          <table:table-row>
            <table:table-cell table:style-name="Table27.A1" office:value-type="string">
              <text:p text:style-name="P55"><text:span text:style-name="T44">Divergence→</text:span><draw:frame draw:style-name="fr2" draw:name="Object187" text:anchor-type="as-char" svg:y="-0.198in" svg:width="1.5575in" svg:height="0.2543in" draw:z-index="204"><draw:object xlink:href="./Object 187" xlink:type="simple" xlink:show="embed" xlink:actuate="onLoad"/><draw:image xlink:href="./ObjectReplacements/Object 187" xlink:type="simple" xlink:show="embed" xlink:actuate="onLoad"/><svg:desc>formula</svg:desc></draw:frame></text:p>
            </table:table-cell>
            <table:table-cell table:style-name="Table27.A1" office:value-type="string">
              <text:p text:style-name="P57">(<text:sequence text:ref-name="refText26" text:name="Text" text:formula="ooow:Text+1" style:num-format="1">27</text:sequence>)</text:p>
            </table:table-cell>
          </table:table-row>
        </table:table-header-rows>
      </table:table>
      <text:p text:style-name="P39"/>
      <text:p text:style-name="P39"><text:span text:style-name="T40">B</text:span>ut<draw:frame draw:style-name="fr2" draw:name="Object188" text:anchor-type="as-char" svg:y="-0.1484in" svg:width="0.202in" svg:height="0.1839in" draw:z-index="124"><draw:object xlink:href="./Object 188" xlink:type="simple" xlink:show="embed" xlink:actuate="onLoad"/><draw:image xlink:href="./ObjectReplacements/Object 188" xlink:type="simple" xlink:show="embed" xlink:actuate="onLoad"/><svg:desc>formula</svg:desc></draw:frame><text:span text:style-name="T40">i</text:span>s now a two form so what we're doing is I'm substituting in for this one form the Hodge dual of <text:span text:style-name="T40">a</text:span> <text:span text:style-name="T40">two </text:span>form and I'm hoping this will work because if it does work it's very easy because the Hodge dual of the Hodge dual is an inverted inverse of each other. <text:span text:style-name="T40">I</text:span>f you take the Hodge dual of a Hodge dual you get back the original thing so this divergence expression for the two <text:span text:style-name="T40">f</text:span>orm<draw:frame draw:style-name="fr2" draw:name="Object189" text:anchor-type="as-char" svg:y="-0.1484in" svg:width="0.202in" svg:height="0.1839in" draw:z-index="125"><draw:object xlink:href="./Object 189" xlink:type="simple" xlink:show="embed" xlink:actuate="onLoad"/><draw:image xlink:href="./ObjectReplacements/Object 189" xlink:type="simple" xlink:show="embed" xlink:actuate="onLoad"/><svg:desc>formula</svg:desc></draw:frame>is just the Hodge dual of the exterior derivative of the two form. <text:span text:style-name="T40">T</text:span>he question is I'm speculating because I've just written this down and I'm saying, well I know how to take the divergence of a one form so if I can turn this into a one form, take the divergence of that maybe this all works so let's check let's calculate the Hodge dual of the exterior derivative of the two form version of the magnetic field:</text:p>
      <text:p text:style-name="P40"/>
      <table:table table:name="Table28" table:style-name="Table28">
        <table:table-column table:style-name="Table28.A"/>
        <table:table-column table:style-name="Table28.B"/>
        <table:table-header-rows>
          <table:table-row>
            <table:table-cell table:style-name="Table28.A1" office:value-type="string">
              <text:p text:style-name="P55"><draw:frame draw:style-name="fr2" draw:name="Object190" text:anchor-type="as-char" svg:y="-0.2154in" svg:width="2.5228in" svg:height="0.2902in" draw:z-index="205"><draw:object xlink:href="./Object 190" xlink:type="simple" xlink:show="embed" xlink:actuate="onLoad"/><draw:image xlink:href="./ObjectReplacements/Object 190" xlink:type="simple" xlink:show="embed" xlink:actuate="onLoad"/><svg:desc>formula</svg:desc></draw:frame></text:p>
            </table:table-cell>
            <table:table-cell table:style-name="Table28.A1" office:value-type="string">
              <text:p text:style-name="P57">(<text:sequence text:ref-name="refText27" text:name="Text" text:formula="ooow:Text+1" style:num-format="1">28</text:sequence>)</text:p>
            </table:table-cell>
          </table:table-row>
        </table:table-header-rows>
      </table:table>
      <text:p text:style-name="P39"/>
      <text:p text:style-name="P41"><text:span text:style-name="T40">F</text:span>irst I need to calculate the exterior derivative, we just ignore <text:sequence-ref text:reference-format="text" text:ref-name="refText27">(28)</text:sequence-ref><text:s/>for right now, I need to calculate the exterior derivative of the two form and that's not hard because remember, the exterior derivative of a two form is a three form and that's already making me feel good because the Hodge dual of the three form when I take this guy and I Hodge dual the three form I'm going to get a zero form which is a scalar and the divergence is a scalar so I'm in the right <text:span text:style-name="T41">z</text:span>one:</text:p>
      <text:p text:style-name="P42"/>
      <table:table table:name="Table29" table:style-name="Table29">
        <table:table-column table:style-name="Table29.A"/>
        <table:table-column table:style-name="Table29.B"/>
        <table:table-header-rows>
          <table:table-row>
            <table:table-cell table:style-name="Table29.A1" office:value-type="string">
              <text:p text:style-name="P55"><draw:frame draw:style-name="fr2" draw:name="Object191" text:anchor-type="as-char" svg:y="-0.2299in" svg:width="5.9689in" svg:height="0.3201in" draw:z-index="206"><draw:object xlink:href="./Object 191" xlink:type="simple" xlink:show="embed" xlink:actuate="onLoad"/><draw:image xlink:href="./ObjectReplacements/Object 191" xlink:type="simple" xlink:show="embed" xlink:actuate="onLoad"/><svg:desc>formula</svg:desc></draw:frame></text:p>
            </table:table-cell>
            <table:table-cell table:style-name="Table29.A1" office:value-type="string">
              <text:p text:style-name="P57">(<text:sequence text:ref-name="refText28" text:name="Text" text:formula="ooow:Text+1" style:num-format="1">29</text:sequence>)</text:p>
            </table:table-cell>
          </table:table-row>
        </table:table-header-rows>
      </table:table>
      <text:p text:style-name="P41"/>
      <text:p text:style-name="P43"><text:span text:style-name="T42">W</text:span>e've already done several demonstrations of how to take the exterior derivative of something but it's not very tough, <text:span text:style-name="T42">i</text:span>t's a sum and the only surviving terms are <text:span text:style-name="T42">shown in</text:span> <text:sequence-ref text:reference-format="text" text:ref-name="refText28">(29)</text:sequence-ref><text:s/>and if you <text:span text:style-name="T42">s</text:span>huffle this stuff around, <draw:frame draw:style-name="fr2" draw:name="Object192" text:anchor-type="as-char" svg:y="-0.1484in" svg:width="0.4866in" svg:height="0.1839in" draw:z-index="126"><draw:object xlink:href="./Object 192" xlink:type="simple" xlink:show="embed" xlink:actuate="onLoad"/><draw:image xlink:href="./ObjectReplacements/Object 192" xlink:type="simple" xlink:show="embed" xlink:actuate="onLoad"/></draw:frame>is what we want, this is the basis vector of the three form vector space which is one dimensional and I end up with:</text:p>
      <text:p text:style-name="P44"/>
      <table:table table:name="Table30" table:style-name="Table30">
        <table:table-column table:style-name="Table30.A"/>
        <table:table-column table:style-name="Table30.B"/>
        <table:table-header-rows>
          <table:table-row>
            <table:table-cell table:style-name="Table30.A1" office:value-type="string">
              <text:p text:style-name="P55"><draw:frame draw:style-name="fr2" draw:name="Object193" text:anchor-type="as-char" svg:y="-0.2154in" svg:width="3.3984in" svg:height="0.3043in" draw:z-index="207"><draw:object xlink:href="./Object 193" xlink:type="simple" xlink:show="embed" xlink:actuate="onLoad"/><draw:image xlink:href="./ObjectReplacements/Object 193" xlink:type="simple" xlink:show="embed" xlink:actuate="onLoad"/><svg:desc>formula</svg:desc></draw:frame></text:p>
            </table:table-cell>
            <table:table-cell table:style-name="Table30.A1" office:value-type="string">
              <text:p text:style-name="P57">(<text:sequence text:ref-name="refText29" text:name="Text" text:formula="ooow:Text+1" style:num-format="1">30</text:sequence>)</text:p>
            </table:table-cell>
          </table:table-row>
        </table:table-header-rows>
      </table:table>
      <text:p text:style-name="P43"/>
      <text:p text:style-name="P46"><text:span text:style-name="T43">W</text:span>hich is exactly the divergence, this is the divergence of the regular vector field from classical vector analysis and then this makes it a three form so it's not a scalar it's actually a three form in fact it's a pseudo scalar isn't it because if we did if you changed these coordinates if you did a parity inversion you would be left over with a sign change so it's interesting this is actually as it's written is a pseudo scalar with something I told you doesn't show up much but it is right here, you see it this is a genuine <text:soft-page-break/>pseudo scal<text:span text:style-name="T3">a</text:span>r so but we're going to take the Hodge dual of this thing right we're taking the Hodge Du<text:span text:style-name="T43">a</text:span>l of the exterior derivative and when you do that this guy gets replaced with just the number<draw:frame draw:style-name="fr2" draw:name="Object194" text:anchor-type="as-char" svg:y="-0.1484in" svg:width="0.1618in" svg:height="0.1839in" draw:z-index="214"><draw:object xlink:href="./Object 194" xlink:type="simple" xlink:show="embed" xlink:actuate="onLoad"/><draw:image xlink:href="./ObjectReplacements/Object 194" xlink:type="simple" xlink:show="embed" xlink:actuate="onLoad"/></draw:frame>because the Hodge dual of the single one-dimensional three-four basis vector is just the number<draw:frame draw:style-name="fr2" draw:name="Object195" text:anchor-type="as-char" svg:y="-0.1484in" svg:width="0.1618in" svg:height="0.1839in" draw:z-index="215"><draw:object xlink:href="./Object 195" xlink:type="simple" xlink:show="embed" xlink:actuate="onLoad"/><draw:image xlink:href="./ObjectReplacements/Object 195" xlink:type="simple" xlink:show="embed" xlink:actuate="onLoad"/><svg:desc>formula</svg:desc></draw:frame>.</text:p>
      <text:p text:style-name="P45"/>
      <table:table table:name="Table31" table:style-name="Table31">
        <table:table-column table:style-name="Table31.A"/>
        <table:table-column table:style-name="Table31.B"/>
        <table:table-header-rows>
          <table:table-row>
            <table:table-cell table:style-name="Table31.A1" office:value-type="string">
              <text:p text:style-name="P55"><draw:frame draw:style-name="fr2" draw:name="Object196" text:anchor-type="as-char" svg:y="-0.1854in" svg:width="2.1626in" svg:height="0.261in" draw:z-index="213"><draw:object xlink:href="./Object 196" xlink:type="simple" xlink:show="embed" xlink:actuate="onLoad"/><draw:image xlink:href="./ObjectReplacements/Object 196" xlink:type="simple" xlink:show="embed" xlink:actuate="onLoad"/><svg:desc>formula</svg:desc></draw:frame></text:p>
            </table:table-cell>
            <table:table-cell table:style-name="Table31.A1" office:value-type="string">
              <text:p text:style-name="P57">(<text:sequence text:ref-name="refText30" text:name="Text" text:formula="ooow:Text+1" style:num-format="1">31</text:sequence>)</text:p>
            </table:table-cell>
          </table:table-row>
        </table:table-header-rows>
      </table:table>
      <text:p text:style-name="Standard"/>
      <text:p text:style-name="P47"><text:span text:style-name="T44">T</text:span>here you have, it checks out that the divergence of a two form is given as the Hodge dual of the exterior derivative of the two form, likewise the curl of a one form was the Hodge dual of the exterior derivative of the one form so if I substitute in the Hodge dual of our magnetic field t<text:span text:style-name="T44">w</text:span>o form then what do I end up with? I end up with:</text:p>
      <table:table table:name="Table32" table:style-name="Table32">
        <table:table-column table:style-name="Table32.A"/>
        <table:table-column table:style-name="Table32.B"/>
        <table:table-header-rows>
          <table:table-row>
            <table:table-cell table:style-name="Table32.A1" office:value-type="string">
              <text:p text:style-name="P55"><draw:frame draw:style-name="fr2" draw:name="Object197" text:anchor-type="as-char" svg:y="-0.198in" svg:width="1.578in" svg:height="0.2543in" draw:z-index="216"><draw:object xlink:href="./Object 197" xlink:type="simple" xlink:show="embed" xlink:actuate="onLoad"/><draw:image xlink:href="./ObjectReplacements/Object 197" xlink:type="simple" xlink:show="embed" xlink:actuate="onLoad"/><svg:desc>formula</svg:desc></draw:frame></text:p>
            </table:table-cell>
            <table:table-cell table:style-name="Table32.A1" office:value-type="string">
              <text:p text:style-name="P57">(<text:sequence text:ref-name="refText31" text:name="Text" text:formula="ooow:Text+1" style:num-format="1">32</text:sequence>)</text:p>
            </table:table-cell>
          </table:table-row>
        </table:table-header-rows>
      </table:table>
      <text:p text:style-name="P47"/>
      <text:p text:style-name="P48"><text:span text:style-name="T45">W</text:span>hat we end up seeing is that the divergence of a one form<draw:frame draw:style-name="fr2" draw:name="Object202" text:anchor-type="as-char" svg:y="-0.0854in" svg:width="0.2138in" svg:height="0.0953in" draw:z-index="221"><draw:object xlink:href="./Object 202" xlink:type="simple" xlink:show="embed" xlink:actuate="onLoad"/><draw:image xlink:href="./ObjectReplacements/Object 202" xlink:type="simple" xlink:show="embed" xlink:actuate="onLoad"/></draw:frame>and the curl of a two form<draw:frame draw:style-name="fr2" draw:name="Object203" text:anchor-type="as-char" svg:y="-0.1228in" svg:width="0.2043in" svg:height="0.1646in" draw:z-index="222"><draw:object xlink:href="./Object 203" xlink:type="simple" xlink:show="embed" xlink:actuate="onLoad"/><draw:image xlink:href="./ObjectReplacements/Object 203" xlink:type="simple" xlink:show="embed" xlink:actuate="onLoad"/></draw:frame> are actually given by the same expression: the Hodge dual of the exterior derivative of the Hodge dual of the one form gives you the divergence of the one form it corresponds with the divergence of the one form and the Hodge dual of the exterior derivative of the Hodge dual of the two form gives you the curl of vector:</text:p>
      <table:table table:name="Table33" table:style-name="Table33">
        <table:table-column table:style-name="Table33.A"/>
        <table:table-column table:style-name="Table33.B"/>
        <table:table-header-rows>
          <table:table-row>
            <table:table-cell table:style-name="Table33.A1" office:value-type="string">
              <text:p text:style-name="P55"><text:span text:style-name="T45">Divergence one form</text:span><draw:frame draw:style-name="fr2" draw:name="Object198" text:anchor-type="as-char" svg:y="-0.1854in" svg:width="1.3181in" svg:height="0.2307in" draw:z-index="217"><draw:object xlink:href="./Object 198" xlink:type="simple" xlink:show="embed" xlink:actuate="onLoad"/><draw:image xlink:href="./ObjectReplacements/Object 198" xlink:type="simple" xlink:show="embed" xlink:actuate="onLoad"/><svg:desc>formula</svg:desc></draw:frame>, <text:span text:style-name="T45">Curl two form</text:span><draw:frame draw:style-name="fr2" draw:name="Object199" text:anchor-type="as-char" svg:y="-0.1854in" svg:width="1.3055in" svg:height="0.2382in" draw:z-index="218"><draw:object xlink:href="./Object 199" xlink:type="simple" xlink:show="embed" xlink:actuate="onLoad"/><draw:image xlink:href="./ObjectReplacements/Object 199" xlink:type="simple" xlink:show="embed" xlink:actuate="onLoad"/><svg:desc>formula</svg:desc></draw:frame></text:p>
            </table:table-cell>
            <table:table-cell table:style-name="Table33.A1" office:value-type="string">
              <text:p text:style-name="P57">(<text:sequence text:ref-name="refText32" text:name="Text" text:formula="ooow:Text+1" style:num-format="1">33</text:sequence>)</text:p>
            </table:table-cell>
          </table:table-row>
        </table:table-header-rows>
      </table:table>
      <text:p text:style-name="P48"><text:s text:c="2"/></text:p>
      <text:p text:style-name="P49">I'm sorry this gives you the divergence of a vector and this gives you the equivalent of the curl of a vector and then the curl of a one form<draw:frame draw:style-name="fr2" draw:name="Object204" text:anchor-type="as-char" svg:y="-0.0854in" svg:width="0.2138in" svg:height="0.0953in" draw:z-index="223"><draw:object xlink:href="./Object 204" xlink:type="simple" xlink:show="embed" xlink:actuate="onLoad"/><draw:image xlink:href="./ObjectReplacements/Object 204" xlink:type="simple" xlink:show="embed" xlink:actuate="onLoad"/><svg:desc>formula</svg:desc></draw:frame>is the Hodge dual <text:span text:style-name="T46">of </text:span>the exterior derivative of the one form and that corresponds to the curl of some vector in our elementary system.</text:p>
      <text:p text:style-name="P50"/>
      <table:table table:name="Table34" table:style-name="Table34">
        <table:table-column table:style-name="Table34.A"/>
        <table:table-column table:style-name="Table34.B"/>
        <table:table-header-rows>
          <table:table-row>
            <table:table-cell table:style-name="Table34.A1" office:value-type="string">
              <text:p text:style-name="P56"><text:span text:style-name="T45">Divergence </text:span><text:span text:style-name="T46">two</text:span><text:span text:style-name="T45"> form</text:span><draw:frame draw:style-name="fr2" draw:name="Object200" text:anchor-type="as-char" svg:y="-0.1854in" svg:width="1.148in" svg:height="0.2382in" draw:z-index="219"><draw:object xlink:href="./Object 200" xlink:type="simple" xlink:show="embed" xlink:actuate="onLoad"/><draw:image xlink:href="./ObjectReplacements/Object 200" xlink:type="simple" xlink:show="embed" xlink:actuate="onLoad"/><svg:desc>formula</svg:desc></draw:frame>, <text:span text:style-name="T45">Curl </text:span><text:span text:style-name="T46">one</text:span><text:span text:style-name="T45"> form</text:span><draw:frame draw:style-name="fr2" draw:name="Object201" text:anchor-type="as-char" svg:y="-0.1854in" svg:width="1.2665in" svg:height="0.2307in" draw:z-index="220"><draw:object xlink:href="./Object 201" xlink:type="simple" xlink:show="embed" xlink:actuate="onLoad"/><draw:image xlink:href="./ObjectReplacements/Object 201" xlink:type="simple" xlink:show="embed" xlink:actuate="onLoad"/><svg:desc>formula</svg:desc></draw:frame></text:p>
            </table:table-cell>
            <table:table-cell table:style-name="Table34.A1" office:value-type="string">
              <text:p text:style-name="P57">(<text:sequence text:ref-name="refText33" text:name="Text" text:formula="ooow:Text+1" style:num-format="1">34</text:sequence>)</text:p>
            </table:table-cell>
          </table:table-row>
        </table:table-header-rows>
      </table:table>
      <text:p text:style-name="P49"/>
      <text:p text:style-name="P49"><text:span text:style-name="T46">T</text:span>hat has the same structure, I shouldn't say, <text:span text:style-name="T46">h</text:span>as the divergence of a two form<draw:frame draw:style-name="fr2" draw:name="Object205" text:anchor-type="as-char" svg:y="-0.1228in" svg:width="0.2043in" svg:height="0.1646in" draw:z-index="224"><draw:object xlink:href="./Object 205" xlink:type="simple" xlink:show="embed" xlink:actuate="onLoad"/><draw:image xlink:href="./ObjectReplacements/Object 205" xlink:type="simple" xlink:show="embed" xlink:actuate="onLoad"/><svg:desc>formula</svg:desc></draw:frame>, we just learned the divergence of a <text:span text:style-name="T46">two</text:span> form was the Hodge dual of the exterior derivative of the two form which corresponds to the divergence of some vector field. <text:span text:style-name="T46">N</text:span>ow we can see that right away, we can write down this Maxwell's equations, the divergence of the electric field. <text:span text:style-name="T46">W</text:span>e treat the electric field like a one form well what's the divergence of a one form? see it's the Hodge dual of the exterior derivative of the Hodge dual of <text:span text:style-name="T46">the</text:span> one form so this now is the differential forms version of this of the divergence of</text:p>
      <text:p text:style-name="P49">the source Maxwell equation:</text:p>
      <table:table table:name="Table35" table:style-name="Table35">
        <table:table-column table:style-name="Table35.A"/>
        <table:table-column table:style-name="Table35.B"/>
        <table:table-header-rows>
          <table:table-row>
            <table:table-cell table:style-name="Table35.A1" office:value-type="string">
              <text:p text:style-name="P55"><draw:frame draw:style-name="fr2" draw:name="Object206" text:anchor-type="as-char" svg:y="-0.2374in" svg:width="2.0591in" svg:height="0.3752in" draw:z-index="225"><draw:object xlink:href="./Object 206" xlink:type="simple" xlink:show="embed" xlink:actuate="onLoad"/><draw:image xlink:href="./ObjectReplacements/Object 206" xlink:type="simple" xlink:show="embed" xlink:actuate="onLoad"/><svg:desc>formula</svg:desc></draw:frame></text:p>
            </table:table-cell>
            <table:table-cell table:style-name="Table35.A1" office:value-type="string">
              <text:p text:style-name="P57">(<text:sequence text:ref-name="refText34" text:name="Text" text:formula="ooow:Text+1" style:num-format="1">35</text:sequence>)</text:p>
            </table:table-cell>
          </table:table-row>
        </table:table-header-rows>
      </table:table>
      <text:p text:style-name="P49"/>
      <text:p text:style-name="P51"><text:span text:style-name="T47">L</text:span>ikewise the divergence of the magnetic field<draw:frame draw:style-name="fr2" draw:name="Object207" text:anchor-type="as-char" svg:y="-0.1484in" svg:width="0.202in" svg:height="0.1839in" draw:z-index="226"><draw:object xlink:href="./Object 207" xlink:type="simple" xlink:show="embed" xlink:actuate="onLoad"/><draw:image xlink:href="./ObjectReplacements/Object 207" xlink:type="simple" xlink:show="embed" xlink:actuate="onLoad"/></draw:frame>. <text:span text:style-name="T47">T</text:span>he magnetic field, we're now going to treat as a two form so now we know that this divergence expression is equivalent to in the form language as:</text:p>
      <text:p text:style-name="P52"/>
      <table:table table:name="Table36" table:style-name="Table36">
        <table:table-column table:style-name="Table36.A"/>
        <table:table-column table:style-name="Table36.B"/>
        <table:table-header-rows>
          <table:table-row>
            <table:table-cell table:style-name="Table36.A1" office:value-type="string">
              <text:p text:style-name="P55"><draw:frame draw:style-name="fr2" draw:name="Object208" text:anchor-type="as-char" svg:y="-0.1854in" svg:width="1.6654in" svg:height="0.2307in" draw:z-index="227"><draw:object xlink:href="./Object 208" xlink:type="simple" xlink:show="embed" xlink:actuate="onLoad"/><draw:image xlink:href="./ObjectReplacements/Object 208" xlink:type="simple" xlink:show="embed" xlink:actuate="onLoad"/><svg:desc>formula</svg:desc></draw:frame></text:p>
            </table:table-cell>
            <table:table-cell table:style-name="Table36.A1" office:value-type="string">
              <text:p text:style-name="P57">(<text:sequence text:ref-name="refText35" text:name="Text" text:formula="ooow:Text+1" style:num-format="1">36</text:sequence>)</text:p>
            </table:table-cell>
          </table:table-row>
        </table:table-header-rows>
      </table:table>
      <text:p text:style-name="P51"/>
      <text:p text:style-name="P53"><text:span text:style-name="T48">T</text:span>hese two, <text:sequence-ref text:reference-format="text" text:ref-name="refText34">(35)</text:sequence-ref><text:s/><text:span text:style-name="T48">and </text:span><text:sequence-ref text:reference-format="text" text:ref-name="refText35">(36)</text:sequence-ref><text:s/>are very easy to see and as long as we're dealing with the static case with no sources, means there's no current and it's static so the<draw:frame draw:style-name="fr2" draw:name="Object209" text:anchor-type="as-char" svg:y="-0.1484in" svg:width="0.2in" svg:height="0.1839in" draw:z-index="228"><draw:object xlink:href="./Object 209" xlink:type="simple" xlink:show="embed" xlink:actuate="onLoad"/><draw:image xlink:href="./ObjectReplacements/Object 209" xlink:type="simple" xlink:show="embed" xlink:actuate="onLoad"/></draw:frame>field isn't changing then I can write the curl of the magnetic field t<text:span text:style-name="T48">w</text:span>o form is:</text:p>
      <text:p text:style-name="P54"/>
      <table:table table:name="Table37" table:style-name="Table37">
        <table:table-column table:style-name="Table37.A"/>
        <table:table-column table:style-name="Table37.B"/>
        <table:table-header-rows>
          <text:soft-page-break/>
          <table:table-row>
            <table:table-cell table:style-name="Table37.A1" office:value-type="string">
              <text:p text:style-name="P55"><draw:frame draw:style-name="fr2" draw:name="Object210" text:anchor-type="as-char" svg:y="-0.1854in" svg:width="0.9583in" svg:height="0.2307in" draw:z-index="229"><draw:object xlink:href="./Object 210" xlink:type="simple" xlink:show="embed" xlink:actuate="onLoad"/><draw:image xlink:href="./ObjectReplacements/Object 210" xlink:type="simple" xlink:show="embed" xlink:actuate="onLoad"/><svg:desc>formula</svg:desc></draw:frame></text:p>
            </table:table-cell>
            <table:table-cell table:style-name="Table37.A1" office:value-type="string">
              <text:p text:style-name="P57">(<text:sequence text:ref-name="refText36" text:name="Text" text:formula="ooow:Text+1" style:num-format="1">37</text:sequence>)</text:p>
            </table:table-cell>
          </table:table-row>
        </table:table-header-rows>
      </table:table>
      <text:p text:style-name="P53"/>
      <text:p text:style-name="P53"><text:span text:style-name="T48">T</text:span>hat's the curl equation which is the same structure as a divergence equation of a <text:span text:style-name="T48">one form</text:span> and likewise in the static case where<draw:frame draw:style-name="fr2" draw:name="Object211" text:anchor-type="as-char" svg:y="-0.1484in" svg:width="0.7756in" svg:height="0.1839in" draw:z-index="230"><draw:object xlink:href="./Object 211" xlink:type="simple" xlink:show="embed" xlink:actuate="onLoad"/><draw:image xlink:href="./ObjectReplacements/Object 211" xlink:type="simple" xlink:show="embed" xlink:actuate="onLoad"/></draw:frame>. I now get the curl of a one form because<draw:frame draw:style-name="fr2" draw:name="Object212" text:anchor-type="as-char" svg:y="-0.1484in" svg:width="0.2in" svg:height="0.1839in" draw:z-index="231"><draw:object xlink:href="./Object 212" xlink:type="simple" xlink:show="embed" xlink:actuate="onLoad"/><draw:image xlink:href="./ObjectReplacements/Object 212" xlink:type="simple" xlink:show="embed" xlink:actuate="onLoad"/><svg:desc>formula</svg:desc></draw:frame>is a one form, I get:</text:p>
      <text:p text:style-name="P54"/>
      <table:table table:name="Table38" table:style-name="Table38">
        <table:table-column table:style-name="Table38.A"/>
        <table:table-column table:style-name="Table38.B"/>
        <table:table-header-rows>
          <table:table-row>
            <table:table-cell table:style-name="Table38.A1" office:value-type="string">
              <text:p text:style-name="P55"><draw:frame draw:style-name="fr2" draw:name="Object213" text:anchor-type="as-char" svg:y="-0.1854in" svg:width="0.8071in" svg:height="0.2307in" draw:z-index="232"><draw:object xlink:href="./Object 213" xlink:type="simple" xlink:show="embed" xlink:actuate="onLoad"/><draw:image xlink:href="./ObjectReplacements/Object 213" xlink:type="simple" xlink:show="embed" xlink:actuate="onLoad"/><svg:desc>formula</svg:desc></draw:frame></text:p>
            </table:table-cell>
            <table:table-cell table:style-name="Table38.A1" office:value-type="string">
              <text:p text:style-name="P57">(<text:sequence text:ref-name="refText37" text:name="Text" text:formula="ooow:Text+1" style:num-format="1">38</text:sequence>)</text:p>
            </table:table-cell>
          </table:table-row>
        </table:table-header-rows>
      </table:table>
      <text:p text:style-name="P53"/>
      <text:p text:style-name="Standard">I've now converted Maxwell's equations at least in the static case to the language of forms and that's where we're going to stop for now and in the next lesson we're going to <text:span text:style-name="T48">t</text:span>idy this up even more using yet more conventions and more notation but this is the key point the key point now is we have organically discovered that the magnetic field vector as written in standard Maxwell <text:span text:style-name="T48">n</text:span>o<text:span text:style-name="T48">t</text:span>ation language from your standard <text:span text:style-name="T48">electromagnetic </text:span>textbooks, that language of magnetic field as a vector is actually I'm going to go ahead and say it, it's just wrong in the sense that it doesn't capture the … there's a</text:p>
      <text:p text:style-name="Standard">mathematical piece of <text:span text:style-name="T48">m</text:span>achinery out there that does so much a better job capturing what it actually is,</text:p>
      <text:p text:style-name="P53">captures that transformation rule for example and it also allows us to tighten things up far more as we'll see in the next lesson but so now we are no longer talking about the magnetic field vector we're talking about the magnetic field t<text:span text:style-name="T48">w</text:span>o form, we're not talking about the electric field vector we're talking about the electric field one form and now we have these form equations as necessary.</text:p>
      <text:p text:style-name="P53"/>
      <text:p text:style-name="P53"><text:span text:style-name="T48">T</text:span>here's no magnetic charges, if there were magnetic charges they'd be down here <text:sequence-ref text:reference-format="text" text:ref-name="refText35">(36)</text:sequence-ref><text:s/>but there aren't any but we do leave the source in up here, it's easy enough to leave the source for this Maxwell's equation <text:sequence-ref text:reference-format="text" text:ref-name="refText34">(35)</text:sequence-ref><text:s/>but down here if we said it was static we would get rid of<draw:frame draw:style-name="fr2" draw:name="Object214" text:anchor-type="as-char" svg:y="-0.1484in" svg:width="0.548in" svg:height="0.1839in" draw:z-index="233"><draw:object xlink:href="./Object 214" xlink:type="simple" xlink:show="embed" xlink:actuate="onLoad"/><draw:image xlink:href="./ObjectReplacements/Object 214" xlink:type="simple" xlink:show="embed" xlink:actuate="onLoad"/><svg:desc>formula</svg:desc></draw:frame>and we would leave th<text:span text:style-name="T49">e</text:span> <text:span text:style-name="T49">s</text:span>ource term in and then we would say that this term <text:sequence-ref text:reference-format="text" text:ref-name="refText36">(37)</text:sequence-ref>, the Hodge dual the exterior derivative of the Hodge dual of the magnetic field <text:span text:style-name="T49">two</text:span> form equals zero<draw:frame draw:style-name="fr2" draw:name="Object215" text:anchor-type="as-char" svg:y="-0.1484in" svg:width="0.3661in" svg:height="0.2091in" draw:z-index="234"><draw:object xlink:href="./Object 215" xlink:type="simple" xlink:show="embed" xlink:actuate="onLoad"/><draw:image xlink:href="./ObjectReplacements/Object 215" xlink:type="simple" xlink:show="embed" xlink:actuate="onLoad"/></draw:frame>if we got rid of this time dependence or this a non-static term. <text:span text:style-name="T50">I</text:span>n the next lesson we'll try to tighten this up a little further.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marker draw:name="Arrow" svg:viewBox="0 0 20 30" svg:d="M10 0l-10 30h20z"/>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11T22:17:23.674000000</meta:creation-date>
    <dc:date>2023-12-16T10:12:26.791000000</dc:date>
    <dc:creator>Daniel Volinski</dc:creator>
    <meta:editing-duration>PT21H5M7S</meta:editing-duration>
    <meta:editing-cycles>43</meta:editing-cycles>
    <meta:generator>LibreOffice/6.4.5.2$Windows_X86_64 LibreOffice_project/a726b36747cf2001e06b58ad5db1aa3a9a1872d6</meta:generator>
    <dc:title>Maxwell's Equations via Differential Forms Part 4</dc:title>
    <dc:subject>QED Prerequisites</dc:subject>
    <meta:keyword>XylyXylyX</meta:keyword>
    <meta:document-statistic meta:table-count="38" meta:image-count="0" meta:object-count="214" meta:page-count="12" meta:paragraph-count="152" meta:word-count="6626" meta:character-count="35969" meta:non-whitespace-character-count="29454"/>
  </office:meta>
</office:document-meta>
</file>

<file path=Object 1/content.xml><?xml version="1.0" encoding="utf-8"?>
<math xmlns="http://www.w3.org/1998/Math/MathML" display="block">
  <semantics>
    <mstyle mathvariant="bold">
      <mi>E</mi>
    </mstyle>
    <annotation encoding="StarMath 5.0">{bold E}</annotation>
  </semantics>
</math>
</file>

<file path=Object 10/content.xml><?xml version="1.0" encoding="utf-8"?>
<math xmlns="http://www.w3.org/1998/Math/MathML" display="block">
  <semantics>
    <mstyle mathvariant="bold">
      <mi>B</mi>
    </mstyle>
    <annotation encoding="StarMath 5.0">{bold B}</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i>x</mi>
    <annotation encoding="StarMath 5.0">x</annotation>
  </semantics>
</math>
</file>

<file path=Object 102/content.xml><?xml version="1.0" encoding="utf-8"?>
<math xmlns="http://www.w3.org/1998/Math/MathML" display="block">
  <semantics>
    <mi>x</mi>
    <annotation encoding="StarMath 5.0">x</annotation>
  </semantics>
</math>
</file>

<file path=Object 103/content.xml><?xml version="1.0" encoding="utf-8"?>
<math xmlns="http://www.w3.org/1998/Math/MathML" display="block">
  <semantics>
    <mi>x</mi>
    <annotation encoding="StarMath 5.0">x</annotation>
  </semantics>
</math>
</file>

<file path=Object 104/content.xml><?xml version="1.0" encoding="utf-8"?>
<math xmlns="http://www.w3.org/1998/Math/MathML" display="block">
  <semantics>
    <mi>y</mi>
    <annotation encoding="StarMath 5.0">y</annotation>
  </semantics>
</math>
</file>

<file path=Object 105/content.xml><?xml version="1.0" encoding="utf-8"?>
<math xmlns="http://www.w3.org/1998/Math/MathML" display="block">
  <semantics>
    <mi>x</mi>
    <annotation encoding="StarMath 5.0">x</annotation>
  </semantics>
</math>
</file>

<file path=Object 106/content.xml><?xml version="1.0" encoding="utf-8"?>
<math xmlns="http://www.w3.org/1998/Math/MathML" display="block">
  <semantics>
    <mi>z</mi>
    <annotation encoding="StarMath 5.0">z</annotation>
  </semantics>
</math>
</file>

<file path=Object 107/content.xml><?xml version="1.0" encoding="utf-8"?>
<math xmlns="http://www.w3.org/1998/Math/MathML" display="block">
  <semantics>
    <mrow>
      <mi>y</mi>
      <mi>'</mi>
    </mrow>
    <annotation encoding="StarMath 5.0">nospace{y'}</annotation>
  </semantics>
</math>
</file>

<file path=Object 108/content.xml><?xml version="1.0" encoding="utf-8"?>
<math xmlns="http://www.w3.org/1998/Math/MathML" display="block">
  <semantics>
    <mrow>
      <mi>x</mi>
      <mi>'</mi>
    </mrow>
    <annotation encoding="StarMath 5.0">nospace{x'}</annotation>
  </semantics>
</math>
</file>

<file path=Object 109/content.xml><?xml version="1.0" encoding="utf-8"?>
<math xmlns="http://www.w3.org/1998/Math/MathML" display="block">
  <semantics>
    <mrow>
      <mi>z</mi>
      <mi>'</mi>
    </mrow>
    <annotation encoding="StarMath 5.0">nospace{z'}</annotation>
  </semantics>
</math>
</file>

<file path=Object 11/content.xml><?xml version="1.0" encoding="utf-8"?>
<math xmlns="http://www.w3.org/1998/Math/MathML" display="block">
  <semantics>
    <mstyle mathvariant="bold">
      <mi>B</mi>
    </mstyle>
    <annotation encoding="StarMath 5.0">{bold B}</annotation>
  </semantics>
</math>
</file>

<file path=Object 110/content.xml><?xml version="1.0" encoding="utf-8"?>
<math xmlns="http://www.w3.org/1998/Math/MathML" display="block">
  <semantics>
    <mstyle color="green">
      <mi>I</mi>
    </mstyle>
    <annotation encoding="StarMath 5.0">{color green I}</annotation>
  </semantics>
</math>
</file>

<file path=Object 111/content.xml><?xml version="1.0" encoding="utf-8"?>
<math xmlns="http://www.w3.org/1998/Math/MathML" display="block">
  <semantics>
    <mstyle mathvariant="bold">
      <mi>v</mi>
    </mstyle>
    <annotation encoding="StarMath 5.0">{bold v}</annotation>
  </semantics>
</math>
</file>

<file path=Object 112/content.xml><?xml version="1.0" encoding="utf-8"?>
<math xmlns="http://www.w3.org/1998/Math/MathML" display="block">
  <semantics>
    <mi>y</mi>
    <annotation encoding="StarMath 5.0"> y</annotation>
  </semantics>
</math>
</file>

<file path=Object 113/content.xml><?xml version="1.0" encoding="utf-8"?>
<math xmlns="http://www.w3.org/1998/Math/MathML" display="block">
  <semantics>
    <mstyle mathvariant="bold">
      <mi>v</mi>
    </mstyle>
    <annotation encoding="StarMath 5.0">{bold v}</annotation>
  </semantics>
</math>
</file>

<file path=Object 114/content.xml><?xml version="1.0" encoding="utf-8"?>
<math xmlns="http://www.w3.org/1998/Math/MathML" display="block">
  <semantics>
    <mstyle mathvariant="bold">
      <mi>B</mi>
    </mstyle>
    <annotation encoding="StarMath 5.0">{bold B}</annotation>
  </semantics>
</math>
</file>

<file path=Object 115/content.xml><?xml version="1.0" encoding="utf-8"?>
<math xmlns="http://www.w3.org/1998/Math/MathML">
  <semantics>
    <mrow>
      <mi>q</mi>
      <mrow>
        <mstyle mathvariant="bold">
          <mi>v</mi>
        </mstyle>
        <mo stretchy="false">×</mo>
        <mstyle mathvariant="bold">
          <mi>B</mi>
        </mstyle>
      </mrow>
    </mrow>
    <annotation encoding="StarMath 5.0">q {bold v} times {bold B}</annotation>
  </semantics>
</math>
</file>

<file path=Object 116/content.xml><?xml version="1.0" encoding="utf-8"?>
<math xmlns="http://www.w3.org/1998/Math/MathML">
  <semantics>
    <mstyle mathvariant="bold">
      <mi>B</mi>
    </mstyle>
    <annotation encoding="StarMath 5.0">{bold B}</annotation>
  </semantics>
</math>
</file>

<file path=Object 117/content.xml><?xml version="1.0" encoding="utf-8"?>
<math xmlns="http://www.w3.org/1998/Math/MathML">
  <semantics>
    <mrow>
      <mi>q</mi>
      <mrow>
        <mstyle mathvariant="bold">
          <mi>v</mi>
        </mstyle>
        <mo stretchy="false">×</mo>
        <mstyle mathvariant="bold">
          <mi>B</mi>
        </mstyle>
      </mrow>
    </mrow>
    <annotation encoding="StarMath 5.0">q {bold v} times {bold B}</annotation>
  </semantics>
</math>
</file>

<file path=Object 118/content.xml><?xml version="1.0" encoding="utf-8"?>
<math xmlns="http://www.w3.org/1998/Math/MathML" display="block">
  <semantics>
    <mstyle mathvariant="bold">
      <mi>F</mi>
    </mstyle>
    <annotation encoding="StarMath 5.0">{bold F}</annotation>
  </semantics>
</math>
</file>

<file path=Object 119/content.xml><?xml version="1.0" encoding="utf-8"?>
<math xmlns="http://www.w3.org/1998/Math/MathML" display="block">
  <semantics>
    <mstyle mathvariant="bold">
      <mi>F</mi>
    </mstyle>
    <annotation encoding="StarMath 5.0">{bold F}</annotation>
  </semantics>
</math>
</file>

<file path=Object 12/content.xml><?xml version="1.0" encoding="utf-8"?>
<math xmlns="http://www.w3.org/1998/Math/MathML" display="block">
  <semantics>
    <mstyle mathvariant="bold">
      <mi>B</mi>
    </mstyle>
    <annotation encoding="StarMath 5.0">{bold B}</annotation>
  </semantics>
</math>
</file>

<file path=Object 120/content.xml><?xml version="1.0" encoding="utf-8"?>
<math xmlns="http://www.w3.org/1998/Math/MathML" display="block">
  <semantics>
    <mi>I</mi>
    <annotation encoding="StarMath 5.0"> I </annotation>
  </semantics>
</math>
</file>

<file path=Object 121/content.xml><?xml version="1.0" encoding="utf-8"?>
<math xmlns="http://www.w3.org/1998/Math/MathML" display="block">
  <semantics>
    <mi>I</mi>
    <annotation encoding="StarMath 5.0"> I </annotation>
  </semantics>
</math>
</file>

<file path=Object 122/content.xml><?xml version="1.0" encoding="utf-8"?>
<math xmlns="http://www.w3.org/1998/Math/MathML">
  <semantics>
    <mrow>
      <mi>x</mi>
      <mi>'</mi>
    </mrow>
    <annotation encoding="StarMath 5.0">nospace{x'}</annotation>
  </semantics>
</math>
</file>

<file path=Object 123/content.xml><?xml version="1.0" encoding="utf-8"?>
<math xmlns="http://www.w3.org/1998/Math/MathML" display="block">
  <semantics>
    <mi>x</mi>
    <annotation encoding="StarMath 5.0">x</annotation>
  </semantics>
</math>
</file>

<file path=Object 124/content.xml><?xml version="1.0" encoding="utf-8"?>
<math xmlns="http://www.w3.org/1998/Math/MathML" display="block">
  <semantics>
    <mi>y</mi>
    <annotation encoding="StarMath 5.0"> y </annotation>
  </semantics>
</math>
</file>

<file path=Object 126/content.xml><?xml version="1.0" encoding="utf-8"?>
<math xmlns="http://www.w3.org/1998/Math/MathML" display="block">
  <semantics>
    <mi>z</mi>
    <annotation encoding="StarMath 5.0">z</annotation>
  </semantics>
</math>
</file>

<file path=Object 127/content.xml><?xml version="1.0" encoding="utf-8"?>
<math xmlns="http://www.w3.org/1998/Math/MathML">
  <semantics>
    <mrow>
      <mi>z</mi>
      <mi>'</mi>
    </mrow>
    <annotation encoding="StarMath 5.0">nospace{z'}</annotation>
  </semantics>
</math>
</file>

<file path=Object 128/content.xml><?xml version="1.0" encoding="utf-8"?>
<math xmlns="http://www.w3.org/1998/Math/MathML" display="block">
  <semantics>
    <mrow>
      <mrow>
        <mstyle mathvariant="bold">
          <mi>B</mi>
        </mstyle>
        <mo stretchy="false">=</mo>
        <msub>
          <mi>B</mi>
          <mi>x</mi>
        </msub>
      </mrow>
      <mrow>
        <mover accent="true">
          <mi>x</mi>
          <mo stretchy="false">^</mo>
        </mover>
        <mo stretchy="false">+</mo>
        <msub>
          <mi>B</mi>
          <mi>y</mi>
        </msub>
      </mrow>
      <mrow>
        <mover accent="true">
          <mi>y</mi>
          <mo stretchy="false">^</mo>
        </mover>
        <mo stretchy="false">+</mo>
        <msub>
          <mi>B</mi>
          <mi>z</mi>
        </msub>
      </mrow>
      <mover accent="true">
        <mi>z</mi>
        <mo stretchy="false">^</mo>
      </mover>
    </mrow>
    <annotation encoding="StarMath 5.0">{bold B} = B sub x hat{x} + B sub y hat{y} + B sub z hat{z}</annotation>
  </semantics>
</math>
</file>

<file path=Object 129/content.xml><?xml version="1.0" encoding="utf-8"?>
<math xmlns="http://www.w3.org/1998/Math/MathML" display="block">
  <semantics>
    <mrow>
      <mrow>
        <mstyle mathvariant="bold">
          <mi>B</mi>
        </mstyle>
        <mo stretchy="false">=</mo>
        <msub>
          <mi>B</mi>
          <mi>x</mi>
        </msub>
      </mrow>
      <mrow>
        <mrow>
          <mover accent="true">
            <mi>x</mi>
            <mo stretchy="false">^</mo>
          </mover>
          <mi>'</mi>
        </mrow>
        <mo stretchy="false">+</mo>
        <msub>
          <mi>B</mi>
          <mi>y</mi>
        </msub>
      </mrow>
      <mrow>
        <mrow>
          <mover accent="true">
            <mi>y</mi>
            <mo stretchy="false">^</mo>
          </mover>
          <mi>'</mi>
        </mrow>
        <mo stretchy="false">+</mo>
        <msub>
          <mi>B</mi>
          <mi>z</mi>
        </msub>
      </mrow>
      <mrow>
        <mover accent="true">
          <mi>z</mi>
          <mo stretchy="false">^</mo>
        </mover>
        <mi>'</mi>
      </mrow>
    </mrow>
    <annotation encoding="StarMath 5.0">{bold B} = B sub x nospace{hat{x}'} + B sub y nospace{hat{y}'} + B sub z nospace{hat{z}'}</annotation>
  </semantics>
</math>
</file>

<file path=Object 13/content.xml><?xml version="1.0" encoding="utf-8"?>
<math xmlns="http://www.w3.org/1998/Math/MathML" display="block">
  <semantics>
    <mrow>
      <mrow>
        <mrow/>
        <mo stretchy="false">∗</mo>
        <mrow/>
      </mrow>
      <mrow>
        <mrow>
          <mi mathvariant="normal">d</mi>
          <mstyle mathvariant="bold">
            <mi>B</mi>
          </mstyle>
        </mrow>
        <mo stretchy="false">=</mo>
        <mrow>
          <mo fence="true" stretchy="true">(</mo>
          <mrow>
            <mrow>
              <msub>
                <mo stretchy="false">∂</mo>
                <mn>1</mn>
              </msub>
              <mrow>
                <msub>
                  <mi>B</mi>
                  <mn>2</mn>
                </msub>
                <mo stretchy="false">−</mo>
                <msub>
                  <mo stretchy="false">∂</mo>
                  <mn>2</mn>
                </msub>
              </mrow>
              <msub>
                <mi>B</mi>
                <mn>1</mn>
              </msub>
            </mrow>
          </mrow>
          <mo fence="true" stretchy="true">)</mo>
        </mrow>
      </mrow>
      <mspace width="0.5em"/>
      <mrow>
        <mrow>
          <mi mathvariant="normal">d</mi>
          <msup>
            <mi>x</mi>
            <mn>3</mn>
          </msup>
        </mrow>
        <mo stretchy="false">−</mo>
        <mrow>
          <mo fence="true" stretchy="true">(</mo>
          <mrow>
            <mrow>
              <msub>
                <mo stretchy="false">∂</mo>
                <mn>1</mn>
              </msub>
              <mrow>
                <msub>
                  <mi>B</mi>
                  <mn>3</mn>
                </msub>
                <mo stretchy="false">−</mo>
                <msub>
                  <mo stretchy="false">∂</mo>
                  <mn>3</mn>
                </msub>
              </mrow>
              <msub>
                <mi>B</mi>
                <mn>1</mn>
              </msub>
            </mrow>
          </mrow>
          <mo fence="true" stretchy="true">)</mo>
        </mrow>
      </mrow>
      <mspace width="0.5em"/>
      <mrow>
        <mrow>
          <mi mathvariant="normal">d</mi>
          <msup>
            <mi>x</mi>
            <mn>2</mn>
          </msup>
        </mrow>
        <mo stretchy="false">+</mo>
        <mrow>
          <mo fence="true" stretchy="true">(</mo>
          <mrow>
            <mrow>
              <msub>
                <mo stretchy="false">∂</mo>
                <mn>2</mn>
              </msub>
              <mrow>
                <msub>
                  <mi>B</mi>
                  <mn>3</mn>
                </msub>
                <mo stretchy="false">−</mo>
                <msub>
                  <mo stretchy="false">∂</mo>
                  <mn>3</mn>
                </msub>
              </mrow>
              <msub>
                <mi>B</mi>
                <mn>2</mn>
              </msub>
            </mrow>
          </mrow>
          <mo fence="true" stretchy="true">)</mo>
        </mrow>
      </mrow>
      <mspace width="0.5em"/>
      <mrow>
        <mi mathvariant="normal">d</mi>
        <msup>
          <mi>x</mi>
          <mn>1</mn>
        </msup>
      </mrow>
    </mrow>
    <annotation encoding="StarMath 5.0">{{}*{}} nospace{{func d} {bold B}} = left ( { partial sub 1 B sub 2 - partial sub 2 B sub 1 } right ) ` nospace{{func d} x sup 3} - left ( { partial sub 1 B sub 3 - partial sub 3 B sub 1 } right ) ` nospace{{func d} x sup 2} + left ( { partial sub 2 B sub 3 - partial sub 3 B sub 2 } right ) ` nospace{{func d} x sup 1}</annotation>
  </semantics>
</math>
</file>

<file path=Object 130/content.xml><?xml version="1.0" encoding="utf-8"?>
<math xmlns="http://www.w3.org/1998/Math/MathML" display="block">
  <semantics>
    <mi>q</mi>
    <annotation encoding="StarMath 5.0">q</annotation>
  </semantics>
</math>
</file>

<file path=Object 131/content.xml><?xml version="1.0" encoding="utf-8"?>
<math xmlns="http://www.w3.org/1998/Math/MathML" display="block">
  <semantics>
    <mi>q</mi>
    <annotation encoding="StarMath 5.0">q</annotation>
  </semantics>
</math>
</file>

<file path=Object 132/content.xml><?xml version="1.0" encoding="utf-8"?>
<math xmlns="http://www.w3.org/1998/Math/MathML" display="block">
  <semantics>
    <mtable>
      <mtr>
        <mtd>
          <mrow>
            <mi mathvariant="normal">f</mi>
            <mrow>
              <mo fence="true" stretchy="false">(</mo>
              <mrow>
                <mi>x</mi>
              </mrow>
              <mo fence="true" stretchy="false">)</mo>
            </mrow>
            <mo stretchy="false">→</mo>
            <mtext> 0-forms</mtext>
          </mrow>
        </mtd>
      </mtr>
      <mtr>
        <mtd>
          <mrow>
            <mrow>
              <mi mathvariant="normal">d</mi>
              <msup>
                <mi>x</mi>
                <mn>1</mn>
              </msup>
            </mrow>
            <mi>,</mi>
            <mrow>
              <mi mathvariant="normal">d</mi>
              <msup>
                <mi>x</mi>
                <mn>2</mn>
              </msup>
            </mrow>
            <mi>,</mi>
            <mrow>
              <mi mathvariant="normal">d</mi>
              <msup>
                <mi>x</mi>
                <mn>3</mn>
              </msup>
            </mrow>
            <mo stretchy="false">→</mo>
            <mtext> 1-forms</mtext>
          </mrow>
        </mtd>
      </mtr>
      <mtr>
        <mtd>
          <mrow>
            <mrow>
              <mrow>
                <mi mathvariant="normal">d</mi>
                <msup>
                  <mi>x</mi>
                  <mn>1</mn>
                </msup>
              </mrow>
              <mo stretchy="false">∧</mo>
              <mrow>
                <mi mathvariant="normal">d</mi>
                <msup>
                  <mi>x</mi>
                  <mn>2</mn>
                </msup>
              </mrow>
            </mrow>
            <mi>,</mi>
            <mrow>
              <mrow>
                <mi mathvariant="normal">d</mi>
                <msup>
                  <mi>x</mi>
                  <mn>2</mn>
                </msup>
              </mrow>
              <mo stretchy="false">∧</mo>
              <mrow>
                <mi mathvariant="normal">d</mi>
                <msup>
                  <mi>x</mi>
                  <mn>3</mn>
                </msup>
              </mrow>
            </mrow>
            <mi>,</mi>
            <mrow>
              <mrow>
                <mi mathvariant="normal">d</mi>
                <msup>
                  <mi>x</mi>
                  <mn>3</mn>
                </msup>
              </mrow>
              <mo stretchy="false">∧</mo>
              <mrow>
                <mi mathvariant="normal">d</mi>
                <msup>
                  <mi>x</mi>
                  <mn>1</mn>
                </msup>
              </mrow>
            </mrow>
            <mrow>
              <mo fence="true" stretchy="false">(</mo>
              <mrow>
                <mi>x</mi>
              </mrow>
              <mo fence="true" stretchy="false">)</mo>
            </mrow>
            <mo stretchy="false">→</mo>
            <mtext> 2-forms</mtext>
          </mrow>
        </mtd>
      </mtr>
      <mtr>
        <mtd>
          <mrow>
            <mrow>
              <mrow>
                <mi mathvariant="normal">d</mi>
                <msup>
                  <mi>x</mi>
                  <mn>1</mn>
                </msup>
              </mrow>
              <mo stretchy="false">∧</mo>
              <mrow>
                <mi mathvariant="normal">d</mi>
                <msup>
                  <mi>x</mi>
                  <mn>2</mn>
                </msup>
              </mrow>
              <mo stretchy="false">∧</mo>
              <mrow>
                <mi mathvariant="normal">d</mi>
                <msup>
                  <mi>x</mi>
                  <mn>3</mn>
                </msup>
              </mrow>
            </mrow>
            <mo stretchy="false">→</mo>
            <mtext> 3-forms</mtext>
          </mrow>
        </mtd>
      </mtr>
    </mtable>
    <annotation encoding="StarMath 5.0">stack {
{func f} (x) rightarrow {" 0-forms"} #
nospace{{func d} x sup 1} , nospace{{func d} x sup 2} , nospace{{func d} x sup 3} rightarrow {" 1-forms"} #
nospace{{func d} x sup 1} and nospace{{func d} x sup 2} , nospace{{func d} x sup 2} and nospace{{func d} x sup 3} , nospace{{func d} x sup 3} and nospace{{func d} x sup 1} (x) rightarrow {" 2-forms"} #
nospace{{func d} x sup 1} and nospace{{func d} x sup 2} and nospace{{func d} x sup 3} rightarrow {" 3-forms"}
}</annotation>
  </semantics>
</math>
</file>

<file path=Object 133/content.xml><?xml version="1.0" encoding="utf-8"?>
<math xmlns="http://www.w3.org/1998/Math/MathML" display="block">
  <semantics>
    <mtable>
      <mtr>
        <mtd>
          <mrow>
            <mi mathvariant="normal">f</mi>
            <mrow>
              <mo fence="true" stretchy="false">(</mo>
              <mrow>
                <mi>x</mi>
              </mrow>
              <mo fence="true" stretchy="false">)</mo>
            </mrow>
            <mo stretchy="false">→</mo>
            <mtext> 0-forms</mtext>
          </mrow>
        </mtd>
      </mtr>
      <mtr>
        <mtd>
          <mrow>
            <mrow>
              <mi mathvariant="normal">d</mi>
              <msup>
                <mi>x</mi>
                <mn>0</mn>
              </msup>
            </mrow>
            <mi>,</mi>
            <mrow>
              <mi mathvariant="normal">d</mi>
              <msup>
                <mi>x</mi>
                <mn>1</mn>
              </msup>
            </mrow>
            <mi>,</mi>
            <mrow>
              <mi mathvariant="normal">d</mi>
              <msup>
                <mi>x</mi>
                <mn>2</mn>
              </msup>
            </mrow>
            <mi>,</mi>
            <mrow>
              <mi mathvariant="normal">d</mi>
              <msup>
                <mi>x</mi>
                <mn>3</mn>
              </msup>
            </mrow>
            <mo stretchy="false">→</mo>
            <mtext> 1-forms</mtext>
          </mrow>
        </mtd>
      </mtr>
      <mtr>
        <mtd>
          <mrow>
            <mrow>
              <mrow>
                <mi mathvariant="normal">d</mi>
                <msup>
                  <mi>x</mi>
                  <mn>0</mn>
                </msup>
              </mrow>
              <mo stretchy="false">∧</mo>
              <mrow>
                <mi mathvariant="normal">d</mi>
                <msup>
                  <mi>x</mi>
                  <mn>1</mn>
                </msup>
              </mrow>
            </mrow>
            <mi>,</mi>
            <mrow>
              <mrow>
                <mi mathvariant="normal">d</mi>
                <msup>
                  <mi>x</mi>
                  <mn>0</mn>
                </msup>
              </mrow>
              <mo stretchy="false">∧</mo>
              <mrow>
                <mi mathvariant="normal">d</mi>
                <msup>
                  <mi>x</mi>
                  <mn>2</mn>
                </msup>
              </mrow>
            </mrow>
            <mi>,</mi>
            <mrow>
              <mrow>
                <mi mathvariant="normal">d</mi>
                <msup>
                  <mi>x</mi>
                  <mn>0</mn>
                </msup>
              </mrow>
              <mo stretchy="false">∧</mo>
              <mrow>
                <mi mathvariant="normal">d</mi>
                <msup>
                  <mi>x</mi>
                  <mn>3</mn>
                </msup>
              </mrow>
            </mrow>
            <mi>,</mi>
            <mrow>
              <mrow>
                <mi mathvariant="normal">d</mi>
                <msup>
                  <mi>x</mi>
                  <mn>1</mn>
                </msup>
              </mrow>
              <mo stretchy="false">∧</mo>
              <mrow>
                <mi mathvariant="normal">d</mi>
                <msup>
                  <mi>x</mi>
                  <mn>2</mn>
                </msup>
              </mrow>
            </mrow>
            <mi>,</mi>
            <mrow>
              <mrow>
                <mi mathvariant="normal">d</mi>
                <msup>
                  <mi>x</mi>
                  <mn>2</mn>
                </msup>
              </mrow>
              <mo stretchy="false">∧</mo>
              <mrow>
                <mi mathvariant="normal">d</mi>
                <msup>
                  <mi>x</mi>
                  <mn>3</mn>
                </msup>
              </mrow>
            </mrow>
            <mi>,</mi>
            <mrow>
              <mrow>
                <mi mathvariant="normal">d</mi>
                <msup>
                  <mi>x</mi>
                  <mn>2</mn>
                </msup>
              </mrow>
              <mo stretchy="false">∧</mo>
              <mrow>
                <mi mathvariant="normal">d</mi>
                <msup>
                  <mi>x</mi>
                  <mn>3</mn>
                </msup>
              </mrow>
            </mrow>
            <mo stretchy="false">→</mo>
            <mtext> 2-forms</mtext>
          </mrow>
        </mtd>
      </mtr>
      <mtr>
        <mtd>
          <mrow>
            <mrow>
              <mrow>
                <mi mathvariant="normal">d</mi>
                <msup>
                  <mi>x</mi>
                  <mn>0</mn>
                </msup>
              </mrow>
              <mo stretchy="false">∧</mo>
              <mrow>
                <mi mathvariant="normal">d</mi>
                <msup>
                  <mi>x</mi>
                  <mn>1</mn>
                </msup>
              </mrow>
              <mo stretchy="false">∧</mo>
              <mrow>
                <mi mathvariant="normal">d</mi>
                <msup>
                  <mi>x</mi>
                  <mn>2</mn>
                </msup>
              </mrow>
            </mrow>
            <mi>,</mi>
            <mrow>
              <mrow>
                <mi mathvariant="normal">d</mi>
                <msup>
                  <mi>x</mi>
                  <mn>0</mn>
                </msup>
              </mrow>
              <mo stretchy="false">∧</mo>
              <mrow>
                <mi mathvariant="normal">d</mi>
                <msup>
                  <mi>x</mi>
                  <mn>1</mn>
                </msup>
              </mrow>
              <mo stretchy="false">∧</mo>
              <mrow>
                <mi mathvariant="normal">d</mi>
                <msup>
                  <mi>x</mi>
                  <mn>3</mn>
                </msup>
              </mrow>
            </mrow>
            <mi>,</mi>
            <mrow>
              <mrow>
                <mi mathvariant="normal">d</mi>
                <msup>
                  <mi>x</mi>
                  <mn>0</mn>
                </msup>
              </mrow>
              <mo stretchy="false">∧</mo>
              <mrow>
                <mi mathvariant="normal">d</mi>
                <msup>
                  <mi>x</mi>
                  <mn>2</mn>
                </msup>
              </mrow>
              <mo stretchy="false">∧</mo>
              <mrow>
                <mi mathvariant="normal">d</mi>
                <msup>
                  <mi>x</mi>
                  <mn>3</mn>
                </msup>
              </mrow>
            </mrow>
            <mi>,</mi>
            <mrow>
              <mrow>
                <mi mathvariant="normal">d</mi>
                <msup>
                  <mi>x</mi>
                  <mn>1</mn>
                </msup>
              </mrow>
              <mo stretchy="false">∧</mo>
              <mrow>
                <mi mathvariant="normal">d</mi>
                <msup>
                  <mi>x</mi>
                  <mn>2</mn>
                </msup>
              </mrow>
              <mo stretchy="false">∧</mo>
              <mrow>
                <mi mathvariant="normal">d</mi>
                <msup>
                  <mi>x</mi>
                  <mn>3</mn>
                </msup>
              </mrow>
            </mrow>
            <mo stretchy="false">→</mo>
            <mtext> 3-forms</mtext>
          </mrow>
        </mtd>
      </mtr>
      <mtr>
        <mtd>
          <mrow>
            <mrow>
              <mrow>
                <mi mathvariant="normal">d</mi>
                <msup>
                  <mi>x</mi>
                  <mn>0</mn>
                </msup>
              </mrow>
              <mo stretchy="false">∧</mo>
              <mrow>
                <mi mathvariant="normal">d</mi>
                <msup>
                  <mi>x</mi>
                  <mn>1</mn>
                </msup>
              </mrow>
              <mo stretchy="false">∧</mo>
              <mrow>
                <mi mathvariant="normal">d</mi>
                <msup>
                  <mi>x</mi>
                  <mn>2</mn>
                </msup>
              </mrow>
              <mo stretchy="false">∧</mo>
              <mrow>
                <mi mathvariant="normal">d</mi>
                <msup>
                  <mi>x</mi>
                  <mn>3</mn>
                </msup>
              </mrow>
            </mrow>
            <mo stretchy="false">→</mo>
            <mtext> 4-forms</mtext>
          </mrow>
        </mtd>
      </mtr>
    </mtable>
    <annotation encoding="StarMath 5.0">stack { 
{func f} (x) rightarrow {" 0-forms"} #
nospace{{func d} x sup 0} , nospace{{func d} x sup 1} , nospace{{func d} x sup 2} , nospace{{func d} x sup 3} rightarrow {" 1-forms"} #
nospace{{func d} x sup 0} and nospace{{func d} x sup 1} , nospace{{func d} x sup 0} and nospace{{func d} x sup 2} , nospace{{func d} x sup 0} and nospace{{func d} x sup 3} , nospace{{func d} x sup 1} and nospace{{func d} x sup 2} , nospace{{func d} x sup 2} and nospace{{func d} x sup 3} , nospace{{func d} x sup 2} and nospace{{func d} x sup 3} rightarrow {" 2-forms"} #
nospace{{func d} x sup 0} and nospace{{func d} x sup 1} and nospace{{func d} x sup 2} , nospace{{func d} x sup 0} and nospace{{func d} x sup 1} and nospace{{func d} x sup 3} , nospace{{func d} x sup 0} and nospace{{func d} x sup 2} and nospace{{func d} x sup 3} , nospace{{func d} x sup 1} and nospace{{func d} x sup 2} and nospace{{func d} x sup 3} rightarrow {" 3-forms"} #
nospace{{func d} x sup 0} and nospace{{func d} x sup 1} and nospace{{func d} x sup 2} and nospace{{func d} x sup 3} rightarrow {" 4-forms"}
}</annotation>
  </semantics>
</math>
</file>

<file path=Object 134/content.xml><?xml version="1.0" encoding="utf-8"?>
<math xmlns="http://www.w3.org/1998/Math/MathML">
  <semantics>
    <mrow>
      <mi mathvariant="normal">d</mi>
      <msup>
        <mi>x</mi>
        <mn>0</mn>
      </msup>
    </mrow>
    <annotation encoding="StarMath 5.0">nospace{{func d} x sup 0}</annotation>
  </semantics>
</math>
</file>

<file path=Object 135/content.xml><?xml version="1.0" encoding="utf-8"?>
<math xmlns="http://www.w3.org/1998/Math/MathML" display="block">
  <semantics>
    <mrow>
      <mi>N</mi>
      <mo stretchy="false">−</mo>
      <mn>1</mn>
    </mrow>
    <annotation encoding="StarMath 5.0">N - 1</annotation>
  </semantics>
</math>
</file>

<file path=Object 136/content.xml><?xml version="1.0" encoding="utf-8"?>
<math xmlns="http://www.w3.org/1998/Math/MathML" display="block">
  <semantics>
    <mi>N</mi>
    <annotation encoding="StarMath 5.0">N</annotation>
  </semantics>
</math>
</file>

<file path=Object 137/content.xml><?xml version="1.0" encoding="utf-8"?>
<math xmlns="http://www.w3.org/1998/Math/MathML" display="block">
  <semantics>
    <mi>N</mi>
    <annotation encoding="StarMath 5.0">N</annotation>
  </semantics>
</math>
</file>

<file path=Object 138/content.xml><?xml version="1.0" encoding="utf-8"?>
<math xmlns="http://www.w3.org/1998/Math/MathML" display="block">
  <semantics>
    <mrow>
      <mi>N</mi>
      <mo stretchy="false">−</mo>
      <mn>1</mn>
    </mrow>
    <annotation encoding="StarMath 5.0">N -1</annotation>
  </semantics>
</math>
</file>

<file path=Object 139/content.xml><?xml version="1.0" encoding="utf-8"?>
<math xmlns="http://www.w3.org/1998/Math/MathML">
  <semantics>
    <mrow>
      <mi>N</mi>
      <mo stretchy="false">=</mo>
      <mn>3</mn>
    </mrow>
    <annotation encoding="StarMath 5.0">N = 3</annotation>
  </semantics>
</math>
</file>

<file path=Object 14/content.xml><?xml version="1.0" encoding="utf-8"?>
<math xmlns="http://www.w3.org/1998/Math/MathML" display="block">
  <semantics>
    <mrow>
      <mrow>
        <mrow>
          <mo stretchy="false">∇</mo>
          <mo stretchy="false">×</mo>
          <mstyle mathvariant="bold">
            <mi>B</mi>
          </mstyle>
        </mrow>
        <mo stretchy="false">=</mo>
        <mrow>
          <mo fence="true" stretchy="true">(</mo>
          <mrow>
            <mrow>
              <msub>
                <mo stretchy="false">∂</mo>
                <mn>1</mn>
              </msub>
              <mrow>
                <msub>
                  <mi>B</mi>
                  <mn>2</mn>
                </msub>
                <mo stretchy="false">−</mo>
                <msub>
                  <mo stretchy="false">∂</mo>
                  <mn>2</mn>
                </msub>
              </mrow>
              <msub>
                <mi>B</mi>
                <mn>1</mn>
              </msub>
            </mrow>
          </mrow>
          <mo fence="true" stretchy="true">)</mo>
        </mrow>
      </mrow>
      <mrow>
        <msub>
          <mo stretchy="false">∂</mo>
          <mn>3</mn>
        </msub>
        <mo stretchy="false">−</mo>
        <mrow>
          <mo fence="true" stretchy="true">(</mo>
          <mrow>
            <mrow>
              <msub>
                <mo stretchy="false">∂</mo>
                <mn>1</mn>
              </msub>
              <mrow>
                <msub>
                  <mi>B</mi>
                  <mn>3</mn>
                </msub>
                <mo stretchy="false">−</mo>
                <msub>
                  <mo stretchy="false">∂</mo>
                  <mn>3</mn>
                </msub>
              </mrow>
              <msub>
                <mi>B</mi>
                <mn>1</mn>
              </msub>
            </mrow>
          </mrow>
          <mo fence="true" stretchy="true">)</mo>
        </mrow>
      </mrow>
      <mrow>
        <msub>
          <mo stretchy="false">∂</mo>
          <mn>2</mn>
        </msub>
        <mo stretchy="false">+</mo>
        <mrow>
          <mo fence="true" stretchy="true">(</mo>
          <mrow>
            <mrow>
              <msub>
                <mo stretchy="false">∂</mo>
                <mn>2</mn>
              </msub>
              <mrow>
                <msub>
                  <mi>B</mi>
                  <mn>3</mn>
                </msub>
                <mo stretchy="false">−</mo>
                <msub>
                  <mo stretchy="false">∂</mo>
                  <mn>3</mn>
                </msub>
              </mrow>
              <msub>
                <mi>B</mi>
                <mn>2</mn>
              </msub>
            </mrow>
          </mrow>
          <mo fence="true" stretchy="true">)</mo>
        </mrow>
      </mrow>
      <msub>
        <mo stretchy="false">∂</mo>
        <mn>1</mn>
      </msub>
    </mrow>
    <annotation encoding="StarMath 5.0">nabla times {bold B} = left ( { partial sub 1 B sub 2 - partial sub 2 B sub 1 } right ) partial sub 3 - left ( { partial sub 1 B sub 3 - partial sub 3 B sub 1 } right ) partial sub 2 + left ( { partial sub 2 B sub 3 - partial sub 3 B sub 2 } right ) partial sub 1</annotation>
  </semantics>
</math>
</file>

<file path=Object 140/content.xml><?xml version="1.0" encoding="utf-8"?>
<math xmlns="http://www.w3.org/1998/Math/MathML" display="block">
  <semantics>
    <mstyle mathvariant="bold">
      <mi>B</mi>
    </mstyle>
    <annotation encoding="StarMath 5.0">{bold B}</annotation>
  </semantics>
</math>
</file>

<file path=Object 141/content.xml><?xml version="1.0" encoding="utf-8"?>
<math xmlns="http://www.w3.org/1998/Math/MathML" display="block">
  <semantics>
    <mstyle mathvariant="bold">
      <mi>E</mi>
    </mstyle>
    <annotation encoding="StarMath 5.0">{bold E}</annotation>
  </semantics>
</math>
</file>

<file path=Object 142/content.xml><?xml version="1.0" encoding="utf-8"?>
<math xmlns="http://www.w3.org/1998/Math/MathML" display="block">
  <semantics>
    <mstyle mathvariant="bold">
      <mi>E</mi>
    </mstyle>
    <annotation encoding="StarMath 5.0">{bold E}</annotation>
  </semantics>
</math>
</file>

<file path=Object 143/content.xml><?xml version="1.0" encoding="utf-8"?>
<math xmlns="http://www.w3.org/1998/Math/MathML" display="block">
  <semantics>
    <mrow>
      <mrow>
        <mstyle mathvariant="bold">
          <mi>E</mi>
        </mstyle>
        <mo stretchy="false">=</mo>
        <msup>
          <mi>E</mi>
          <mn>1</mn>
        </msup>
      </mrow>
      <mrow>
        <msub>
          <mo stretchy="false">∂</mo>
          <mn>1</mn>
        </msub>
        <mo stretchy="false">+</mo>
        <msup>
          <mi>E</mi>
          <mn>2</mn>
        </msup>
      </mrow>
      <mrow>
        <msub>
          <mo stretchy="false">∂</mo>
          <mn>2</mn>
        </msub>
        <mo stretchy="false">+</mo>
        <msup>
          <mi>E</mi>
          <mn>3</mn>
        </msup>
      </mrow>
      <msub>
        <mo stretchy="false">∂</mo>
        <mn>3</mn>
      </msub>
    </mrow>
    <annotation encoding="StarMath 5.0">{bold E} = E sup 1 partial sub 1 + E sup 2 partial sub 2 + E sup 3 partial sub 3</annotation>
  </semantics>
</math>
</file>

<file path=Object 144/content.xml><?xml version="1.0" encoding="utf-8"?>
<math xmlns="http://www.w3.org/1998/Math/MathML" display="block">
  <semantics>
    <mrow>
      <mrow>
        <munder accentunder="true">
          <mi>E</mi>
          <mo>̲</mo>
        </munder>
        <mo stretchy="false">=</mo>
        <msub>
          <mi>E</mi>
          <mn>1</mn>
        </msub>
      </mrow>
      <mspace width="0.5em"/>
      <mrow>
        <mrow>
          <mi mathvariant="normal">d</mi>
          <msup>
            <mi>x</mi>
            <mn>1</mn>
          </msup>
        </mrow>
        <mo stretchy="false">+</mo>
        <msub>
          <mi>E</mi>
          <mn>2</mn>
        </msub>
      </mrow>
      <mrow>
        <mrow>
          <mi mathvariant="normal">d</mi>
          <msup>
            <mi>x</mi>
            <mn>2</mn>
          </msup>
        </mrow>
        <mo stretchy="false">+</mo>
        <msub>
          <mi>E</mi>
          <mn>3</mn>
        </msub>
      </mrow>
      <mrow>
        <mi mathvariant="normal">d</mi>
        <msup>
          <mi>x</mi>
          <mn>3</mn>
        </msup>
      </mrow>
    </mrow>
    <annotation encoding="StarMath 5.0">{underline E} = E sub 1 ` nospace{{func d} x sup 1} + E sub 2 nospace{{func d} x sup 2} + E sub 3 nospace{{func d} x sup 3}</annotation>
  </semantics>
</math>
</file>

<file path=Object 145/content.xml><?xml version="1.0" encoding="utf-8"?>
<math xmlns="http://www.w3.org/1998/Math/MathML" display="block">
  <semantics>
    <mstyle mathvariant="bold">
      <mi>E</mi>
    </mstyle>
    <annotation encoding="StarMath 5.0">{bold E}</annotation>
  </semantics>
</math>
</file>

<file path=Object 146/content.xml><?xml version="1.0" encoding="utf-8"?>
<math xmlns="http://www.w3.org/1998/Math/MathML" display="block">
  <semantics>
    <mstyle mathvariant="bold">
      <mi>E</mi>
    </mstyle>
    <annotation encoding="StarMath 5.0">{bold E}</annotation>
  </semantics>
</math>
</file>

<file path=Object 147/content.xml><?xml version="1.0" encoding="utf-8"?>
<math xmlns="http://www.w3.org/1998/Math/MathML" display="block">
  <semantics>
    <mstyle mathvariant="bold">
      <mi>B</mi>
    </mstyle>
    <annotation encoding="StarMath 5.0">{bold B}</annotation>
  </semantics>
</math>
</file>

<file path=Object 148/content.xml><?xml version="1.0" encoding="utf-8"?>
<math xmlns="http://www.w3.org/1998/Math/MathML" display="block">
  <semantics>
    <mstyle mathvariant="bold">
      <mi>B</mi>
    </mstyle>
    <annotation encoding="StarMath 5.0">{bold B}</annotation>
  </semantics>
</math>
</file>

<file path=Object 149/content.xml><?xml version="1.0" encoding="utf-8"?>
<math xmlns="http://www.w3.org/1998/Math/MathML" display="block">
  <semantics>
    <mstyle mathvariant="bold">
      <mi>B</mi>
    </mstyle>
    <annotation encoding="StarMath 5.0">{bold B}</annotation>
  </semantics>
</math>
</file>

<file path=Object 15/content.xml><?xml version="1.0" encoding="utf-8"?>
<math xmlns="http://www.w3.org/1998/Math/MathML" display="block">
  <semantics>
    <mi>x</mi>
    <annotation encoding="StarMath 5.0"> x </annotation>
  </semantics>
</math>
</file>

<file path=Object 150/content.xml><?xml version="1.0" encoding="utf-8"?>
<math xmlns="http://www.w3.org/1998/Math/MathML" display="block">
  <semantics>
    <mrow>
      <mrow>
        <mstyle mathvariant="bold">
          <mi>B</mi>
        </mstyle>
        <mo stretchy="false">=</mo>
        <msup>
          <mi>B</mi>
          <mn>1</mn>
        </msup>
      </mrow>
      <mrow>
        <msub>
          <mo stretchy="false">∂</mo>
          <mn>1</mn>
        </msub>
        <mo stretchy="false">+</mo>
        <msup>
          <mi>B</mi>
          <mn>2</mn>
        </msup>
      </mrow>
      <mrow>
        <msub>
          <mo stretchy="false">∂</mo>
          <mn>2</mn>
        </msub>
        <mo stretchy="false">+</mo>
        <msup>
          <mi>B</mi>
          <mn>3</mn>
        </msup>
      </mrow>
      <msub>
        <mo stretchy="false">∂</mo>
        <mn>3</mn>
      </msub>
    </mrow>
    <annotation encoding="StarMath 5.0">{bold B} = B sup 1 partial sub 1 + B sup 2 partial sub 2 + B sup 3 partial sub 3</annotation>
  </semantics>
</math>
</file>

<file path=Object 151/content.xml><?xml version="1.0" encoding="utf-8"?>
<math xmlns="http://www.w3.org/1998/Math/MathML" display="block">
  <semantics>
    <mrow>
      <mrow>
        <munder accentunder="true">
          <mi>B</mi>
          <mo>̲</mo>
        </munder>
        <mo stretchy="false">=</mo>
        <msub>
          <mi>B</mi>
          <mn>1</mn>
        </msub>
      </mrow>
      <mspace width="0.5em"/>
      <mrow>
        <mrow>
          <mi mathvariant="normal">d</mi>
          <msup>
            <mi>x</mi>
            <mn>1</mn>
          </msup>
        </mrow>
        <mo stretchy="false">+</mo>
        <msub>
          <mi>B</mi>
          <mn>2</mn>
        </msub>
      </mrow>
      <mrow>
        <mrow>
          <mi mathvariant="normal">d</mi>
          <msup>
            <mi>x</mi>
            <mn>2</mn>
          </msup>
        </mrow>
        <mo stretchy="false">+</mo>
        <msub>
          <mi>B</mi>
          <mn>3</mn>
        </msub>
      </mrow>
      <mrow>
        <mi mathvariant="normal">d</mi>
        <msup>
          <mi>x</mi>
          <mn>3</mn>
        </msup>
      </mrow>
    </mrow>
    <annotation encoding="StarMath 5.0">{underline B} = B sub 1 ` nospace{{func d} x sup 1} + B sub 2 nospace{{func d} x sup 2} + B sub 3 nospace{{func d} x sup 3}</annotation>
  </semantics>
</math>
</file>

<file path=Object 152/content.xml><?xml version="1.0" encoding="utf-8"?>
<math xmlns="http://www.w3.org/1998/Math/MathML" display="block">
  <semantics>
    <mstyle mathvariant="bold">
      <mi>B</mi>
    </mstyle>
    <annotation encoding="StarMath 5.0">{bold B}</annotation>
  </semantics>
</math>
</file>

<file path=Object 153/content.xml><?xml version="1.0" encoding="utf-8"?>
<math xmlns="http://www.w3.org/1998/Math/MathML" display="block">
  <semantics>
    <mstyle mathvariant="bold">
      <mi>B</mi>
    </mstyle>
    <annotation encoding="StarMath 5.0">{bold B}</annotation>
  </semantics>
</math>
</file>

<file path=Object 154/content.xml><?xml version="1.0" encoding="utf-8"?>
<math xmlns="http://www.w3.org/1998/Math/MathML" display="block">
  <semantics>
    <mstyle mathvariant="bold">
      <mi>E</mi>
    </mstyle>
    <annotation encoding="StarMath 5.0">{bold E}</annotation>
  </semantics>
</math>
</file>

<file path=Object 155/content.xml><?xml version="1.0" encoding="utf-8"?>
<math xmlns="http://www.w3.org/1998/Math/MathML" display="block">
  <semantics>
    <mstyle mathvariant="bold">
      <mi>B</mi>
    </mstyle>
    <annotation encoding="StarMath 5.0">{bold B}</annotation>
  </semantics>
</math>
</file>

<file path=Object 156/content.xml><?xml version="1.0" encoding="utf-8"?>
<math xmlns="http://www.w3.org/1998/Math/MathML" display="block">
  <semantics>
    <mrow>
      <msup>
        <mi>x</mi>
        <mn>1</mn>
      </msup>
      <mo stretchy="false">→</mo>
      <msup>
        <mi>x</mi>
        <mrow>
          <mn>1</mn>
          <mi>'</mi>
        </mrow>
      </msup>
      <mspace width="2em"/>
      <mi>,</mi>
      <mspace width="2em"/>
      <msup>
        <mi>x</mi>
        <mn>2</mn>
      </msup>
      <mo stretchy="false">→</mo>
      <msup>
        <mi>x</mi>
        <mrow>
          <mn>2</mn>
          <mi>'</mi>
        </mrow>
      </msup>
      <mspace width="2em"/>
      <mi>,</mi>
      <mspace width="2em"/>
      <msup>
        <mi>x</mi>
        <mn>3</mn>
      </msup>
      <mo stretchy="false">→</mo>
      <msup>
        <mi>x</mi>
        <mrow>
          <mn>3</mn>
          <mi>'</mi>
        </mrow>
      </msup>
    </mrow>
    <annotation encoding="StarMath 5.0">x sup 1 rightarrow x sup nospace{1'} ~,~ x sup 2 rightarrow x sup nospace{2'} ~,~ x sup 3 rightarrow x sup nospace{3'}</annotation>
  </semantics>
</math>
</file>

<file path=Object 157/content.xml><?xml version="1.0" encoding="utf-8"?>
<math xmlns="http://www.w3.org/1998/Math/MathML" display="block">
  <semantics>
    <mrow>
      <mrow>
        <msup>
          <mi>x</mi>
          <mn>1</mn>
        </msup>
        <mo stretchy="false">=</mo>
        <mrow>
          <mo stretchy="false">−</mo>
          <msup>
            <mi>x</mi>
            <mrow>
              <mn>1</mn>
              <mi>'</mi>
            </mrow>
          </msup>
        </mrow>
      </mrow>
      <mspace width="2em"/>
      <mi>,</mi>
      <mspace width="2em"/>
      <mrow>
        <msup>
          <mi>x</mi>
          <mn>2</mn>
        </msup>
        <mo stretchy="false">=</mo>
        <mrow>
          <mo stretchy="false">−</mo>
          <msup>
            <mi>x</mi>
            <mrow>
              <mn>2</mn>
              <mi>'</mi>
            </mrow>
          </msup>
        </mrow>
      </mrow>
      <mspace width="2em"/>
      <mi>,</mi>
      <mspace width="2em"/>
      <mrow>
        <msup>
          <mi>x</mi>
          <mn>3</mn>
        </msup>
        <mo stretchy="false">=</mo>
        <mrow>
          <mo stretchy="false">−</mo>
          <msup>
            <mi>x</mi>
            <mrow>
              <mn>3</mn>
              <mi>'</mi>
            </mrow>
          </msup>
        </mrow>
      </mrow>
    </mrow>
    <annotation encoding="StarMath 5.0">x sup 1 = - x sup nospace{1'} ~,~ x sup 2 = - x sup nospace{2'} ~,~ x sup 3 = - x sup nospace{3'}</annotation>
  </semantics>
</math>
</file>

<file path=Object 158/content.xml><?xml version="1.0" encoding="utf-8"?>
<math xmlns="http://www.w3.org/1998/Math/MathML" display="block">
  <semantics>
    <mrow>
      <mrow>
        <mi mathvariant="normal">d</mi>
        <msup>
          <mi>x</mi>
          <mn>1</mn>
        </msup>
      </mrow>
      <mrow>
        <mo stretchy="false">→</mo>
        <mo stretchy="false">−</mo>
        <mrow>
          <mi mathvariant="normal">d</mi>
          <msup>
            <mi>x</mi>
            <mrow>
              <mn>1</mn>
              <mi>'</mi>
            </mrow>
          </msup>
        </mrow>
      </mrow>
      <mspace width="2em"/>
      <mi>,</mi>
      <mspace width="2em"/>
      <mrow>
        <mi mathvariant="normal">d</mi>
        <msup>
          <mi>x</mi>
          <mn>2</mn>
        </msup>
      </mrow>
      <mrow>
        <mo stretchy="false">→</mo>
        <mo stretchy="false">−</mo>
        <mrow>
          <mi mathvariant="normal">d</mi>
          <msup>
            <mi>x</mi>
            <mrow>
              <mn>2</mn>
              <mi>'</mi>
            </mrow>
          </msup>
        </mrow>
      </mrow>
      <mspace width="2em"/>
      <mi>,</mi>
      <mspace width="2em"/>
      <mrow>
        <mi mathvariant="normal">d</mi>
        <msup>
          <mi>x</mi>
          <mn>3</mn>
        </msup>
      </mrow>
      <mrow>
        <mo stretchy="false">→</mo>
        <mo stretchy="false">−</mo>
        <mrow>
          <mi mathvariant="normal">d</mi>
          <msup>
            <mi>x</mi>
            <mrow>
              <mn>3</mn>
              <mi>'</mi>
            </mrow>
          </msup>
        </mrow>
      </mrow>
    </mrow>
    <annotation encoding="StarMath 5.0">nospace{{func d} x sup 1} rightarrow - nospace{{func d} x sup nospace{1'}} ~,~ nospace{{func d} x sup 2} rightarrow - nospace{{func d} x sup nospace{2'}} ~,~ nospace{{func d} x sup 3} rightarrow - nospace{{func d} x sup nospace{3'}}</annotation>
  </semantics>
</math>
</file>

<file path=Object 159/content.xml><?xml version="1.0" encoding="utf-8"?>
<math xmlns="http://www.w3.org/1998/Math/MathML" display="block">
  <semantics>
    <munder accentunder="true">
      <mi>E</mi>
      <mo>̲</mo>
    </munder>
    <annotation encoding="StarMath 5.0">{underline E}</annotation>
  </semantics>
</math>
</file>

<file path=Object 16/content.xml><?xml version="1.0" encoding="utf-8"?>
<math xmlns="http://www.w3.org/1998/Math/MathML" display="block">
  <semantics>
    <mi>y</mi>
    <annotation encoding="StarMath 5.0"> y </annotation>
  </semantics>
</math>
</file>

<file path=Object 160/content.xml><?xml version="1.0" encoding="utf-8"?>
<math xmlns="http://www.w3.org/1998/Math/MathML" display="block">
  <semantics>
    <munder accentunder="true">
      <mi>E</mi>
      <mo>̲</mo>
    </munder>
    <annotation encoding="StarMath 5.0">{underline E}</annotation>
  </semantics>
</math>
</file>

<file path=Object 161/content.xml><?xml version="1.0" encoding="utf-8"?>
<math xmlns="http://www.w3.org/1998/Math/MathML" display="block">
  <semantics>
    <munder accentunder="true">
      <mi>E</mi>
      <mo>̲</mo>
    </munder>
    <annotation encoding="StarMath 5.0">{underline E}</annotation>
  </semantics>
</math>
</file>

<file path=Object 162/content.xml><?xml version="1.0" encoding="utf-8"?>
<math xmlns="http://www.w3.org/1998/Math/MathML" display="block">
  <semantics>
    <mrow>
      <mrow>
        <mrow>
          <munder accentunder="true">
            <mi>E</mi>
            <mo>̲</mo>
          </munder>
          <mi>'</mi>
        </mrow>
        <mo stretchy="false">=</mo>
        <msub>
          <mi>E</mi>
          <mn>1</mn>
        </msub>
      </mrow>
      <mrow>
        <mrow>
          <mo fence="true" stretchy="false">(</mo>
          <mrow>
            <mrow>
              <mo stretchy="false">−</mo>
              <mrow>
                <mi mathvariant="normal">d</mi>
                <msup>
                  <mi>x</mi>
                  <mrow>
                    <mn>1</mn>
                    <mi>'</mi>
                  </mrow>
                </msup>
              </mrow>
            </mrow>
          </mrow>
          <mo fence="true" stretchy="false">)</mo>
        </mrow>
        <mo stretchy="false">+</mo>
        <msub>
          <mi>E</mi>
          <mn>2</mn>
        </msub>
      </mrow>
      <mrow>
        <mrow>
          <mo fence="true" stretchy="false">(</mo>
          <mrow>
            <mrow>
              <mo stretchy="false">−</mo>
              <mrow>
                <mi mathvariant="normal">d</mi>
                <msup>
                  <mi>x</mi>
                  <mrow>
                    <mn>2</mn>
                    <mi>'</mi>
                  </mrow>
                </msup>
              </mrow>
            </mrow>
          </mrow>
          <mo fence="true" stretchy="false">)</mo>
        </mrow>
        <mo stretchy="false">+</mo>
        <msub>
          <mi>E</mi>
          <mn>3</mn>
        </msub>
      </mrow>
      <mrow>
        <mo fence="true" stretchy="false">(</mo>
        <mrow>
          <mrow>
            <mo stretchy="false">−</mo>
            <mrow>
              <mi mathvariant="normal">d</mi>
              <msup>
                <mi>x</mi>
                <mrow>
                  <mn>3</mn>
                  <mi>'</mi>
                </mrow>
              </msup>
            </mrow>
          </mrow>
        </mrow>
        <mo fence="true" stretchy="false">)</mo>
      </mrow>
    </mrow>
    <annotation encoding="StarMath 5.0">nospace{{underline E}'} = E sub 1 ( - nospace{{func d} x sup {1'}} ) + E sub 2 ( - nospace{{func d} x sup {2'}} ) + E sub 3 ( - nospace{{func d} x sup {3'}} )</annotation>
  </semantics>
</math>
</file>

<file path=Object 163/content.xml><?xml version="1.0" encoding="utf-8"?>
<math xmlns="http://www.w3.org/1998/Math/MathML" display="block">
  <semantics>
    <mrow>
      <mrow>
        <mrow>
          <munder accentunder="true">
            <mi>E</mi>
            <mo>̲</mo>
          </munder>
          <mi>'</mi>
        </mrow>
        <mo stretchy="false">=</mo>
        <mrow>
          <mo stretchy="false">−</mo>
          <msub>
            <mi>E</mi>
            <mn>1</mn>
          </msub>
        </mrow>
      </mrow>
      <mrow>
        <mrow>
          <mi mathvariant="normal">d</mi>
          <msup>
            <mi>x</mi>
            <mrow>
              <mn>1</mn>
              <mi>'</mi>
            </mrow>
          </msup>
        </mrow>
        <mo stretchy="false">−</mo>
        <msub>
          <mi>E</mi>
          <mn>2</mn>
        </msub>
      </mrow>
      <mrow>
        <mrow>
          <mi mathvariant="normal">d</mi>
          <msup>
            <mi>x</mi>
            <mrow>
              <mn>2</mn>
              <mi>'</mi>
            </mrow>
          </msup>
        </mrow>
        <mo stretchy="false">−</mo>
        <msub>
          <mi>E</mi>
          <mn>3</mn>
        </msub>
      </mrow>
      <mrow>
        <mi mathvariant="normal">d</mi>
        <msup>
          <mi>x</mi>
          <mrow>
            <mn>3</mn>
            <mi>'</mi>
          </mrow>
        </msup>
      </mrow>
    </mrow>
    <annotation encoding="StarMath 5.0">nospace{{underline E}'} = - E sub 1 nospace{{func d} x sup {1'}} - E sub 2 nospace{{func d} x sup {2'}} - E sub 3 nospace{{func d} x sup {3'}}</annotation>
  </semantics>
</math>
</file>

<file path=Object 164/content.xml><?xml version="1.0" encoding="utf-8"?>
<math xmlns="http://www.w3.org/1998/Math/MathML">
  <semantics>
    <mrow>
      <msub>
        <mi>E</mi>
        <mn>1</mn>
      </msub>
      <mi>,</mi>
      <msub>
        <mi>E</mi>
        <mn>2</mn>
      </msub>
      <mi>,</mi>
      <msub>
        <mi>E</mi>
        <mn>3</mn>
      </msub>
    </mrow>
    <annotation encoding="StarMath 5.0">E sub 1 , E sub 2 , E sub 3 </annotation>
  </semantics>
</math>
</file>

<file path=Object 165/content.xml><?xml version="1.0" encoding="utf-8"?>
<math xmlns="http://www.w3.org/1998/Math/MathML" display="block">
  <semantics>
    <mrow>
      <mrow>
        <mrow>
          <munder accentunder="true">
            <mi>B</mi>
            <mo>̲</mo>
          </munder>
          <mi>'</mi>
        </mrow>
        <mo stretchy="false">=</mo>
        <mrow>
          <mo stretchy="false">−</mo>
          <msub>
            <mi>B</mi>
            <mn>1</mn>
          </msub>
        </mrow>
      </mrow>
      <mrow>
        <mrow>
          <mi mathvariant="normal">d</mi>
          <msup>
            <mi>x</mi>
            <mrow>
              <mn>1</mn>
              <mi>'</mi>
            </mrow>
          </msup>
        </mrow>
        <mo stretchy="false">−</mo>
        <msub>
          <mi>B</mi>
          <mn>2</mn>
        </msub>
      </mrow>
      <mrow>
        <mrow>
          <mi mathvariant="normal">d</mi>
          <msup>
            <mi>x</mi>
            <mrow>
              <mn>2</mn>
              <mi>'</mi>
            </mrow>
          </msup>
        </mrow>
        <mo stretchy="false">−</mo>
        <msub>
          <mi>B</mi>
          <mn>3</mn>
        </msub>
      </mrow>
      <mrow>
        <mi mathvariant="normal">d</mi>
        <msup>
          <mi>x</mi>
          <mrow>
            <mn>3</mn>
            <mi>'</mi>
          </mrow>
        </msup>
      </mrow>
    </mrow>
    <annotation encoding="StarMath 5.0">nospace{{underline B}'} = - B sub 1 nospace{{func d} x sup {1'}} - B sub 2 nospace{{func d} x sup {2'}} - B sub 3 nospace{{func d} x sup {3'}}</annotation>
  </semantics>
</math>
</file>

<file path=Object 166/content.xml><?xml version="1.0" encoding="utf-8"?>
<math xmlns="http://www.w3.org/1998/Math/MathML">
  <semantics>
    <mrow>
      <munder accentunder="true">
        <mi>B</mi>
        <mo>̲</mo>
      </munder>
      <mi>'</mi>
    </mrow>
    <annotation encoding="StarMath 5.0">nospace{{underline B}'}</annotation>
  </semantics>
</math>
</file>

<file path=Object 167/content.xml><?xml version="1.0" encoding="utf-8"?>
<math xmlns="http://www.w3.org/1998/Math/MathML">
  <semantics>
    <mrow>
      <munder accentunder="true">
        <mi>B</mi>
        <mo>̲</mo>
      </munder>
      <mi>'</mi>
    </mrow>
    <annotation encoding="StarMath 5.0">nospace{{underline B}'}</annotation>
  </semantics>
</math>
</file>

<file path=Object 168/content.xml><?xml version="1.0" encoding="utf-8"?>
<math xmlns="http://www.w3.org/1998/Math/MathML" display="block">
  <semantics>
    <mstyle mathvariant="bold">
      <mi>B</mi>
    </mstyle>
    <annotation encoding="StarMath 5.0">{bold B}</annotation>
  </semantics>
</math>
</file>

<file path=Object 169/content.xml><?xml version="1.0" encoding="utf-8"?>
<math xmlns="http://www.w3.org/1998/Math/MathML" display="block">
  <semantics>
    <mstyle mathvariant="bold">
      <mi>E</mi>
    </mstyle>
    <annotation encoding="StarMath 5.0">{bold E}</annotation>
  </semantics>
</math>
</file>

<file path=Object 17/content.xml><?xml version="1.0" encoding="utf-8"?>
<math xmlns="http://www.w3.org/1998/Math/MathML" display="block">
  <semantics>
    <mi>z</mi>
    <annotation encoding="StarMath 5.0"> z</annotation>
  </semantics>
</math>
</file>

<file path=Object 170/content.xml><?xml version="1.0" encoding="utf-8"?>
<math xmlns="http://www.w3.org/1998/Math/MathML" display="block">
  <semantics>
    <mstyle mathvariant="bold">
      <mi>B</mi>
    </mstyle>
    <annotation encoding="StarMath 5.0">{bold B}</annotation>
  </semantics>
</math>
</file>

<file path=Object 171/content.xml><?xml version="1.0" encoding="utf-8"?>
<math xmlns="http://www.w3.org/1998/Math/MathML" display="block">
  <semantics>
    <mstyle mathvariant="bold">
      <mi>B</mi>
    </mstyle>
    <annotation encoding="StarMath 5.0">{bold B}</annotation>
  </semantics>
</math>
</file>

<file path=Object 172/content.xml><?xml version="1.0" encoding="utf-8"?>
<math xmlns="http://www.w3.org/1998/Math/MathML">
  <semantics>
    <mrow>
      <munder accentunder="true">
        <mi>B</mi>
        <mo>̲</mo>
      </munder>
      <mi>'</mi>
    </mrow>
    <annotation encoding="StarMath 5.0">nospace{{underline B}'}</annotation>
  </semantics>
</math>
</file>

<file path=Object 173/content.xml><?xml version="1.0" encoding="utf-8"?>
<math xmlns="http://www.w3.org/1998/Math/MathML" display="block">
  <semantics>
    <mrow>
      <mrow>
        <munder accentunder="true">
          <munder accentunder="true">
            <mi>B</mi>
            <mo>̲</mo>
          </munder>
          <mo>̲</mo>
        </munder>
        <mo stretchy="false">=</mo>
        <msub>
          <mi>B</mi>
          <mn>1</mn>
        </msub>
      </mrow>
      <mspace width="0.5em"/>
      <mrow>
        <mrow>
          <mrow>
            <mi mathvariant="normal">d</mi>
            <msup>
              <mi>x</mi>
              <mn>2</mn>
            </msup>
          </mrow>
          <mo stretchy="false">∧</mo>
          <mrow>
            <mi mathvariant="normal">d</mi>
            <msup>
              <mi>x</mi>
              <mn>3</mn>
            </msup>
          </mrow>
        </mrow>
        <mo stretchy="false">+</mo>
        <msub>
          <mi>B</mi>
          <mn>2</mn>
        </msub>
      </mrow>
      <mspace width="0.5em"/>
      <mrow>
        <mrow>
          <mrow>
            <mi mathvariant="normal">d</mi>
            <msup>
              <mi>x</mi>
              <mn>3</mn>
            </msup>
          </mrow>
          <mo stretchy="false">∧</mo>
          <mrow>
            <mi mathvariant="normal">d</mi>
            <msup>
              <mi>x</mi>
              <mn>1</mn>
            </msup>
          </mrow>
        </mrow>
        <mo stretchy="false">+</mo>
        <msub>
          <mi>B</mi>
          <mn>3</mn>
        </msub>
      </mrow>
      <mspace width="0.5em"/>
      <mrow>
        <mrow>
          <mi mathvariant="normal">d</mi>
          <msup>
            <mi>x</mi>
            <mn>1</mn>
          </msup>
        </mrow>
        <mo stretchy="false">∧</mo>
        <mrow>
          <mi mathvariant="normal">d</mi>
          <msup>
            <mi>x</mi>
            <mn>2</mn>
          </msup>
        </mrow>
      </mrow>
    </mrow>
    <annotation encoding="StarMath 5.0">{underline {underline B}} = B sub 1 ` nospace{{func d} x sup 2} and nospace{{func d} x sup 3} + B sub 2 ` nospace{{func d} x sup 3} and nospace{{func d} x sup 1} + B sub 3 ` nospace{{func d} x sup 1} and nospace{{func d} x sup 2}</annotation>
  </semantics>
</math>
</file>

<file path=Object 174/content.xml><?xml version="1.0" encoding="utf-8"?>
<math xmlns="http://www.w3.org/1998/Math/MathML">
  <semantics>
    <mrow>
      <msub>
        <mi>B</mi>
        <mn>1</mn>
      </msub>
      <mi>,</mi>
      <msub>
        <mi>B</mi>
        <mn>2</mn>
      </msub>
      <mi>,</mi>
      <msub>
        <mi>B</mi>
        <mn>3</mn>
      </msub>
    </mrow>
    <annotation encoding="StarMath 5.0">B sub 1 , B sub 2 , B sub 3 </annotation>
  </semantics>
</math>
</file>

<file path=Object 175/content.xml><?xml version="1.0" encoding="utf-8"?>
<math xmlns="http://www.w3.org/1998/Math/MathML" display="block">
  <semantics>
    <mrow>
      <mrow>
        <munder accentunder="true">
          <munder accentunder="true">
            <mi>B</mi>
            <mo>̲</mo>
          </munder>
          <mo>̲</mo>
        </munder>
        <mo stretchy="false">=</mo>
        <msub>
          <mi>B</mi>
          <mrow>
            <mn>2</mn>
            <mn>3</mn>
          </mrow>
        </msub>
      </mrow>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annotation encoding="StarMath 5.0">{underline {underline B}} = B sub {2 3} ` nospace{{func d} x sup 2} and nospace{{func d} x sup 3} + B sub {3 1} ` nospace{{func d} x sup 3} and nospace{{func d} x sup 1} + B sub {1 2} ` nospace{{func d} x sup 1} and nospace{{func d} x sup 2}</annotation>
  </semantics>
</math>
</file>

<file path=Object 176/content.xml><?xml version="1.0" encoding="utf-8"?>
<math xmlns="http://www.w3.org/1998/Math/MathML" display="block">
  <semantics>
    <mrow>
      <mrow>
        <munder accentunder="true">
          <munder accentunder="true">
            <mrow>
              <mi>B</mi>
              <mi>'</mi>
            </mrow>
            <mo>̲</mo>
          </munder>
          <mo>̲</mo>
        </munder>
        <mo stretchy="false">=</mo>
        <msub>
          <mi>B</mi>
          <mn>1</mn>
        </msub>
      </mrow>
      <mspace width="0.5em"/>
      <mrow>
        <mrow>
          <mrow>
            <mo fence="true" stretchy="false">(</mo>
            <mrow>
              <mrow>
                <mo stretchy="false">−</mo>
                <mrow>
                  <mi mathvariant="normal">d</mi>
                  <msup>
                    <mi>x</mi>
                    <mrow>
                      <mn>2</mn>
                      <mi>'</mi>
                    </mrow>
                  </msup>
                </mrow>
              </mrow>
            </mrow>
            <mo fence="true" stretchy="false">)</mo>
          </mrow>
          <mo stretchy="false">∧</mo>
          <mrow>
            <mo fence="true" stretchy="false">(</mo>
            <mrow>
              <mrow>
                <mo stretchy="false">−</mo>
                <mrow>
                  <mi mathvariant="normal">d</mi>
                  <msup>
                    <mi>x</mi>
                    <mrow>
                      <mn>3</mn>
                      <mi>'</mi>
                    </mrow>
                  </msup>
                </mrow>
              </mrow>
            </mrow>
            <mo fence="true" stretchy="false">)</mo>
          </mrow>
        </mrow>
        <mo stretchy="false">+</mo>
        <msub>
          <mi>B</mi>
          <mn>2</mn>
        </msub>
      </mrow>
      <mspace width="0.5em"/>
      <mrow>
        <mrow>
          <mrow>
            <mo fence="true" stretchy="false">(</mo>
            <mrow>
              <mrow>
                <mo stretchy="false">−</mo>
                <mrow>
                  <mi mathvariant="normal">d</mi>
                  <msup>
                    <mi>x</mi>
                    <mrow>
                      <mn>3</mn>
                      <mi>'</mi>
                    </mrow>
                  </msup>
                </mrow>
              </mrow>
            </mrow>
            <mo fence="true" stretchy="false">)</mo>
          </mrow>
          <mo stretchy="false">∧</mo>
          <mrow>
            <mo fence="true" stretchy="false">(</mo>
            <mrow>
              <mrow>
                <mo stretchy="false">−</mo>
                <mrow>
                  <mi mathvariant="normal">d</mi>
                  <msup>
                    <mi>x</mi>
                    <mrow>
                      <mn>1</mn>
                      <mi>'</mi>
                    </mrow>
                  </msup>
                </mrow>
              </mrow>
            </mrow>
            <mo fence="true" stretchy="false">)</mo>
          </mrow>
        </mrow>
        <mo stretchy="false">+</mo>
        <msub>
          <mi>B</mi>
          <mn>3</mn>
        </msub>
      </mrow>
      <mspace width="0.5em"/>
      <mrow>
        <mrow>
          <mo fence="true" stretchy="false">(</mo>
          <mrow>
            <mrow>
              <mo stretchy="false">−</mo>
              <mrow>
                <mi mathvariant="normal">d</mi>
                <msup>
                  <mi>x</mi>
                  <mrow>
                    <mn>1</mn>
                    <mi>'</mi>
                  </mrow>
                </msup>
              </mrow>
            </mrow>
          </mrow>
          <mo fence="true" stretchy="false">)</mo>
        </mrow>
        <mo stretchy="false">∧</mo>
        <mrow>
          <mo fence="true" stretchy="false">(</mo>
          <mrow>
            <mrow>
              <mo stretchy="false">−</mo>
              <mrow>
                <mi mathvariant="normal">d</mi>
                <msup>
                  <mi>x</mi>
                  <mrow>
                    <mn>2</mn>
                    <mi>'</mi>
                  </mrow>
                </msup>
              </mrow>
            </mrow>
          </mrow>
          <mo fence="true" stretchy="false">)</mo>
        </mrow>
      </mrow>
    </mrow>
    <annotation encoding="StarMath 5.0">{underline {underline nospace{B'}}} = B sub 1 ` ( - nospace{{func d} x sup {2'}} ) and ( - nospace{{func d} x sup {3'}} ) + B sub 2 ` ( - nospace{{func d} x sup {3'}} ) and ( - nospace{{func d} x sup {1'}} ) + B sub 3 ` ( - nospace{{func d} x sup {1'}} ) and ( - nospace{{func d} x sup {2'}} )</annotation>
  </semantics>
</math>
</file>

<file path=Object 177/content.xml><?xml version="1.0" encoding="utf-8"?>
<math xmlns="http://www.w3.org/1998/Math/MathML" display="block">
  <semantics>
    <mrow>
      <mrow>
        <munder accentunder="true">
          <munder accentunder="true">
            <mrow>
              <mi>B</mi>
              <mi>'</mi>
            </mrow>
            <mo>̲</mo>
          </munder>
          <mo>̲</mo>
        </munder>
        <mo stretchy="false">=</mo>
        <msub>
          <mi>B</mi>
          <mn>1</mn>
        </msub>
      </mrow>
      <mspace width="0.5em"/>
      <mrow>
        <mrow>
          <mrow>
            <mi mathvariant="normal">d</mi>
            <msup>
              <mi>x</mi>
              <mrow>
                <mn>2</mn>
                <mi>'</mi>
              </mrow>
            </msup>
          </mrow>
          <mo stretchy="false">∧</mo>
          <mrow>
            <mi mathvariant="normal">d</mi>
            <msup>
              <mi>x</mi>
              <mrow>
                <mn>3</mn>
                <mi>'</mi>
              </mrow>
            </msup>
          </mrow>
        </mrow>
        <mo stretchy="false">+</mo>
        <msub>
          <mi>B</mi>
          <mn>2</mn>
        </msub>
      </mrow>
      <mspace width="0.5em"/>
      <mrow>
        <mrow>
          <mrow>
            <mi mathvariant="normal">d</mi>
            <msup>
              <mi>x</mi>
              <mrow>
                <mn>3</mn>
                <mi>'</mi>
              </mrow>
            </msup>
          </mrow>
          <mo stretchy="false">∧</mo>
          <mrow>
            <mi mathvariant="normal">d</mi>
            <msup>
              <mi>x</mi>
              <mrow>
                <mn>1</mn>
                <mi>'</mi>
              </mrow>
            </msup>
          </mrow>
        </mrow>
        <mo stretchy="false">+</mo>
        <msub>
          <mi>B</mi>
          <mn>3</mn>
        </msub>
      </mrow>
      <mspace width="0.5em"/>
      <mrow>
        <mrow>
          <mi mathvariant="normal">d</mi>
          <msup>
            <mi>x</mi>
            <mrow>
              <mn>1</mn>
              <mi>'</mi>
            </mrow>
          </msup>
        </mrow>
        <mo stretchy="false">∧</mo>
        <mrow>
          <mi mathvariant="normal">d</mi>
          <msup>
            <mi>x</mi>
            <mrow>
              <mn>2</mn>
              <mi>'</mi>
            </mrow>
          </msup>
        </mrow>
      </mrow>
    </mrow>
    <annotation encoding="StarMath 5.0">{underline {underline nospace{B'}}} = B sub 1 ` nospace{{func d} x sup {2'}} and nospace{{func d} x sup {3'}} + B sub 2 ` nospace{{func d} x sup {3'}} and nospace{{func d} x sup {1'}} + B sub 3 ` nospace{{func d} x sup {1'}} and nospace{{func d} x sup {2'}}</annotation>
  </semantics>
</math>
</file>

<file path=Object 178/content.xml><?xml version="1.0" encoding="utf-8"?>
<math xmlns="http://www.w3.org/1998/Math/MathML" display="block">
  <semantics>
    <mstyle mathvariant="bold">
      <mi>B</mi>
    </mstyle>
    <annotation encoding="StarMath 5.0">{bold B}</annotation>
  </semantics>
</math>
</file>

<file path=Object 179/content.xml><?xml version="1.0" encoding="utf-8"?>
<math xmlns="http://www.w3.org/1998/Math/MathML" display="block">
  <semantics>
    <mstyle mathvariant="bold">
      <mi>E</mi>
    </mstyle>
    <annotation encoding="StarMath 5.0">{bold E}</annotation>
  </semantics>
</math>
</file>

<file path=Object 18/content.xml><?xml version="1.0" encoding="utf-8"?>
<math xmlns="http://www.w3.org/1998/Math/MathML" display="block">
  <semantics>
    <mrow>
      <mrow>
        <mstyle mathvariant="bold">
          <mi>F</mi>
        </mstyle>
        <mo stretchy="false">=</mo>
        <mi>q</mi>
      </mrow>
      <mrow>
        <mstyle mathvariant="bold">
          <mi>E</mi>
        </mstyle>
        <mo stretchy="false">+</mo>
        <mi>q</mi>
      </mrow>
      <mrow>
        <mstyle mathvariant="bold">
          <mi>v</mi>
        </mstyle>
        <mo stretchy="false">×</mo>
        <mstyle mathvariant="bold">
          <mi>B</mi>
        </mstyle>
      </mrow>
    </mrow>
    <annotation encoding="StarMath 5.0">{bold F} = q {bold E} + q {bold v} times {bold B}</annotation>
  </semantics>
</math>
</file>

<file path=Object 180/content.xml><?xml version="1.0" encoding="utf-8"?>
<math xmlns="http://www.w3.org/1998/Math/MathML" display="block">
  <semantics>
    <mstyle mathvariant="bold">
      <mi>B</mi>
    </mstyle>
    <annotation encoding="StarMath 5.0">{bold B}</annotation>
  </semantics>
</math>
</file>

<file path=Object 181/content.xml><?xml version="1.0" encoding="utf-8"?>
<math xmlns="http://www.w3.org/1998/Math/MathML" display="block">
  <semantics>
    <mstyle mathvariant="bold">
      <mi>E</mi>
    </mstyle>
    <annotation encoding="StarMath 5.0">{bold E}</annotation>
  </semantics>
</math>
</file>

<file path=Object 182/content.xml><?xml version="1.0" encoding="utf-8"?>
<math xmlns="http://www.w3.org/1998/Math/MathML" display="block">
  <semantics>
    <mstyle mathvariant="bold">
      <mi>B</mi>
    </mstyle>
    <annotation encoding="StarMath 5.0">{bold B}</annotation>
  </semantics>
</math>
</file>

<file path=Object 183/content.xml><?xml version="1.0" encoding="utf-8"?>
<math xmlns="http://www.w3.org/1998/Math/MathML" display="block">
  <semantics>
    <mstyle mathvariant="bold">
      <mi>B</mi>
    </mstyle>
    <annotation encoding="StarMath 5.0">{bold B}</annotation>
  </semantics>
</math>
</file>

<file path=Object 184/content.xml><?xml version="1.0" encoding="utf-8"?>
<math xmlns="http://www.w3.org/1998/Math/MathML" display="block">
  <semantics>
    <mstyle mathvariant="bold">
      <mi>B</mi>
    </mstyle>
    <annotation encoding="StarMath 5.0">{bold B}</annotation>
  </semantics>
</math>
</file>

<file path=Object 185/content.xml><?xml version="1.0" encoding="utf-8"?>
<math xmlns="http://www.w3.org/1998/Math/MathML" display="block">
  <semantics>
    <mstyle mathvariant="bold">
      <mi>B</mi>
    </mstyle>
    <annotation encoding="StarMath 5.0">{bold B}</annotation>
  </semantics>
</math>
</file>

<file path=Object 186/content.xml><?xml version="1.0" encoding="utf-8"?>
<math xmlns="http://www.w3.org/1998/Math/MathML" display="block">
  <semantics>
    <mstyle mathvariant="bold">
      <mi>B</mi>
    </mstyle>
    <annotation encoding="StarMath 5.0">{bold B}</annotation>
  </semantics>
</math>
</file>

<file path=Object 187/content.xml><?xml version="1.0" encoding="utf-8"?>
<math xmlns="http://www.w3.org/1998/Math/MathML" display="block">
  <semantics>
    <mrow>
      <mrow>
        <mrow/>
        <mo stretchy="false">∗</mo>
        <mrow/>
      </mrow>
      <mi mathvariant="normal">d</mi>
      <mrow>
        <mrow/>
        <mo stretchy="false">∗</mo>
        <mrow/>
      </mrow>
      <mrow>
        <mrow>
          <mo fence="true" stretchy="true">[</mo>
          <mrow>
            <mrow>
              <mrow>
                <mrow/>
                <mo stretchy="false">∗</mo>
                <mrow/>
              </mrow>
              <mstyle mathvariant="bold">
                <mi>B</mi>
              </mstyle>
            </mrow>
          </mrow>
          <mo fence="true" stretchy="true">]</mo>
        </mrow>
        <mo stretchy="false">=</mo>
        <mrow>
          <mrow/>
          <mo stretchy="false">∗</mo>
          <mrow/>
        </mrow>
      </mrow>
      <mrow>
        <mi mathvariant="normal">d</mi>
        <mstyle mathvariant="bold">
          <mi>B</mi>
        </mstyle>
      </mrow>
    </mrow>
    <annotation encoding="StarMath 5.0">{{}*{}} {func d} {{}*{}} left [ { {{}*{}} {bold B} } right ] = {{}*{}} nospace{{func d} {bold B}}</annotation>
  </semantics>
</math>
</file>

<file path=Object 188/content.xml><?xml version="1.0" encoding="utf-8"?>
<math xmlns="http://www.w3.org/1998/Math/MathML" display="block">
  <semantics>
    <mstyle mathvariant="bold">
      <mi>B</mi>
    </mstyle>
    <annotation encoding="StarMath 5.0">{bold B}</annotation>
  </semantics>
</math>
</file>

<file path=Object 189/content.xml><?xml version="1.0" encoding="utf-8"?>
<math xmlns="http://www.w3.org/1998/Math/MathML" display="block">
  <semantics>
    <mstyle mathvariant="bold">
      <mi>B</mi>
    </mstyle>
    <annotation encoding="StarMath 5.0">{bold B}</annotation>
  </semantics>
</math>
</file>

<file path=Object 19/content.xml><?xml version="1.0" encoding="utf-8"?>
<math xmlns="http://www.w3.org/1998/Math/MathML" display="block">
  <semantics>
    <mi>q</mi>
    <annotation encoding="StarMath 5.0">q</annotation>
  </semantics>
</math>
</file>

<file path=Object 190/content.xml><?xml version="1.0" encoding="utf-8"?>
<math xmlns="http://www.w3.org/1998/Math/MathML" display="block">
  <semantics>
    <mrow>
      <mrow>
        <mrow/>
        <mo stretchy="false">∗</mo>
        <mrow/>
      </mrow>
      <mrow>
        <mstyle mathvariant="bold">
          <mi>B</mi>
        </mstyle>
        <mo stretchy="false">=</mo>
        <msub>
          <mi>B</mi>
          <mn>1</mn>
        </msub>
      </mrow>
      <mspace width="0.5em"/>
      <mrow>
        <mrow>
          <mi mathvariant="normal">d</mi>
          <msup>
            <mi>x</mi>
            <mn>1</mn>
          </msup>
        </mrow>
        <mo stretchy="false">+</mo>
        <msub>
          <mi>B</mi>
          <mn>2</mn>
        </msub>
      </mrow>
      <mspace width="0.5em"/>
      <mrow>
        <mrow>
          <mi mathvariant="normal">d</mi>
          <msup>
            <mi>x</mi>
            <mn>2</mn>
          </msup>
        </mrow>
        <mo stretchy="false">+</mo>
        <msub>
          <mi>B</mi>
          <mn>3</mn>
        </msub>
      </mrow>
      <mspace width="0.5em"/>
      <mrow>
        <mi mathvariant="normal">d</mi>
        <msup>
          <mi>x</mi>
          <mn>3</mn>
        </msup>
      </mrow>
    </mrow>
    <annotation encoding="StarMath 5.0">{{}*{}} {bold B} = B sub 1 ` nospace{{func d} x sup 1} + B sub 2 ` nospace{{func d} x sup 2} + B sub 3 ` nospace{{func d} x sup 3}</annotation>
  </semantics>
</math>
</file>

<file path=Object 191/content.xml><?xml version="1.0" encoding="utf-8"?>
<math xmlns="http://www.w3.org/1998/Math/MathML" display="block">
  <semantics>
    <mrow>
      <mrow>
        <mi mathvariant="normal">d</mi>
        <munder accentunder="true">
          <munder accentunder="true">
            <mi>B</mi>
            <mo>̲</mo>
          </munder>
          <mo>̲</mo>
        </munder>
      </mrow>
      <mo stretchy="false">=</mo>
      <mrow>
        <mo fence="true" stretchy="true">[</mo>
        <mrow>
          <mrow>
            <msub>
              <mo stretchy="false">∂</mo>
              <mn>1</mn>
            </msub>
            <msub>
              <mi>B</mi>
              <mn>1</mn>
            </msub>
            <mspace width="0.5em"/>
            <mrow>
              <mrow>
                <mrow>
                  <mi mathvariant="normal">d</mi>
                  <msup>
                    <mi>x</mi>
                    <mn>1</mn>
                  </msup>
                </mrow>
                <mo stretchy="false">∧</mo>
                <mrow>
                  <mi mathvariant="normal">d</mi>
                  <msup>
                    <mi>x</mi>
                    <mn>2</mn>
                  </msup>
                </mrow>
                <mo stretchy="false">∧</mo>
                <mrow>
                  <mi mathvariant="normal">d</mi>
                  <msup>
                    <mi>x</mi>
                    <mn>3</mn>
                  </msup>
                </mrow>
              </mrow>
              <mo stretchy="false">+</mo>
              <msub>
                <mo stretchy="false">∂</mo>
                <mn>2</mn>
              </msub>
            </mrow>
            <msub>
              <mi>B</mi>
              <mn>2</mn>
            </msub>
            <mspace width="0.5em"/>
            <mrow>
              <mrow>
                <mrow>
                  <mi mathvariant="normal">d</mi>
                  <msup>
                    <mi>x</mi>
                    <mn>2</mn>
                  </msup>
                </mrow>
                <mo stretchy="false">∧</mo>
                <mrow>
                  <mi mathvariant="normal">d</mi>
                  <msup>
                    <mi>x</mi>
                    <mn>3</mn>
                  </msup>
                </mrow>
                <mo stretchy="false">∧</mo>
                <mrow>
                  <mi mathvariant="normal">d</mi>
                  <msup>
                    <mi>x</mi>
                    <mn>1</mn>
                  </msup>
                </mrow>
              </mrow>
              <mo stretchy="false">+</mo>
              <msub>
                <mo stretchy="false">∂</mo>
                <mn>3</mn>
              </msub>
            </mrow>
            <msub>
              <mi>B</mi>
              <mn>3</mn>
            </msub>
            <mspace width="0.5em"/>
            <mrow>
              <mrow>
                <mi mathvariant="normal">d</mi>
                <msup>
                  <mi>x</mi>
                  <mn>3</mn>
                </msup>
              </mrow>
              <mo stretchy="false">∧</mo>
              <mrow>
                <mi mathvariant="normal">d</mi>
                <msup>
                  <mi>x</mi>
                  <mn>1</mn>
                </msup>
              </mrow>
              <mo stretchy="false">∧</mo>
              <mrow>
                <mi mathvariant="normal">d</mi>
                <msup>
                  <mi>x</mi>
                  <mn>2</mn>
                </msup>
              </mrow>
            </mrow>
          </mrow>
        </mrow>
        <mo fence="true" stretchy="true">]</mo>
      </mrow>
    </mrow>
    <annotation encoding="StarMath 5.0">nospace{{func d} {underline {underline B}}} = left [ { partial sub 1 B sub 1 ` nospace{{func d} x sup 1} and nospace{{func d} x sup 2} and nospace{{func d} x sup 3} + partial sub 2 B sub 2 ` nospace{{func d} x sup 2} and nospace{{func d} x sup 3} and nospace{{func d} x sup 1} + partial sub 3 B sub 3 ` nospace{{func d} x sup 3} and nospace{{func d} x sup 1} and nospace{{func d} x sup 2} } right ]</annotation>
  </semantics>
</math>
</file>

<file path=Object 192/content.xml><?xml version="1.0" encoding="utf-8"?>
<math xmlns="http://www.w3.org/1998/Math/MathML" display="block">
  <semantics>
    <mrow>
      <mn>1</mn>
      <mi>,</mi>
      <mn>2</mn>
      <mi>,</mi>
      <mn>3</mn>
    </mrow>
    <annotation encoding="StarMath 5.0">1 , 2 , 3</annotation>
  </semantics>
</math>
</file>

<file path=Object 193/content.xml><?xml version="1.0" encoding="utf-8"?>
<math xmlns="http://www.w3.org/1998/Math/MathML" display="block">
  <semantics>
    <mrow>
      <mrow>
        <mrow>
          <mi mathvariant="normal">d</mi>
          <munder accentunder="true">
            <munder accentunder="true">
              <mi>B</mi>
              <mo>̲</mo>
            </munder>
            <mo>̲</mo>
          </munder>
        </mrow>
        <mo stretchy="false">=</mo>
        <mrow>
          <mo fence="true" stretchy="true">[</mo>
          <mrow>
            <mrow>
              <msub>
                <mo stretchy="false">∂</mo>
                <mn>1</mn>
              </msub>
              <mrow>
                <msub>
                  <mi>B</mi>
                  <mn>1</mn>
                </msub>
                <mo stretchy="false">+</mo>
                <msub>
                  <mo stretchy="false">∂</mo>
                  <mn>2</mn>
                </msub>
              </mrow>
              <mrow>
                <msub>
                  <mi>B</mi>
                  <mn>2</mn>
                </msub>
                <mo stretchy="false">+</mo>
                <msub>
                  <mo stretchy="false">∂</mo>
                  <mn>3</mn>
                </msub>
              </mrow>
              <msub>
                <mi>B</mi>
                <mn>3</mn>
              </msub>
            </mrow>
          </mrow>
          <mo fence="true" stretchy="true">]</mo>
        </mrow>
      </mrow>
      <mspace width="0.5em"/>
      <mrow>
        <mrow>
          <mi mathvariant="normal">d</mi>
          <msup>
            <mi>x</mi>
            <mn>1</mn>
          </msup>
        </mrow>
        <mo stretchy="false">∧</mo>
        <mrow>
          <mi mathvariant="normal">d</mi>
          <msup>
            <mi>x</mi>
            <mn>2</mn>
          </msup>
        </mrow>
        <mo stretchy="false">∧</mo>
        <mrow>
          <mi mathvariant="normal">d</mi>
          <msup>
            <mi>x</mi>
            <mn>3</mn>
          </msup>
        </mrow>
      </mrow>
    </mrow>
    <annotation encoding="StarMath 5.0">nospace{{func d} {underline {underline B}}} = left [ { partial sub 1 B sub 1 + partial sub 2 B sub 2 + partial sub 3 B sub 3 } right ] ` nospace{{func d} x sup 1} and nospace{{func d} x sup 2} and nospace{{func d} x sup 3}</annotation>
  </semantics>
</math>
</file>

<file path=Object 194/content.xml><?xml version="1.0" encoding="utf-8"?>
<math xmlns="http://www.w3.org/1998/Math/MathML" display="block">
  <semantics>
    <mn>1</mn>
    <annotation encoding="StarMath 5.0">1</annotation>
  </semantics>
</math>
</file>

<file path=Object 195/content.xml><?xml version="1.0" encoding="utf-8"?>
<math xmlns="http://www.w3.org/1998/Math/MathML" display="block">
  <semantics>
    <mn>1</mn>
    <annotation encoding="StarMath 5.0">1</annotation>
  </semantics>
</math>
</file>

<file path=Object 196/content.xml><?xml version="1.0" encoding="utf-8"?>
<math xmlns="http://www.w3.org/1998/Math/MathML" display="block">
  <semantics>
    <mrow>
      <mrow>
        <mrow/>
        <mo stretchy="false">∗</mo>
        <mrow/>
      </mrow>
      <mrow>
        <mrow>
          <mi mathvariant="normal">d</mi>
          <munder accentunder="true">
            <munder accentunder="true">
              <mi>B</mi>
              <mo>̲</mo>
            </munder>
            <mo>̲</mo>
          </munder>
        </mrow>
        <mo stretchy="false">=</mo>
        <msub>
          <mo stretchy="false">∂</mo>
          <mn>1</mn>
        </msub>
      </mrow>
      <mrow>
        <msub>
          <mi>B</mi>
          <mn>1</mn>
        </msub>
        <mo stretchy="false">+</mo>
        <msub>
          <mo stretchy="false">∂</mo>
          <mn>2</mn>
        </msub>
      </mrow>
      <mrow>
        <msub>
          <mi>B</mi>
          <mn>2</mn>
        </msub>
        <mo stretchy="false">+</mo>
        <msub>
          <mo stretchy="false">∂</mo>
          <mn>3</mn>
        </msub>
      </mrow>
      <msub>
        <mi>B</mi>
        <mn>3</mn>
      </msub>
    </mrow>
    <annotation encoding="StarMath 5.0">{{}*{}} nospace{{func d} {underline {underline B}}} = partial sub 1 B sub 1 + partial sub 2 B sub 2 + partial sub 3 B sub 3</annotation>
  </semantics>
</math>
</file>

<file path=Object 197/content.xml><?xml version="1.0" encoding="utf-8"?>
<math xmlns="http://www.w3.org/1998/Math/MathML" display="block">
  <semantics>
    <mrow>
      <mrow>
        <mrow/>
        <mo stretchy="false">∗</mo>
        <mrow/>
      </mrow>
      <mi mathvariant="normal">d</mi>
      <mrow>
        <mrow>
          <mo fence="true" stretchy="true">[</mo>
          <mrow>
            <mrow>
              <mrow>
                <mrow/>
                <mo stretchy="false">∗</mo>
                <mrow/>
              </mrow>
              <mstyle mathvariant="bold">
                <mi>B</mi>
              </mstyle>
            </mrow>
          </mrow>
          <mo fence="true" stretchy="true">]</mo>
        </mrow>
        <mo stretchy="false">=</mo>
        <mrow>
          <mrow/>
          <mo stretchy="false">∗</mo>
          <mrow/>
        </mrow>
      </mrow>
      <mi mathvariant="normal">d</mi>
      <mrow>
        <mrow/>
        <mo stretchy="false">∗</mo>
        <mrow/>
      </mrow>
      <mstyle mathvariant="bold">
        <mi>B</mi>
      </mstyle>
    </mrow>
    <annotation encoding="StarMath 5.0">{{}*{}} {func d} left [ { {{}*{}} {bold B} } right ] = {{}*{}} {func d} {{}*{}} {bold B}</annotation>
  </semantics>
</math>
</file>

<file path=Object 198/content.xml><?xml version="1.0" encoding="utf-8"?>
<math xmlns="http://www.w3.org/1998/Math/MathML" display="block">
  <semantics>
    <mrow>
      <mrow>
        <mrow/>
        <mo stretchy="false">∗</mo>
        <mrow/>
      </mrow>
      <mi mathvariant="normal">d</mi>
      <mrow>
        <mrow/>
        <mo stretchy="false">∗</mo>
        <mrow/>
      </mrow>
      <mi>ω</mi>
      <mo stretchy="false">→</mo>
      <mrow>
        <mo stretchy="false">∇</mo>
        <mo stretchy="false">⋅</mo>
        <mstyle mathvariant="bold">
          <mi>ω</mi>
        </mstyle>
      </mrow>
    </mrow>
    <annotation encoding="StarMath 5.0">{{}*{}} {func d} {{}*{}} %omega rightarrow nabla cdot {bold %omega}</annotation>
  </semantics>
</math>
</file>

<file path=Object 199/content.xml><?xml version="1.0" encoding="utf-8"?>
<math xmlns="http://www.w3.org/1998/Math/MathML" display="block">
  <semantics>
    <mrow>
      <mrow>
        <mrow/>
        <mo stretchy="false">∗</mo>
        <mrow/>
      </mrow>
      <mi mathvariant="normal">d</mi>
      <mrow>
        <mrow/>
        <mo stretchy="false">∗</mo>
        <mrow/>
      </mrow>
      <mi>β</mi>
      <mo stretchy="false">→</mo>
      <mrow>
        <mo stretchy="false">∇</mo>
        <mo stretchy="false">⋅</mo>
        <mstyle mathvariant="bold">
          <mi>β</mi>
        </mstyle>
      </mrow>
    </mrow>
    <annotation encoding="StarMath 5.0">{{}*{}} {func d} {{}*{}} %beta rightarrow nabla cdot {bold %beta}</annotation>
  </semantics>
</math>
</file>

<file path=Object 2/content.xml><?xml version="1.0" encoding="utf-8"?>
<math xmlns="http://www.w3.org/1998/Math/MathML" display="block">
  <semantics>
    <mstyle mathvariant="bold">
      <mi>E</mi>
    </mstyle>
    <annotation encoding="StarMath 5.0">{bold E}</annotation>
  </semantics>
</math>
</file>

<file path=Object 20/content.xml><?xml version="1.0" encoding="utf-8"?>
<math xmlns="http://www.w3.org/1998/Math/MathML">
  <semantics>
    <mrow>
      <mi>q</mi>
      <mstyle mathvariant="bold">
        <mi>E</mi>
      </mstyle>
    </mrow>
    <annotation encoding="StarMath 5.0">q {bold E}</annotation>
  </semantics>
</math>
</file>

<file path=Object 200/content.xml><?xml version="1.0" encoding="utf-8"?>
<math xmlns="http://www.w3.org/1998/Math/MathML" display="block">
  <semantics>
    <mrow>
      <mrow>
        <mrow/>
        <mo stretchy="false">∗</mo>
        <mrow/>
      </mrow>
      <mi mathvariant="normal">d</mi>
      <mi>β</mi>
      <mo stretchy="false">→</mo>
      <mrow>
        <mo stretchy="false">∇</mo>
        <mo stretchy="false">⋅</mo>
        <mstyle mathvariant="bold">
          <mi>β</mi>
        </mstyle>
      </mrow>
    </mrow>
    <annotation encoding="StarMath 5.0">{{}*{}} {func d} %beta rightarrow nabla cdot {bold %beta}</annotation>
  </semantics>
</math>
</file>

<file path=Object 201/content.xml><?xml version="1.0" encoding="utf-8"?>
<math xmlns="http://www.w3.org/1998/Math/MathML" display="block">
  <semantics>
    <mrow>
      <mrow>
        <mrow/>
        <mo stretchy="false">∗</mo>
        <mrow/>
      </mrow>
      <mi mathvariant="normal">d</mi>
      <mi>ω</mi>
      <mo stretchy="false">→</mo>
      <mrow>
        <mo stretchy="false">∇</mo>
        <mo stretchy="false">×</mo>
        <mstyle mathvariant="bold">
          <mi>ω</mi>
        </mstyle>
      </mrow>
    </mrow>
    <annotation encoding="StarMath 5.0">{{}*{}} {func d} %omega rightarrow nabla times {bold %omega}</annotation>
  </semantics>
</math>
</file>

<file path=Object 202/content.xml><?xml version="1.0" encoding="utf-8"?>
<math xmlns="http://www.w3.org/1998/Math/MathML" display="block">
  <semantics>
    <mi>ω</mi>
    <annotation encoding="StarMath 5.0">%omega</annotation>
  </semantics>
</math>
</file>

<file path=Object 203/content.xml><?xml version="1.0" encoding="utf-8"?>
<math xmlns="http://www.w3.org/1998/Math/MathML" display="block">
  <semantics>
    <mi>β</mi>
    <annotation encoding="StarMath 5.0">%beta</annotation>
  </semantics>
</math>
</file>

<file path=Object 204/content.xml><?xml version="1.0" encoding="utf-8"?>
<math xmlns="http://www.w3.org/1998/Math/MathML" display="block">
  <semantics>
    <mi>ω</mi>
    <annotation encoding="StarMath 5.0">%omega</annotation>
  </semantics>
</math>
</file>

<file path=Object 205/content.xml><?xml version="1.0" encoding="utf-8"?>
<math xmlns="http://www.w3.org/1998/Math/MathML" display="block">
  <semantics>
    <mi>β</mi>
    <annotation encoding="StarMath 5.0">%beta</annotation>
  </semantics>
</math>
</file>

<file path=Object 206/content.xml><?xml version="1.0" encoding="utf-8"?>
<math xmlns="http://www.w3.org/1998/Math/MathML" display="block">
  <semantics>
    <mrow>
      <mrow>
        <mrow>
          <mo stretchy="false">∇</mo>
          <mo stretchy="false">⋅</mo>
          <mstyle mathvariant="bold">
            <mi>E</mi>
          </mstyle>
        </mrow>
        <mo stretchy="false">=</mo>
        <mfrac>
          <mi>ρ</mi>
          <msub>
            <mi>ε</mi>
            <mn>0</mn>
          </msub>
        </mfrac>
      </mrow>
      <mo stretchy="false">→</mo>
      <mrow>
        <mrow/>
        <mo stretchy="false">∗</mo>
        <mrow/>
      </mrow>
      <mi mathvariant="normal">d</mi>
      <mrow>
        <mrow/>
        <mo stretchy="false">∗</mo>
        <mrow/>
      </mrow>
      <mrow>
        <mi>E</mi>
        <mo stretchy="false">=</mo>
        <mfrac>
          <mi>ρ</mi>
          <msub>
            <mi>ε</mi>
            <mn>0</mn>
          </msub>
        </mfrac>
      </mrow>
    </mrow>
    <annotation encoding="StarMath 5.0">nabla cdot {bold E} = { %rho over %varepsilon_0 } rightarrow {{}*{}} {func d} {{}*{}} E = { %rho over %varepsilon_0 }</annotation>
  </semantics>
</math>
</file>

<file path=Object 207/content.xml><?xml version="1.0" encoding="utf-8"?>
<math xmlns="http://www.w3.org/1998/Math/MathML" display="block">
  <semantics>
    <mstyle mathvariant="bold">
      <mi>B</mi>
    </mstyle>
    <annotation encoding="StarMath 5.0">{bold B}</annotation>
  </semantics>
</math>
</file>

<file path=Object 208/content.xml><?xml version="1.0" encoding="utf-8"?>
<math xmlns="http://www.w3.org/1998/Math/MathML" display="block">
  <semantics>
    <mrow>
      <mrow>
        <mrow>
          <mo stretchy="false">∇</mo>
          <mo stretchy="false">⋅</mo>
          <mstyle mathvariant="bold">
            <mi>B</mi>
          </mstyle>
        </mrow>
        <mo stretchy="false">=</mo>
        <mn>0</mn>
      </mrow>
      <mo stretchy="false">→</mo>
      <mrow>
        <mrow/>
        <mo stretchy="false">∗</mo>
        <mrow/>
      </mrow>
      <mrow>
        <mrow>
          <mi mathvariant="normal">d</mi>
          <mi>B</mi>
        </mrow>
        <mo stretchy="false">=</mo>
        <mn>0</mn>
      </mrow>
    </mrow>
    <annotation encoding="StarMath 5.0">nabla cdot {bold B} = 0 rightarrow {{}*{}} nospace{{func d} B} = 0</annotation>
  </semantics>
</math>
</file>

<file path=Object 209/content.xml><?xml version="1.0" encoding="utf-8"?>
<math xmlns="http://www.w3.org/1998/Math/MathML" display="block">
  <semantics>
    <mstyle mathvariant="bold">
      <mi>E</mi>
    </mstyle>
    <annotation encoding="StarMath 5.0">{bold E}</annotation>
  </semantics>
</math>
</file>

<file path=Object 21/content.xml><?xml version="1.0" encoding="utf-8"?>
<math xmlns="http://www.w3.org/1998/Math/MathML">
  <semantics>
    <mrow>
      <mi>q</mi>
      <mrow>
        <mstyle mathvariant="bold">
          <mi>v</mi>
        </mstyle>
        <mo stretchy="false">×</mo>
        <mstyle mathvariant="bold">
          <mi>B</mi>
        </mstyle>
      </mrow>
    </mrow>
    <annotation encoding="StarMath 5.0">q {bold v} times {bold B}</annotation>
  </semantics>
</math>
</file>

<file path=Object 210/content.xml><?xml version="1.0" encoding="utf-8"?>
<math xmlns="http://www.w3.org/1998/Math/MathML" display="block">
  <semantics>
    <mrow>
      <mrow>
        <mrow/>
        <mo stretchy="false">∗</mo>
        <mrow/>
      </mrow>
      <mi mathvariant="normal">d</mi>
      <mrow>
        <mrow/>
        <mo stretchy="false">∗</mo>
        <mrow/>
      </mrow>
      <mrow>
        <mi>B</mi>
        <mo stretchy="false">=</mo>
        <mn>0</mn>
      </mrow>
    </mrow>
    <annotation encoding="StarMath 5.0">{{}*{}} {func d} {{}*{}} B = 0</annotation>
  </semantics>
</math>
</file>

<file path=Object 211/content.xml><?xml version="1.0" encoding="utf-8"?>
<math xmlns="http://www.w3.org/1998/Math/MathML">
  <semantics>
    <mrow>
      <mrow>
        <mrow>
          <mo stretchy="false">∂</mo>
          <mstyle mathvariant="bold">
            <mi>B</mi>
          </mstyle>
        </mrow>
        <mo stretchy="false">/</mo>
        <mrow>
          <mo stretchy="false">∂</mo>
          <mi>t</mi>
        </mrow>
      </mrow>
      <mo stretchy="false">=</mo>
      <mn>0</mn>
    </mrow>
    <annotation encoding="StarMath 5.0">{ {partial {bold B}} / {partial t} } = 0</annotation>
  </semantics>
</math>
</file>

<file path=Object 212/content.xml><?xml version="1.0" encoding="utf-8"?>
<math xmlns="http://www.w3.org/1998/Math/MathML" display="block">
  <semantics>
    <mstyle mathvariant="bold">
      <mi>E</mi>
    </mstyle>
    <annotation encoding="StarMath 5.0">{bold E}</annotation>
  </semantics>
</math>
</file>

<file path=Object 213/content.xml><?xml version="1.0" encoding="utf-8"?>
<math xmlns="http://www.w3.org/1998/Math/MathML" display="block">
  <semantics>
    <mrow>
      <mrow>
        <mrow/>
        <mo stretchy="false">∗</mo>
        <mrow/>
      </mrow>
      <mi mathvariant="normal">d</mi>
      <mrow>
        <mi>E</mi>
        <mo stretchy="false">=</mo>
        <mn>0</mn>
      </mrow>
    </mrow>
    <annotation encoding="StarMath 5.0">{{}*{}} {func d} E = 0</annotation>
  </semantics>
</math>
</file>

<file path=Object 214/content.xml><?xml version="1.0" encoding="utf-8"?>
<math xmlns="http://www.w3.org/1998/Math/MathML">
  <semantics>
    <mrow>
      <mrow>
        <mo stretchy="false">∂</mo>
        <mstyle mathvariant="bold">
          <mi>E</mi>
        </mstyle>
      </mrow>
      <mo stretchy="false">/</mo>
      <mrow>
        <mo stretchy="false">∂</mo>
        <mi>t</mi>
      </mrow>
    </mrow>
    <annotation encoding="StarMath 5.0">{ {partial {bold E}} / {partial t} }</annotation>
  </semantics>
</math>
</file>

<file path=Object 215/content.xml><?xml version="1.0" encoding="utf-8"?>
<math xmlns="http://www.w3.org/1998/Math/MathML">
  <semantics>
    <mrow>
      <msub>
        <mi>μ</mi>
        <mn>0</mn>
      </msub>
      <mstyle mathvariant="bold">
        <mi>J</mi>
      </mstyle>
    </mrow>
    <annotation encoding="StarMath 5.0">%mu_0 {bold J}</annotation>
  </semantics>
</math>
</file>

<file path=Object 22/content.xml><?xml version="1.0" encoding="utf-8"?>
<math xmlns="http://www.w3.org/1998/Math/MathML" display="block">
  <semantics>
    <mi>y</mi>
    <annotation encoding="StarMath 5.0">y</annotation>
  </semantics>
</math>
</file>

<file path=Object 23/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z</mi>
    <annotation encoding="StarMath 5.0">z</annotation>
  </semantics>
</math>
</file>

<file path=Object 25/content.xml><?xml version="1.0" encoding="utf-8"?>
<math xmlns="http://www.w3.org/1998/Math/MathML" display="block">
  <semantics>
    <mrow>
      <mstyle mathvariant="bold">
        <mi>E</mi>
      </mstyle>
      <mrow>
        <mo fence="true" stretchy="false">(</mo>
        <mrow>
          <mrow>
            <mn>1</mn>
            <mi>,</mi>
            <mn>3</mn>
            <mi>,</mi>
            <mn>1</mn>
          </mrow>
        </mrow>
        <mo fence="true" stretchy="false">)</mo>
      </mrow>
    </mrow>
    <annotation encoding="StarMath 5.0">{bold E} ( 1 , 3 , 1 )</annotation>
  </semantics>
</math>
</file>

<file path=Object 26/content.xml><?xml version="1.0" encoding="utf-8"?>
<math xmlns="http://www.w3.org/1998/Math/MathML" display="block">
  <semantics>
    <mrow>
      <mn>1</mn>
      <mi>,</mi>
      <mn>3</mn>
      <mi>,</mi>
      <mn>1</mn>
    </mrow>
    <annotation encoding="StarMath 5.0">1 , 3 , 1</annotation>
  </semantics>
</math>
</file>

<file path=Object 27/content.xml><?xml version="1.0" encoding="utf-8"?>
<math xmlns="http://www.w3.org/1998/Math/MathML" display="block">
  <semantics>
    <mi>x</mi>
    <annotation encoding="StarMath 5.0">x</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i>z</mi>
    <annotation encoding="StarMath 5.0">z</annotation>
  </semantics>
</math>
</file>

<file path=Object 3/content.xml><?xml version="1.0" encoding="utf-8"?>
<math xmlns="http://www.w3.org/1998/Math/MathML" display="block">
  <semantics>
    <mrow>
      <mrow>
        <mrow>
          <mo stretchy="false">∇</mo>
          <mo stretchy="false">⋅</mo>
          <mstyle mathvariant="bold">
            <mi>E</mi>
          </mstyle>
        </mrow>
        <mo stretchy="false">=</mo>
        <msub>
          <mo stretchy="false">∂</mo>
          <mn>1</mn>
        </msub>
      </mrow>
      <mrow>
        <msub>
          <mi>E</mi>
          <mn>1</mn>
        </msub>
        <mo stretchy="false">+</mo>
        <msub>
          <mo stretchy="false">∂</mo>
          <mn>2</mn>
        </msub>
      </mrow>
      <mrow>
        <msub>
          <mi>E</mi>
          <mn>2</mn>
        </msub>
        <mo stretchy="false">+</mo>
        <msub>
          <mo stretchy="false">∂</mo>
          <mn>3</mn>
        </msub>
      </mrow>
      <mrow>
        <msub>
          <mi>E</mi>
          <mn>3</mn>
        </msub>
        <mo stretchy="false">=</mo>
        <mrow>
          <mrow/>
          <mo stretchy="false">∗</mo>
          <mrow/>
        </mrow>
      </mrow>
      <mi mathvariant="normal">d</mi>
      <mrow>
        <mo fence="true" stretchy="false">(</mo>
        <mrow>
          <mrow>
            <mrow>
              <mrow/>
              <mo stretchy="false">∗</mo>
              <mrow/>
            </mrow>
            <mstyle mathvariant="bold">
              <mi>E</mi>
            </mstyle>
          </mrow>
        </mrow>
        <mo fence="true" stretchy="false">)</mo>
      </mrow>
    </mrow>
    <annotation encoding="StarMath 5.0">nabla cdot {bold E} = partial sub 1 E sub 1 + partial sub 2 E sub 2 + partial sub 3 E sub 3 = {{}*{}} {func d} ( {{}*{}} {bold E} )</annotation>
  </semantics>
</math>
</file>

<file path=Object 30/content.xml><?xml version="1.0" encoding="utf-8"?>
<math xmlns="http://www.w3.org/1998/Math/MathML">
  <semantics>
    <mrow>
      <mrow>
        <msub>
          <mo stretchy="false">∂</mo>
          <mn>1</mn>
        </msub>
        <mo stretchy="false">+</mo>
        <mn>3</mn>
      </mrow>
      <mrow>
        <msub>
          <mo stretchy="false">∂</mo>
          <mn>2</mn>
        </msub>
        <mo stretchy="false">+</mo>
        <msub>
          <mo stretchy="false">∂</mo>
          <mn>3</mn>
        </msub>
      </mrow>
    </mrow>
    <annotation encoding="StarMath 5.0">partial sub 1 + 3 partial sub 2 + partial sub 3</annotation>
  </semantics>
</math>
</file>

<file path=Object 31/content.xml><?xml version="1.0" encoding="utf-8"?>
<math xmlns="http://www.w3.org/1998/Math/MathML">
  <semantics>
    <mrow>
      <mi>x</mi>
      <mi>,</mi>
      <mi>y</mi>
      <mi>,</mi>
      <mi>z</mi>
    </mrow>
    <annotation encoding="StarMath 5.0">x , y , z</annotation>
  </semantics>
</math>
</file>

<file path=Object 32/content.xml><?xml version="1.0" encoding="utf-8"?>
<math xmlns="http://www.w3.org/1998/Math/MathML" display="block">
  <semantics>
    <mi>x</mi>
    <annotation encoding="StarMath 5.0"> x </annotation>
  </semantics>
</math>
</file>

<file path=Object 33/content.xml><?xml version="1.0" encoding="utf-8"?>
<math xmlns="http://www.w3.org/1998/Math/MathML" display="block">
  <semantics>
    <mi>y</mi>
    <annotation encoding="StarMath 5.0"> y </annotation>
  </semantics>
</math>
</file>

<file path=Object 34/content.xml><?xml version="1.0" encoding="utf-8"?>
<math xmlns="http://www.w3.org/1998/Math/MathML" display="block">
  <semantics>
    <mi>z</mi>
    <annotation encoding="StarMath 5.0">z </annotation>
  </semantics>
</math>
</file>

<file path=Object 35/content.xml><?xml version="1.0" encoding="utf-8"?>
<math xmlns="http://www.w3.org/1998/Math/MathML" display="block">
  <semantics>
    <mi>z</mi>
    <annotation encoding="StarMath 5.0">z </annotation>
  </semantics>
</math>
</file>

<file path=Object 36/content.xml><?xml version="1.0" encoding="utf-8"?>
<math xmlns="http://www.w3.org/1998/Math/MathML" display="block">
  <semantics>
    <mi>x</mi>
    <annotation encoding="StarMath 5.0">x</annotation>
  </semantics>
</math>
</file>

<file path=Object 37/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i>y</mi>
    <annotation encoding="StarMath 5.0"> y </annotation>
  </semantics>
</math>
</file>

<file path=Object 39/content.xml><?xml version="1.0" encoding="utf-8"?>
<math xmlns="http://www.w3.org/1998/Math/MathML" display="block">
  <semantics>
    <mi>z</mi>
    <annotation encoding="StarMath 5.0">z</annotation>
  </semantics>
</math>
</file>

<file path=Object 4/content.xml><?xml version="1.0" encoding="utf-8"?>
<math xmlns="http://www.w3.org/1998/Math/MathML">
  <semantics>
    <mrow>
      <mi>x</mi>
      <mi>,</mi>
      <mi>y</mi>
      <mi>,</mi>
      <mi>z</mi>
    </mrow>
    <annotation encoding="StarMath 5.0">x , y , z</annotation>
  </semantics>
</math>
</file>

<file path=Object 40/content.xml><?xml version="1.0" encoding="utf-8"?>
<math xmlns="http://www.w3.org/1998/Math/MathML" display="block">
  <semantics>
    <mi>x</mi>
    <annotation encoding="StarMath 5.0">x</annotation>
  </semantics>
</math>
</file>

<file path=Object 41/content.xml><?xml version="1.0" encoding="utf-8"?>
<math xmlns="http://www.w3.org/1998/Math/MathML" display="block">
  <semantics>
    <mi>x</mi>
    <annotation encoding="StarMath 5.0"> x</annotation>
  </semantics>
</math>
</file>

<file path=Object 42/content.xml><?xml version="1.0" encoding="utf-8"?>
<math xmlns="http://www.w3.org/1998/Math/MathML" display="block">
  <semantics>
    <mi>x</mi>
    <annotation encoding="StarMath 5.0"> x</annotation>
  </semantics>
</math>
</file>

<file path=Object 43/content.xml><?xml version="1.0" encoding="utf-8"?>
<math xmlns="http://www.w3.org/1998/Math/MathML" display="block">
  <semantics>
    <mi>y</mi>
    <annotation encoding="StarMath 5.0">y</annotation>
  </semantics>
</math>
</file>

<file path=Object 44/content.xml><?xml version="1.0" encoding="utf-8"?>
<math xmlns="http://www.w3.org/1998/Math/MathML" display="block">
  <semantics>
    <mi>z</mi>
    <annotation encoding="StarMath 5.0">z</annotation>
  </semantics>
</math>
</file>

<file path=Object 45/content.xml><?xml version="1.0" encoding="utf-8"?>
<math xmlns="http://www.w3.org/1998/Math/MathML" display="block">
  <semantics>
    <mrow>
      <mo stretchy="false">−</mo>
      <mi>x</mi>
    </mrow>
    <annotation encoding="StarMath 5.0">- x</annotation>
  </semantics>
</math>
</file>

<file path=Object 46/content.xml><?xml version="1.0" encoding="utf-8"?>
<math xmlns="http://www.w3.org/1998/Math/MathML" display="block">
  <semantics>
    <mrow>
      <mo stretchy="false">−</mo>
      <mi>y</mi>
    </mrow>
    <annotation encoding="StarMath 5.0">- y</annotation>
  </semantics>
</math>
</file>

<file path=Object 47/content.xml><?xml version="1.0" encoding="utf-8"?>
<math xmlns="http://www.w3.org/1998/Math/MathML" display="block">
  <semantics>
    <mrow>
      <mo stretchy="false">−</mo>
      <mi>z</mi>
    </mrow>
    <annotation encoding="StarMath 5.0">- z</annotation>
  </semantics>
</math>
</file>

<file path=Object 48/content.xml><?xml version="1.0" encoding="utf-8"?>
<math xmlns="http://www.w3.org/1998/Math/MathML" display="block">
  <semantics>
    <mi>x</mi>
    <annotation encoding="StarMath 5.0"> x </annotation>
  </semantics>
</math>
</file>

<file path=Object 49/content.xml><?xml version="1.0" encoding="utf-8"?>
<math xmlns="http://www.w3.org/1998/Math/MathML" display="block">
  <semantics>
    <mi>y</mi>
    <annotation encoding="StarMath 5.0"> y </annotation>
  </semantics>
</math>
</file>

<file path=Object 5/content.xml><?xml version="1.0" encoding="utf-8"?>
<math xmlns="http://www.w3.org/1998/Math/MathML" display="block">
  <semantics>
    <mstyle mathvariant="bold">
      <mi>E</mi>
    </mstyle>
    <annotation encoding="StarMath 5.0">{bold E}</annotation>
  </semantics>
</math>
</file>

<file path=Object 50/content.xml><?xml version="1.0" encoding="utf-8"?>
<math xmlns="http://www.w3.org/1998/Math/MathML" display="block">
  <semantics>
    <mrow>
      <mo stretchy="false">−</mo>
      <mi>z</mi>
    </mrow>
    <annotation encoding="StarMath 5.0">- z</annotation>
  </semantics>
</math>
</file>

<file path=Object 51/content.xml><?xml version="1.0" encoding="utf-8"?>
<math xmlns="http://www.w3.org/1998/Math/MathML" display="block">
  <semantics>
    <mi>y</mi>
    <annotation encoding="StarMath 5.0">y</annotation>
  </semantics>
</math>
</file>

<file path=Object 52/content.xml><?xml version="1.0" encoding="utf-8"?>
<math xmlns="http://www.w3.org/1998/Math/MathML" display="block">
  <semantics>
    <mi>z</mi>
    <annotation encoding="StarMath 5.0">z</annotation>
  </semantics>
</math>
</file>

<file path=Object 53/content.xml><?xml version="1.0" encoding="utf-8"?>
<math xmlns="http://www.w3.org/1998/Math/MathML" display="block">
  <semantics>
    <mrow>
      <mo stretchy="false">−</mo>
      <mi>x</mi>
    </mrow>
    <annotation encoding="StarMath 5.0">- x</annotation>
  </semantics>
</math>
</file>

<file path=Object 54/content.xml><?xml version="1.0" encoding="utf-8"?>
<math xmlns="http://www.w3.org/1998/Math/MathML" display="block">
  <semantics>
    <mi>z</mi>
    <annotation encoding="StarMath 5.0">z</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row>
      <mo stretchy="false">−</mo>
      <mi>y</mi>
    </mrow>
    <annotation encoding="StarMath 5.0">- y</annotation>
  </semantics>
</math>
</file>

<file path=Object 57/content.xml><?xml version="1.0" encoding="utf-8"?>
<math xmlns="http://www.w3.org/1998/Math/MathML">
  <semantics>
    <mrow>
      <mstyle mathvariant="bold">
        <mi>E</mi>
      </mstyle>
      <mrow>
        <mo fence="true" stretchy="false">(</mo>
        <mrow>
          <mrow>
            <mn>1</mn>
            <mi>,</mi>
            <mn>3</mn>
            <mi>,</mi>
            <mn>1</mn>
          </mrow>
        </mrow>
        <mo fence="true" stretchy="false">)</mo>
      </mrow>
    </mrow>
    <annotation encoding="StarMath 5.0">{bold E} (  1 , 3 , 1 )</annotation>
  </semantics>
</math>
</file>

<file path=Object 58/content.xml><?xml version="1.0" encoding="utf-8"?>
<math xmlns="http://www.w3.org/1998/Math/MathML" display="block">
  <semantics>
    <mi>x</mi>
    <annotation encoding="StarMath 5.0">x</annotation>
  </semantics>
</math>
</file>

<file path=Object 59/content.xml><?xml version="1.0" encoding="utf-8"?>
<math xmlns="http://www.w3.org/1998/Math/MathML" display="block">
  <semantics>
    <mrow>
      <mo stretchy="false">−</mo>
      <mi>x</mi>
    </mrow>
    <annotation encoding="StarMath 5.0">- x</annotation>
  </semantics>
</math>
</file>

<file path=Object 6/content.xml><?xml version="1.0" encoding="utf-8"?>
<math xmlns="http://www.w3.org/1998/Math/MathML" display="block">
  <semantics>
    <mstyle mathvariant="bold">
      <mi>E</mi>
    </mstyle>
    <annotation encoding="StarMath 5.0">{bold E}</annotation>
  </semantics>
</math>
</file>

<file path=Object 60/content.xml><?xml version="1.0" encoding="utf-8"?>
<math xmlns="http://www.w3.org/1998/Math/MathML" display="block">
  <semantics>
    <mi>y</mi>
    <annotation encoding="StarMath 5.0">y</annotation>
  </semantics>
</math>
</file>

<file path=Object 61/content.xml><?xml version="1.0" encoding="utf-8"?>
<math xmlns="http://www.w3.org/1998/Math/MathML" display="block">
  <semantics>
    <mrow>
      <mo stretchy="false">−</mo>
      <mi>y</mi>
    </mrow>
    <annotation encoding="StarMath 5.0">-y</annotation>
  </semantics>
</math>
</file>

<file path=Object 62/content.xml><?xml version="1.0" encoding="utf-8"?>
<math xmlns="http://www.w3.org/1998/Math/MathML" display="block">
  <semantics>
    <mi>z</mi>
    <annotation encoding="StarMath 5.0"> z </annotation>
  </semantics>
</math>
</file>

<file path=Object 63/content.xml><?xml version="1.0" encoding="utf-8"?>
<math xmlns="http://www.w3.org/1998/Math/MathML" display="block">
  <semantics>
    <mrow>
      <mo stretchy="false">−</mo>
      <mi>z</mi>
    </mrow>
    <annotation encoding="StarMath 5.0">- z</annotation>
  </semantics>
</math>
</file>

<file path=Object 64/content.xml><?xml version="1.0" encoding="utf-8"?>
<math xmlns="http://www.w3.org/1998/Math/MathML" display="block">
  <semantics>
    <mrow>
      <msub>
        <mo stretchy="false">∂</mo>
        <mi>x</mi>
      </msub>
      <mo stretchy="false">=</mo>
      <msub>
        <mo stretchy="false">∂</mo>
        <mn>1</mn>
      </msub>
    </mrow>
    <annotation encoding="StarMath 5.0">partial sub x = partial sub 1</annotation>
  </semantics>
</math>
</file>

<file path=Object 65/content.xml><?xml version="1.0" encoding="utf-8"?>
<math xmlns="http://www.w3.org/1998/Math/MathML">
  <semantics>
    <mrow>
      <mo stretchy="false">−</mo>
      <msub>
        <mo stretchy="false">∂</mo>
        <mn>1</mn>
      </msub>
    </mrow>
    <annotation encoding="StarMath 5.0">- partial sub 1</annotation>
  </semantics>
</math>
</file>

<file path=Object 66/content.xml><?xml version="1.0" encoding="utf-8"?>
<math xmlns="http://www.w3.org/1998/Math/MathML" display="block">
  <semantics>
    <mrow>
      <msub>
        <mo stretchy="false">∂</mo>
        <mi>y</mi>
      </msub>
      <mo stretchy="false">=</mo>
      <msub>
        <mo stretchy="false">∂</mo>
        <mn>2</mn>
      </msub>
    </mrow>
    <annotation encoding="StarMath 5.0">partial sub y = partial sub 2</annotation>
  </semantics>
</math>
</file>

<file path=Object 67/content.xml><?xml version="1.0" encoding="utf-8"?>
<math xmlns="http://www.w3.org/1998/Math/MathML">
  <semantics>
    <mrow>
      <mo stretchy="false">−</mo>
      <msub>
        <mo stretchy="false">∂</mo>
        <mn>2</mn>
      </msub>
    </mrow>
    <annotation encoding="StarMath 5.0">- partial sub 2</annotation>
  </semantics>
</math>
</file>

<file path=Object 68/content.xml><?xml version="1.0" encoding="utf-8"?>
<math xmlns="http://www.w3.org/1998/Math/MathML" display="block">
  <semantics>
    <mrow>
      <msub>
        <mo stretchy="false">∂</mo>
        <mi>z</mi>
      </msub>
      <mo stretchy="false">=</mo>
      <msub>
        <mo stretchy="false">∂</mo>
        <mn>3</mn>
      </msub>
    </mrow>
    <annotation encoding="StarMath 5.0">partial sub z = partial sub 3</annotation>
  </semantics>
</math>
</file>

<file path=Object 69/content.xml><?xml version="1.0" encoding="utf-8"?>
<math xmlns="http://www.w3.org/1998/Math/MathML">
  <semantics>
    <mrow>
      <mo stretchy="false">−</mo>
      <msub>
        <mo stretchy="false">∂</mo>
        <mn>3</mn>
      </msub>
    </mrow>
    <annotation encoding="StarMath 5.0">- partial sub 3</annotation>
  </semantics>
</math>
</file>

<file path=Object 7/content.xml><?xml version="1.0" encoding="utf-8"?>
<math xmlns="http://www.w3.org/1998/Math/MathML" display="block">
  <semantics>
    <mstyle mathvariant="bold">
      <mi>E</mi>
    </mstyle>
    <annotation encoding="StarMath 5.0">{bold E}</annotation>
  </semantics>
</math>
</file>

<file path=Object 70/content.xml><?xml version="1.0" encoding="utf-8"?>
<math xmlns="http://www.w3.org/1998/Math/MathML">
  <semantics>
    <mstyle mathvariant="bold">
      <mi>E</mi>
    </mstyle>
    <annotation encoding="StarMath 5.0">{bold E}</annotation>
  </semantics>
</math>
</file>

<file path=Object 71/content.xml><?xml version="1.0" encoding="utf-8"?>
<math xmlns="http://www.w3.org/1998/Math/MathML" display="block">
  <semantics>
    <msub>
      <mo stretchy="false">∂</mo>
      <mi>y</mi>
    </msub>
    <annotation encoding="StarMath 5.0">partial sub y</annotation>
  </semantics>
</math>
</file>

<file path=Object 72/content.xml><?xml version="1.0" encoding="utf-8"?>
<math xmlns="http://www.w3.org/1998/Math/MathML" display="block">
  <semantics>
    <mrow>
      <mn>3</mn>
      <msub>
        <mo stretchy="false">∂</mo>
        <mi>y</mi>
      </msub>
    </mrow>
    <annotation encoding="StarMath 5.0">3 partial sub y</annotation>
  </semantics>
</math>
</file>

<file path=Object 73/content.xml><?xml version="1.0" encoding="utf-8"?>
<math xmlns="http://www.w3.org/1998/Math/MathML">
  <semantics>
    <mrow>
      <mi>x</mi>
      <mi>,</mi>
      <mi>y</mi>
      <mi>,</mi>
      <mi>z</mi>
    </mrow>
    <annotation encoding="StarMath 5.0">x , y , z</annotation>
  </semantics>
</math>
</file>

<file path=Object 74/content.xml><?xml version="1.0" encoding="utf-8"?>
<math xmlns="http://www.w3.org/1998/Math/MathML">
  <semantics>
    <mrow>
      <msub>
        <mo stretchy="false">∂</mo>
        <mn>1</mn>
      </msub>
      <mi>,</mi>
      <mn>3</mn>
      <msub>
        <mo stretchy="false">∂</mo>
        <mn>2</mn>
      </msub>
      <mi>,</mi>
      <msub>
        <mo stretchy="false">∂</mo>
        <mn>3</mn>
      </msub>
    </mrow>
    <annotation encoding="StarMath 5.0">partial sub 1 , 3 partial sub 2 , partial sub 3</annotation>
  </semantics>
</math>
</file>

<file path=Object 75/content.xml><?xml version="1.0" encoding="utf-8"?>
<math xmlns="http://www.w3.org/1998/Math/MathML">
  <semantics>
    <mrow>
      <mrow>
        <mo stretchy="false">−</mo>
        <msub>
          <mo stretchy="false">∂</mo>
          <mn>1</mn>
        </msub>
      </mrow>
      <mrow>
        <mi>,</mi>
        <mo stretchy="false">−</mo>
        <mn>3</mn>
      </mrow>
      <msub>
        <mo stretchy="false">∂</mo>
        <mn>2</mn>
      </msub>
      <mrow>
        <mi>,</mi>
        <mo stretchy="false">−</mo>
        <msub>
          <mo stretchy="false">∂</mo>
          <mn>3</mn>
        </msub>
      </mrow>
    </mrow>
    <annotation encoding="StarMath 5.0">- partial sub 1 , - 3 partial sub 2 , - partial sub 3</annotation>
  </semantics>
</math>
</file>

<file path=Object 76/content.xml><?xml version="1.0" encoding="utf-8"?>
<math xmlns="http://www.w3.org/1998/Math/MathML" display="block">
  <semantics>
    <mstyle mathvariant="bold">
      <mi>E</mi>
    </mstyle>
    <annotation encoding="StarMath 5.0">{bold E}</annotation>
  </semantics>
</math>
</file>

<file path=Object 77/content.xml><?xml version="1.0" encoding="utf-8"?>
<math xmlns="http://www.w3.org/1998/Math/MathML" display="block">
  <semantics>
    <mstyle mathvariant="bold">
      <mi>E</mi>
    </mstyle>
    <annotation encoding="StarMath 5.0">{bold E}</annotation>
  </semantics>
</math>
</file>

<file path=Object 78/content.xml><?xml version="1.0" encoding="utf-8"?>
<math xmlns="http://www.w3.org/1998/Math/MathML" display="block">
  <semantics>
    <mstyle mathvariant="bold">
      <mi>v</mi>
    </mstyle>
    <annotation encoding="StarMath 5.0">{bold v}</annotation>
  </semantics>
</math>
</file>

<file path=Object 79/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style mathvariant="bold">
      <mi>E</mi>
    </mstyle>
    <annotation encoding="StarMath 5.0">{bold E}</annotation>
  </semantics>
</math>
</file>

<file path=Object 80/content.xml><?xml version="1.0" encoding="utf-8"?>
<math xmlns="http://www.w3.org/1998/Math/MathML" display="block">
  <semantics>
    <mi>y</mi>
    <annotation encoding="StarMath 5.0"> y </annotation>
  </semantics>
</math>
</file>

<file path=Object 81/content.xml><?xml version="1.0" encoding="utf-8"?>
<math xmlns="http://www.w3.org/1998/Math/MathML" display="block">
  <semantics>
    <mi>z</mi>
    <annotation encoding="StarMath 5.0"> z </annotation>
  </semantics>
</math>
</file>

<file path=Object 82/content.xml><?xml version="1.0" encoding="utf-8"?>
<math xmlns="http://www.w3.org/1998/Math/MathML" display="block">
  <semantics>
    <mi>z</mi>
    <annotation encoding="StarMath 5.0"> z</annotation>
  </semantics>
</math>
</file>

<file path=Object 83/content.xml><?xml version="1.0" encoding="utf-8"?>
<math xmlns="http://www.w3.org/1998/Math/MathML" display="block">
  <semantics>
    <mi>x</mi>
    <annotation encoding="StarMath 5.0">x</annotation>
  </semantics>
</math>
</file>

<file path=Object 84/content.xml><?xml version="1.0" encoding="utf-8"?>
<math xmlns="http://www.w3.org/1998/Math/MathML" display="block">
  <semantics>
    <mi>y</mi>
    <annotation encoding="StarMath 5.0">y</annotation>
  </semantics>
</math>
</file>

<file path=Object 85/content.xml><?xml version="1.0" encoding="utf-8"?>
<math xmlns="http://www.w3.org/1998/Math/MathML" display="block">
  <semantics>
    <mi>y</mi>
    <annotation encoding="StarMath 5.0">y</annotation>
  </semantics>
</math>
</file>

<file path=Object 86/content.xml><?xml version="1.0" encoding="utf-8"?>
<math xmlns="http://www.w3.org/1998/Math/MathML" display="block">
  <semantics>
    <mi>z</mi>
    <annotation encoding="StarMath 5.0">z</annotation>
  </semantics>
</math>
</file>

<file path=Object 87/content.xml><?xml version="1.0" encoding="utf-8"?>
<math xmlns="http://www.w3.org/1998/Math/MathML" display="block">
  <semantics>
    <mi>x</mi>
    <annotation encoding="StarMath 5.0">x</annotation>
  </semantics>
</math>
</file>

<file path=Object 88/content.xml><?xml version="1.0" encoding="utf-8"?>
<math xmlns="http://www.w3.org/1998/Math/MathML" display="block">
  <semantics>
    <mtable>
      <mtr>
        <mtd>
          <mrow>
            <mrow>
              <mover accent="true">
                <mi>x</mi>
                <mo stretchy="false">^</mo>
              </mover>
              <mo stretchy="false">×</mo>
              <mover accent="true">
                <mi>y</mi>
                <mo stretchy="false">^</mo>
              </mover>
            </mrow>
            <mo stretchy="false">=</mo>
            <mover accent="true">
              <mi>z</mi>
              <mo stretchy="false">^</mo>
            </mover>
          </mrow>
        </mtd>
      </mtr>
      <mtr>
        <mtd>
          <mrow>
            <mrow>
              <mover accent="true">
                <mi>y</mi>
                <mo stretchy="false">^</mo>
              </mover>
              <mo stretchy="false">×</mo>
              <mover accent="true">
                <mi>z</mi>
                <mo stretchy="false">^</mo>
              </mover>
            </mrow>
            <mo stretchy="false">=</mo>
            <mover accent="true">
              <mi>x</mi>
              <mo stretchy="false">^</mo>
            </mover>
          </mrow>
        </mtd>
      </mtr>
      <mtr>
        <mtd>
          <mrow>
            <mrow>
              <mover accent="true">
                <mi>z</mi>
                <mo stretchy="false">^</mo>
              </mover>
              <mo stretchy="false">×</mo>
              <mover accent="true">
                <mi>x</mi>
                <mo stretchy="false">^</mo>
              </mover>
            </mrow>
            <mo stretchy="false">=</mo>
            <mover accent="true">
              <mi>y</mi>
              <mo stretchy="false">^</mo>
            </mover>
          </mrow>
        </mtd>
      </mtr>
    </mtable>
    <annotation encoding="StarMath 5.0">stack {
hat{x} times hat{y} = hat{z} #
hat{y} times hat{z} = hat{x} #
hat{z} times hat{x} = hat{y}
}</annotation>
  </semantics>
</math>
</file>

<file path=Object 89/content.xml><?xml version="1.0" encoding="utf-8"?>
<math xmlns="http://www.w3.org/1998/Math/MathML" display="block">
  <semantics>
    <mtable>
      <mtr>
        <mtd>
          <mrow>
            <mover accent="true">
              <mi>x</mi>
              <mo stretchy="false">^</mo>
            </mover>
            <mi>→</mi>
            <mrow>
              <mover accent="true">
                <mi>x</mi>
                <mo stretchy="false">^</mo>
              </mover>
              <mi>'</mi>
            </mrow>
          </mrow>
        </mtd>
      </mtr>
      <mtr>
        <mtd>
          <mrow>
            <mover accent="true">
              <mi>y</mi>
              <mo stretchy="false">^</mo>
            </mover>
            <mi>→</mi>
            <mrow>
              <mover accent="true">
                <mi>y</mi>
                <mo stretchy="false">^</mo>
              </mover>
              <mi>'</mi>
            </mrow>
          </mrow>
        </mtd>
      </mtr>
      <mtr>
        <mtd>
          <mrow>
            <mover accent="true">
              <mi>z</mi>
              <mo stretchy="false">^</mo>
            </mover>
            <mi>→</mi>
            <mrow>
              <mover accent="true">
                <mi>z</mi>
                <mo stretchy="false">^</mo>
              </mover>
              <mi>'</mi>
            </mrow>
          </mrow>
        </mtd>
      </mtr>
    </mtable>
    <annotation encoding="StarMath 5.0">stack {
hat{x} → nospace{hat{x}'} #
hat{y} → nospace{hat{y}'} #
hat{z} → nospace{hat{z}'}
}
</annotation>
  </semantics>
</math>
</file>

<file path=Object 9/content.xml><?xml version="1.0" encoding="utf-8"?>
<math xmlns="http://www.w3.org/1998/Math/MathML" display="block">
  <semantics>
    <mstyle mathvariant="bold">
      <mi>E</mi>
    </mstyle>
    <annotation encoding="StarMath 5.0">{bold E}</annotation>
  </semantics>
</math>
</file>

<file path=Object 90/content.xml><?xml version="1.0" encoding="utf-8"?>
<math xmlns="http://www.w3.org/1998/Math/MathML" display="block">
  <semantics>
    <mi>x</mi>
    <annotation encoding="StarMath 5.0"> x</annotation>
  </semantics>
</math>
</file>

<file path=Object 91/content.xml><?xml version="1.0" encoding="utf-8"?>
<math xmlns="http://www.w3.org/1998/Math/MathML">
  <semantics>
    <mrow>
      <mi>y</mi>
      <mi>'</mi>
    </mrow>
    <annotation encoding="StarMath 5.0">nospace{y'}</annotation>
  </semantics>
</math>
</file>

<file path=Object 92/content.xml><?xml version="1.0" encoding="utf-8"?>
<math xmlns="http://www.w3.org/1998/Math/MathML" display="block">
  <semantics>
    <mrow>
      <mi>z</mi>
      <mi>'</mi>
    </mrow>
    <annotation encoding="StarMath 5.0">nospace{z'}</annotation>
  </semantics>
</math>
</file>

<file path=Object 93/content.xml><?xml version="1.0" encoding="utf-8"?>
<math xmlns="http://www.w3.org/1998/Math/MathML">
  <semantics>
    <mrow>
      <mi>x</mi>
      <mi>'</mi>
    </mrow>
    <annotation encoding="StarMath 5.0">nospace{x'}</annotation>
  </semantics>
</math>
</file>

<file path=Object 94/content.xml><?xml version="1.0" encoding="utf-8"?>
<math xmlns="http://www.w3.org/1998/Math/MathML" display="block">
  <semantics>
    <mstyle mathvariant="bold">
      <mi>E</mi>
    </mstyle>
    <annotation encoding="StarMath 5.0">{bold E}</annotation>
  </semantics>
</math>
</file>

<file path=Object 95/content.xml><?xml version="1.0" encoding="utf-8"?>
<math xmlns="http://www.w3.org/1998/Math/MathML" display="block">
  <semantics>
    <mrow>
      <mrow>
        <mstyle mathvariant="bold">
          <mi>E</mi>
        </mstyle>
        <mo stretchy="false">=</mo>
        <msub>
          <mi>E</mi>
          <mi>x</mi>
        </msub>
      </mrow>
      <mrow>
        <mover accent="true">
          <mi>x</mi>
          <mo stretchy="false">^</mo>
        </mover>
        <mo stretchy="false">+</mo>
        <msub>
          <mi>E</mi>
          <mi>y</mi>
        </msub>
      </mrow>
      <mrow>
        <mover accent="true">
          <mi>y</mi>
          <mo stretchy="false">^</mo>
        </mover>
        <mo stretchy="false">+</mo>
        <msub>
          <mi>E</mi>
          <mi>z</mi>
        </msub>
      </mrow>
      <mover accent="true">
        <mi>z</mi>
        <mo stretchy="false">^</mo>
      </mover>
    </mrow>
    <annotation encoding="StarMath 5.0">{bold E} = E sub x hat{x} + E sub y hat{y} + E sub z hat{z}</annotation>
  </semantics>
</math>
</file>

<file path=Object 96/content.xml><?xml version="1.0" encoding="utf-8"?>
<math xmlns="http://www.w3.org/1998/Math/MathML" display="block">
  <semantics>
    <mrow>
      <mrow>
        <mstyle mathvariant="bold">
          <mi>E</mi>
        </mstyle>
        <mo stretchy="false">=</mo>
        <mrow>
          <mo stretchy="false">−</mo>
          <msub>
            <mi>E</mi>
            <mi>x</mi>
          </msub>
        </mrow>
      </mrow>
      <mrow>
        <mrow>
          <mover accent="true">
            <mi>x</mi>
            <mo stretchy="false">^</mo>
          </mover>
          <mi>'</mi>
        </mrow>
        <mo stretchy="false">−</mo>
        <msub>
          <mi>E</mi>
          <mi>y</mi>
        </msub>
      </mrow>
      <mrow>
        <mrow>
          <mover accent="true">
            <mi>y</mi>
            <mo stretchy="false">^</mo>
          </mover>
          <mi>'</mi>
        </mrow>
        <mo stretchy="false">−</mo>
        <msub>
          <mi>E</mi>
          <mi>z</mi>
        </msub>
      </mrow>
      <mrow>
        <mover accent="true">
          <mi>z</mi>
          <mo stretchy="false">^</mo>
        </mover>
        <mi>'</mi>
      </mrow>
    </mrow>
    <annotation encoding="StarMath 5.0">{bold E} = - E sub x nospace{hat{x}'} - E sub y nospace{hat{y}'} - E sub z nospace{hat{z}'}</annotation>
  </semantics>
</math>
</file>

<file path=Object 97/content.xml><?xml version="1.0" encoding="utf-8"?>
<math xmlns="http://www.w3.org/1998/Math/MathML" display="block">
  <semantics>
    <mstyle mathvariant="bold">
      <mi>E</mi>
    </mstyle>
    <annotation encoding="StarMath 5.0">{bold E}</annotation>
  </semantics>
</math>
</file>

<file path=Object 98/content.xml><?xml version="1.0" encoding="utf-8"?>
<math xmlns="http://www.w3.org/1998/Math/MathML" display="block">
  <semantics>
    <mstyle mathvariant="bold">
      <mi>E</mi>
    </mstyle>
    <annotation encoding="StarMath 5.0">{bold E}</annotation>
  </semantics>
</math>
</file>

<file path=Object 99/content.xml><?xml version="1.0" encoding="utf-8"?>
<math xmlns="http://www.w3.org/1998/Math/MathML">
  <semantics>
    <mrow>
      <msub>
        <mi>E</mi>
        <mi>x</mi>
      </msub>
      <mi>,</mi>
      <msub>
        <mi>E</mi>
        <mi>y</mi>
      </msub>
      <mi>,</mi>
      <msub>
        <mi>E</mi>
        <mi>z</mi>
      </msub>
    </mrow>
    <annotation encoding="StarMath 5.0">E sub x , E sub y , E sub z</annotation>
  </semantics>
</math>
</file>